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NexusSan" svg:font-family="NexusSan, Arial, Georgia, sans-serif, serif"/>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17cm" table:align="margins"/>
    </style:style>
    <style:style style:name="표1.A" style:family="table-column">
      <style:table-column-properties style:column-width="3.401cm" style:rel-column-width="13107*"/>
    </style:style>
    <style:style style:name="표1.C" style:family="table-column">
      <style:table-column-properties style:column-width="3.399cm" style:rel-column-width="13106*"/>
    </style:style>
    <style:style style:name="표1.E" style:family="table-column">
      <style:table-column-properties style:column-width="3.401cm" style:rel-column-width="13108*"/>
    </style:style>
    <style:style style:name="표1.A1" style:family="table-cell">
      <style:table-cell-properties fo:padding="0.097cm" fo:border-left="0.05pt solid #000000" fo:border-right="none" fo:border-top="0.05pt solid #000000" fo:border-bottom="0.05pt solid #000000"/>
    </style:style>
    <style:style style:name="표1.E1" style:family="table-cell">
      <style:table-cell-properties fo:padding="0.097cm" fo:border="0.05pt solid #000000"/>
    </style:style>
    <style:style style:name="표1.A2" style:family="table-cell">
      <style:table-cell-properties fo:padding="0.097cm" fo:border-left="0.05pt solid #000000" fo:border-right="none" fo:border-top="none" fo:border-bottom="0.05pt solid #000000"/>
    </style:style>
    <style:style style:name="표1.E2" style:family="table-cell">
      <style:table-cell-properties fo:padding="0.097cm" fo:border-left="0.05pt solid #000000" fo:border-right="0.05pt solid #000000" fo:border-top="none" fo:border-bottom="0.05pt solid #000000"/>
    </style:style>
    <style:style style:name="Table1" style:family="table">
      <style:table-properties style:width="10.557cm" table:align="left"/>
    </style:style>
    <style:style style:name="Table1.A" style:family="table-column">
      <style:table-column-properties style:column-width="0.637cm"/>
    </style:style>
    <style:style style:name="Table1.B" style:family="table-column">
      <style:table-column-properties style:column-width="0.928cm"/>
    </style:style>
    <style:style style:name="Table1.C" style:family="table-column">
      <style:table-column-properties style:column-width="5.091cm"/>
    </style:style>
    <style:style style:name="Table1.D" style:family="table-column">
      <style:table-column-properties style:column-width="3.902cm"/>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C" style:family="table-column">
      <style:table-column-properties style:column-width="3.399cm" style:rel-column-width="13106*"/>
    </style:style>
    <style:style style:name="Table2.E" style:family="table-column">
      <style:table-column-properties style:column-width="3.401cm" style:rel-column-width="13108*"/>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표2" style:family="table">
      <style:table-properties style:width="17cm" table:align="margins"/>
    </style:style>
    <style:style style:name="표2.A" style:family="table-column">
      <style:table-column-properties style:column-width="3.401cm" style:rel-column-width="13107*"/>
    </style:style>
    <style:style style:name="표2.C" style:family="table-column">
      <style:table-column-properties style:column-width="3.399cm" style:rel-column-width="13106*"/>
    </style:style>
    <style:style style:name="표2.E" style:family="table-column">
      <style:table-column-properties style:column-width="3.401cm" style:rel-column-width="13108*"/>
    </style:style>
    <style:style style:name="표2.A1" style:family="table-cell">
      <style:table-cell-properties fo:padding="0.097cm" fo:border-left="0.05pt solid #000000" fo:border-right="none" fo:border-top="0.05pt solid #000000" fo:border-bottom="0.05pt solid #000000"/>
    </style:style>
    <style:style style:name="표2.E1" style:family="table-cell">
      <style:table-cell-properties fo:padding="0.097cm" fo:border="0.05pt solid #000000"/>
    </style:style>
    <style:style style:name="표2.A2" style:family="table-cell">
      <style:table-cell-properties fo:padding="0.097cm" fo:border-left="0.05pt solid #000000" fo:border-right="none" fo:border-top="none" fo:border-bottom="0.05pt solid #000000"/>
    </style:style>
    <style:style style:name="표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d24909" officeooo:paragraph-rsid="016465a0"/>
    </style:style>
    <style:style style:name="P113" style:family="paragraph" style:parent-style-name="Standard">
      <style:text-properties officeooo:rsid="00c87d6a" officeooo:paragraph-rsid="00d362a8"/>
    </style:style>
    <style:style style:name="P114" style:family="paragraph" style:parent-style-name="Standard">
      <style:text-properties officeooo:rsid="00d375c5" officeooo:paragraph-rsid="00d375c5"/>
    </style:style>
    <style:style style:name="P115" style:family="paragraph" style:parent-style-name="Standard">
      <style:text-properties officeooo:rsid="00d62ad0" officeooo:paragraph-rsid="00d62ad0"/>
    </style:style>
    <style:style style:name="P116" style:family="paragraph" style:parent-style-name="Standard">
      <style:text-properties officeooo:rsid="00d62ad0" officeooo:paragraph-rsid="016465a0"/>
    </style:style>
    <style:style style:name="P117" style:family="paragraph" style:parent-style-name="Standard">
      <style:text-properties officeooo:rsid="00d6a733" officeooo:paragraph-rsid="00d6a733"/>
    </style:style>
    <style:style style:name="P118" style:family="paragraph" style:parent-style-name="Standard">
      <style:text-properties officeooo:rsid="00d85150" officeooo:paragraph-rsid="00d85150"/>
    </style:style>
    <style:style style:name="P119" style:family="paragraph" style:parent-style-name="Standard">
      <style:text-properties officeooo:rsid="00d58f7a" officeooo:paragraph-rsid="00d903ee"/>
    </style:style>
    <style:style style:name="P120" style:family="paragraph" style:parent-style-name="Standard">
      <style:text-properties fo:font-size="8pt" officeooo:rsid="00d85150" officeooo:paragraph-rsid="00d85150" style:font-size-asian="8pt" style:font-size-complex="8pt"/>
    </style:style>
    <style:style style:name="P121" style:family="paragraph" style:parent-style-name="Standard">
      <style:text-properties fo:font-size="8pt" officeooo:rsid="00d85150" officeooo:paragraph-rsid="00d95210" style:font-size-asian="8pt" style:font-size-complex="8pt"/>
    </style:style>
    <style:style style:name="P122" style:family="paragraph" style:parent-style-name="Standard">
      <style:text-properties officeooo:rsid="00d95210" officeooo:paragraph-rsid="00d95210"/>
    </style:style>
    <style:style style:name="P123" style:family="paragraph" style:parent-style-name="Standard">
      <style:text-properties fo:font-size="12pt" officeooo:rsid="00d85150" officeooo:paragraph-rsid="00d95210" style:font-size-asian="10.5pt" style:font-size-complex="12pt"/>
    </style:style>
    <style:style style:name="P124" style:family="paragraph" style:parent-style-name="Standard">
      <style:text-properties fo:font-size="12pt" officeooo:rsid="00db0fc3" officeooo:paragraph-rsid="00db0fc3" style:font-size-asian="10.5pt" style:font-size-complex="12pt"/>
    </style:style>
    <style:style style:name="P125" style:family="paragraph" style:parent-style-name="Standard">
      <style:text-properties fo:font-size="12pt" officeooo:rsid="00dc3bce" officeooo:paragraph-rsid="00dc3bce" style:font-size-asian="10.5pt" style:font-size-complex="12pt"/>
    </style:style>
    <style:style style:name="P126" style:family="paragraph" style:parent-style-name="Standard">
      <style:text-properties fo:font-size="12pt" officeooo:rsid="00e02303" officeooo:paragraph-rsid="00e02303" style:font-size-asian="10.5pt" style:font-size-complex="12pt"/>
    </style:style>
    <style:style style:name="P127" style:family="paragraph" style:parent-style-name="Standard">
      <style:text-properties fo:font-size="12pt" officeooo:rsid="00e2085e" officeooo:paragraph-rsid="00e2085e" style:font-size-asian="10.5pt" style:font-size-complex="12pt"/>
    </style:style>
    <style:style style:name="P128"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29"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0"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1"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2" style:family="paragraph" style:parent-style-name="Standard">
      <style:text-properties fo:font-size="12pt" style:text-underline-style="none" officeooo:rsid="00e02303" officeooo:paragraph-rsid="00e02303" style:font-size-asian="10.5pt" style:font-size-complex="12pt"/>
    </style:style>
    <style:style style:name="P133" style:family="paragraph" style:parent-style-name="Standard">
      <style:text-properties fo:font-size="12pt" style:text-underline-style="none" officeooo:rsid="00e02303" officeooo:paragraph-rsid="00e2085e" style:font-size-asian="10.5pt" style:font-size-complex="12pt"/>
    </style:style>
    <style:style style:name="P134" style:family="paragraph" style:parent-style-name="Standard">
      <style:text-properties fo:font-size="12pt" style:text-underline-style="none" officeooo:rsid="00e2085e" officeooo:paragraph-rsid="00e2085e" style:font-size-asian="10.5pt" style:font-size-complex="12pt"/>
    </style:style>
    <style:style style:name="P135" style:family="paragraph" style:parent-style-name="Standard">
      <style:text-properties fo:font-size="12pt" style:text-underline-style="none" officeooo:rsid="00e652e7" officeooo:paragraph-rsid="00e652e7" style:font-size-asian="10.5pt" style:font-size-complex="12pt"/>
    </style:style>
    <style:style style:name="P136" style:family="paragraph" style:parent-style-name="Standard">
      <style:text-properties fo:font-size="12pt" style:text-underline-style="none" officeooo:rsid="00eba2a3" officeooo:paragraph-rsid="00eba2a3" style:font-size-asian="10.5pt" style:font-size-complex="12pt"/>
    </style:style>
    <style:style style:name="P137" style:family="paragraph" style:parent-style-name="Standard">
      <style:text-properties fo:font-size="12pt" style:text-underline-style="none" officeooo:rsid="00eca973" officeooo:paragraph-rsid="00eca973" style:font-size-asian="10.5pt" style:font-size-complex="12pt"/>
    </style:style>
    <style:style style:name="P138" style:family="paragraph" style:parent-style-name="Standard">
      <style:text-properties fo:font-size="12pt" style:text-underline-style="none" officeooo:rsid="00ed180f" officeooo:paragraph-rsid="00ed180f" style:font-size-asian="10.5pt" style:font-size-complex="12pt"/>
    </style:style>
    <style:style style:name="P139" style:family="paragraph" style:parent-style-name="Standard">
      <style:text-properties fo:font-size="12pt" style:text-underline-style="none" officeooo:rsid="00edb8ad" officeooo:paragraph-rsid="00edb8ad" style:font-size-asian="10.5pt" style:font-size-complex="12pt"/>
    </style:style>
    <style:style style:name="P140" style:family="paragraph" style:parent-style-name="Standard">
      <style:text-properties fo:font-size="12pt" style:text-underline-style="none" officeooo:rsid="00f68410" officeooo:paragraph-rsid="00f68410" style:font-size-asian="10.5pt" style:font-size-complex="12pt"/>
    </style:style>
    <style:style style:name="P141"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2" style:family="paragraph" style:parent-style-name="Standard">
      <style:text-properties officeooo:rsid="00e2085e" officeooo:paragraph-rsid="00e2085e"/>
    </style:style>
    <style:style style:name="P143" style:family="paragraph" style:parent-style-name="Standard">
      <style:text-properties officeooo:rsid="00e3aabc" officeooo:paragraph-rsid="00e3aabc"/>
    </style:style>
    <style:style style:name="P144" style:family="paragraph" style:parent-style-name="Standard">
      <style:text-properties officeooo:rsid="00e487da" officeooo:paragraph-rsid="00e487da"/>
    </style:style>
    <style:style style:name="P14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af285" officeooo:paragraph-rsid="018af285" style:text-blinking="false" style:font-size-asian="10.5pt" style:font-size-complex="12pt"/>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922e5" officeooo:paragraph-rsid="0163588b" style:text-blinking="false" style:font-size-asian="10.5pt" style:font-size-complex="12pt"/>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1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1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2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2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4"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5"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9c6896" style:text-blinking="false" style:font-size-asian="8pt" style:font-size-complex="8pt"/>
    </style:style>
    <style:style style:name="P226"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c4924d" officeooo:paragraph-rsid="01c4924d" style:text-blinking="false" style:font-size-asian="7pt" style:font-size-complex="8pt"/>
    </style:style>
    <style:style style:name="P2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2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2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2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2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2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2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2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e5501" officeooo:paragraph-rsid="017e5501" style:text-blinking="false" style:font-size-asian="9.14999961853027pt" style:font-size-complex="10.5pt"/>
    </style:style>
    <style:style style:name="P2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ff297" officeooo:paragraph-rsid="017ff297" style:text-blinking="false" style:font-size-asian="9.14999961853027pt" style:font-size-complex="10.5pt"/>
    </style:style>
    <style:style style:name="P2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35c8" officeooo:paragraph-rsid="018035c8" style:text-blinking="false" style:font-size-asian="9.14999961853027pt" style:font-size-complex="10.5pt"/>
    </style:style>
    <style:style style:name="P2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6e195" style:text-blinking="false" style:font-size-asian="9.14999961853027pt" style:font-size-complex="10.5pt"/>
    </style:style>
    <style:style style:name="P2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eb9e" officeooo:paragraph-rsid="0180eb9e" style:text-blinking="false" style:font-size-asian="9.14999961853027pt" style:font-size-complex="10.5pt"/>
    </style:style>
    <style:style style:name="P2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2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44cd" officeooo:paragraph-rsid="018b44cd" style:text-blinking="false" style:font-size-asian="9.14999961853027pt" style:font-size-complex="10.5pt"/>
    </style:style>
    <style:style style:name="P2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e1f4" officeooo:paragraph-rsid="018be1f4" style:text-blinking="false" style:font-size-asian="9.14999961853027pt" style:font-size-complex="10.5pt"/>
    </style:style>
    <style:style style:name="P2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cecb4" officeooo:paragraph-rsid="018cecb4" style:text-blinking="false" style:font-size-asian="9.14999961853027pt" style:font-size-complex="10.5pt"/>
    </style:style>
    <style:style style:name="P2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8df767" style:text-blinking="false" style:font-size-asian="9.14999961853027pt" style:font-size-complex="10.5pt"/>
    </style:style>
    <style:style style:name="P2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92cb9c" style:text-blinking="false" style:font-size-asian="9.14999961853027pt" style:font-size-complex="10.5pt"/>
    </style:style>
    <style:style style:name="P2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e089e" officeooo:paragraph-rsid="018e089e" style:text-blinking="false" style:font-size-asian="9.14999961853027pt" style:font-size-complex="10.5pt"/>
    </style:style>
    <style:style style:name="P2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028c7" officeooo:paragraph-rsid="019028c7" style:text-blinking="false" style:font-size-asian="9.14999961853027pt" style:font-size-complex="10.5pt"/>
    </style:style>
    <style:style style:name="P2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2cb9c" officeooo:paragraph-rsid="0192cb9c" style:text-blinking="false" style:font-size-asian="9.14999961853027pt" style:font-size-complex="10.5pt"/>
    </style:style>
    <style:style style:name="P2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47b57" officeooo:paragraph-rsid="01947b57" style:text-blinking="false" style:font-size-asian="9.14999961853027pt" style:font-size-complex="10.5pt"/>
    </style:style>
    <style:style style:name="P2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6435b" officeooo:paragraph-rsid="0196435b" style:text-blinking="false" style:font-size-asian="9.14999961853027pt" style:font-size-complex="10.5pt"/>
    </style:style>
    <style:style style:name="P2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7013f" officeooo:paragraph-rsid="0197013f" style:text-blinking="false" style:font-size-asian="9.14999961853027pt" style:font-size-complex="10.5pt"/>
    </style:style>
    <style:style style:name="P2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98e923" style:text-blinking="false" style:font-size-asian="9.14999961853027pt" style:font-size-complex="10.5pt"/>
    </style:style>
    <style:style style:name="P2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c9a3fa" style:text-blinking="false" style:font-size-asian="9.14999961853027pt" style:font-size-complex="10.5pt"/>
    </style:style>
    <style:style style:name="P2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b1856" officeooo:paragraph-rsid="019b1856" style:text-blinking="false" style:font-size-asian="9.14999961853027pt" style:font-size-complex="10.5pt"/>
    </style:style>
    <style:style style:name="P2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dbb8f" officeooo:paragraph-rsid="019dbb8f" style:text-blinking="false" style:font-size-asian="9.14999961853027pt" style:font-size-complex="10.5pt"/>
    </style:style>
    <style:style style:name="P2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6d05" officeooo:paragraph-rsid="019e6d05" style:text-blinking="false" style:font-size-asian="9.14999961853027pt" style:font-size-complex="10.5pt"/>
    </style:style>
    <style:style style:name="P2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c346" officeooo:paragraph-rsid="019ec346" style:text-blinking="false" style:font-size-asian="9.14999961853027pt" style:font-size-complex="10.5pt"/>
    </style:style>
    <style:style style:name="P2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f8694" officeooo:paragraph-rsid="019f8694" style:text-blinking="false" style:font-size-asian="9.14999961853027pt" style:font-size-complex="10.5pt"/>
    </style:style>
    <style:style style:name="P2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07275" officeooo:paragraph-rsid="01a07275" style:text-blinking="false" style:font-size-asian="9.14999961853027pt" style:font-size-complex="10.5pt"/>
    </style:style>
    <style:style style:name="P2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15487" officeooo:paragraph-rsid="01a15487" style:text-blinking="false" style:font-size-asian="9.14999961853027pt" style:font-size-complex="10.5pt"/>
    </style:style>
    <style:style style:name="P2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32125" officeooo:paragraph-rsid="01a32125" style:text-blinking="false" style:font-size-asian="9.14999961853027pt" style:font-size-complex="10.5pt"/>
    </style:style>
    <style:style style:name="P2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62063" officeooo:paragraph-rsid="01a62063" style:text-blinking="false" style:font-size-asian="9.14999961853027pt" style:font-size-complex="10.5pt"/>
    </style:style>
    <style:style style:name="P2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2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a068b" officeooo:paragraph-rsid="01aa068b" style:text-blinking="false" style:font-size-asian="9.14999961853027pt" style:font-size-complex="10.5pt"/>
    </style:style>
    <style:style style:name="P2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b663d" officeooo:paragraph-rsid="01ab663d" style:text-blinking="false" style:font-size-asian="9.14999961853027pt" style:font-size-complex="10.5pt"/>
    </style:style>
    <style:style style:name="P2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size-complex="10.5pt"/>
    </style:style>
    <style:style style:name="P2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876d7" style:text-blinking="false" style:font-size-asian="9.14999961853027pt" style:font-size-complex="10.5pt"/>
    </style:style>
    <style:style style:name="P2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9ce3e" style:text-blinking="false" style:font-size-asian="9.14999961853027pt" style:font-size-complex="10.5pt"/>
    </style:style>
    <style:style style:name="P2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b377" officeooo:paragraph-rsid="01b9b377" style:text-blinking="false" style:font-size-asian="9.14999961853027pt" style:font-size-complex="10.5pt"/>
    </style:style>
    <style:style style:name="P2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ce3e" officeooo:paragraph-rsid="01b9ce3e" style:text-blinking="false" style:font-size-asian="9.14999961853027pt" style:font-size-complex="10.5pt"/>
    </style:style>
    <style:style style:name="P2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e12a" officeooo:paragraph-rsid="01b9e12a" style:text-blinking="false" style:font-size-asian="9.14999961853027pt" style:font-size-complex="10.5pt"/>
    </style:style>
    <style:style style:name="P2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ab973" officeooo:paragraph-rsid="01bab973" style:text-blinking="false" style:font-size-asian="9.14999961853027pt" style:font-size-complex="10.5pt"/>
    </style:style>
    <style:style style:name="P2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c6eea" officeooo:paragraph-rsid="01bc6eea" style:text-blinking="false" style:font-size-asian="9.14999961853027pt" style:font-size-complex="10.5pt"/>
    </style:style>
    <style:style style:name="P2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2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1fd3c" officeooo:paragraph-rsid="01c1fd3c" style:text-blinking="false" style:font-size-asian="9.14999961853027pt" style:font-size-complex="10.5pt"/>
    </style:style>
    <style:style style:name="P2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2ae55" officeooo:paragraph-rsid="01c2ae55" style:text-blinking="false" style:font-size-asian="9.14999961853027pt" style:font-size-complex="10.5pt"/>
    </style:style>
    <style:style style:name="P2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4924d" officeooo:paragraph-rsid="01c4924d" style:text-blinking="false" style:font-size-asian="9.14999961853027pt" style:font-size-complex="10.5pt"/>
    </style:style>
    <style:style style:name="P2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5a26a" officeooo:paragraph-rsid="01c5a26a" style:text-blinking="false" style:font-size-asian="9.14999961853027pt" style:font-size-complex="10.5pt"/>
    </style:style>
    <style:style style:name="P2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199" officeooo:paragraph-rsid="01c7a199" style:text-blinking="false" style:font-size-asian="9.14999961853027pt" style:font-size-complex="10.5pt"/>
    </style:style>
    <style:style style:name="P2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949" officeooo:paragraph-rsid="01c7a949" style:text-blinking="false" style:font-size-asian="9.14999961853027pt" style:font-size-complex="10.5pt"/>
    </style:style>
    <style:style style:name="P2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a3fa" style:text-blinking="false" style:font-size-asian="9.14999961853027pt" style:font-size-complex="10.5pt"/>
    </style:style>
    <style:style style:name="P2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bb3a" style:text-blinking="false" style:font-size-asian="9.14999961853027pt" style:font-size-complex="10.5pt"/>
    </style:style>
    <style:style style:name="P2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bb3a" officeooo:paragraph-rsid="01c9bb3a" style:text-blinking="false" style:font-size-asian="9.14999961853027pt" style:font-size-complex="10.5pt"/>
    </style:style>
    <style:style style:name="P2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b34a0" officeooo:paragraph-rsid="01cb34a0" style:text-blinking="false" style:font-size-asian="9.14999961853027pt" style:font-size-complex="10.5pt"/>
    </style:style>
    <style:style style:name="P2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ff5eb" officeooo:paragraph-rsid="01cff5eb" style:text-blinking="false" style:font-size-asian="9.14999961853027pt" style:font-size-complex="10.5pt"/>
    </style:style>
    <style:style style:name="P2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9.14999961853027pt" style:font-size-complex="10.5pt"/>
    </style:style>
    <style:style style:name="P2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8b8e" officeooo:paragraph-rsid="01d48f87" style:text-blinking="false" style:font-size-asian="9.14999961853027pt" style:font-size-complex="10.5pt"/>
    </style:style>
    <style:style style:name="P2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48f87" officeooo:paragraph-rsid="01d48f87" style:text-blinking="false" style:font-size-asian="9.14999961853027pt" style:font-size-complex="10.5pt"/>
    </style:style>
    <style:style style:name="P2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7aa7e" officeooo:paragraph-rsid="01d7aa7e" style:text-blinking="false" style:font-size-asian="9.14999961853027pt" style:font-size-complex="10.5pt"/>
    </style:style>
    <style:style style:name="P2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ac895" officeooo:paragraph-rsid="01dac895" style:text-blinking="false" style:font-size-asian="9.14999961853027pt" style:font-size-complex="10.5pt"/>
    </style:style>
    <style:style style:name="P2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3c8b" officeooo:paragraph-rsid="01dd3c8b" style:text-blinking="false" style:font-size-asian="9.14999961853027pt" style:font-size-complex="10.5pt"/>
    </style:style>
    <style:style style:name="P29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936b" officeooo:paragraph-rsid="01dd936b" style:text-blinking="false" style:font-size-asian="9.14999961853027pt" style:font-size-complex="10.5pt"/>
    </style:style>
    <style:style style:name="P2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f4f4d" officeooo:paragraph-rsid="01df4f4d" style:text-blinking="false" style:font-size-asian="9.14999961853027pt" style:font-size-complex="10.5pt"/>
    </style:style>
    <style:style style:name="P2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03610" officeooo:paragraph-rsid="01e03610" style:text-blinking="false" style:font-size-asian="9.14999961853027pt" style:font-size-complex="10.5pt"/>
    </style:style>
    <style:style style:name="P30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2f26a" officeooo:paragraph-rsid="01e2f26a" style:text-blinking="false" style:font-size-asian="9.14999961853027pt" style:font-size-complex="10.5pt"/>
    </style:style>
    <style:style style:name="P30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05fa" officeooo:paragraph-rsid="01e405fa" style:text-blinking="false" style:font-size-asian="9.14999961853027pt" style:font-size-complex="10.5pt"/>
    </style:style>
    <style:style style:name="P30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4bcb" officeooo:paragraph-rsid="01e44bcb" style:text-blinking="false" style:font-size-asian="9.14999961853027pt" style:font-size-complex="10.5pt"/>
    </style:style>
    <style:style style:name="P30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weight-asian="normal" style:font-size-complex="10.5pt" style:font-weight-complex="normal"/>
    </style:style>
    <style:style style:name="P30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30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30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30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0eb9e" officeooo:paragraph-rsid="0180eb9e" style:text-blinking="false" style:font-size-asian="9.14999961853027pt" style:font-weight-asian="bold" style:font-size-complex="10.5pt" style:font-weight-complex="bold"/>
    </style:style>
    <style:style style:name="P30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5e262" officeooo:paragraph-rsid="0185e262" style:text-blinking="false" style:font-size-asian="9.14999961853027pt" style:font-weight-asian="bold" style:font-size-complex="10.5pt" style:font-weight-complex="bold"/>
    </style:style>
    <style:style style:name="P30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028c7" officeooo:paragraph-rsid="019028c7" style:text-blinking="false" style:font-size-asian="9.14999961853027pt" style:font-weight-asian="bold" style:font-size-complex="10.5pt" style:font-weight-complex="bold"/>
    </style:style>
    <style:style style:name="P31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39aa" officeooo:paragraph-rsid="019239aa" style:text-blinking="false" style:font-size-asian="9.14999961853027pt" style:font-weight-asian="bold" style:font-size-complex="10.5pt" style:font-weight-complex="bold"/>
    </style:style>
    <style:style style:name="P31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cb9c" officeooo:paragraph-rsid="0192cb9c" style:text-blinking="false" style:font-size-asian="9.14999961853027pt" style:font-weight-asian="bold" style:font-size-complex="10.5pt" style:font-weight-complex="bold"/>
    </style:style>
    <style:style style:name="P31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f65b0" officeooo:paragraph-rsid="018f65b0" style:text-blinking="false" style:font-size-asian="9.14999961853027pt" style:font-weight-asian="bold" style:font-size-complex="10.5pt" style:font-weight-complex="bold"/>
    </style:style>
    <style:style style:name="P31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b1856" officeooo:paragraph-rsid="019b1856" style:text-blinking="false" style:font-size-asian="9.14999961853027pt" style:font-weight-asian="bold" style:font-size-complex="10.5pt" style:font-weight-complex="bold"/>
    </style:style>
    <style:style style:name="P31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07275" officeooo:paragraph-rsid="01a07275" style:text-blinking="false" style:font-size-asian="9.14999961853027pt" style:font-weight-asian="bold" style:font-size-complex="10.5pt" style:font-weight-complex="bold"/>
    </style:style>
    <style:style style:name="P31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799df" officeooo:paragraph-rsid="01a799df" style:text-blinking="false" style:font-size-asian="9.14999961853027pt" style:font-weight-asian="bold" style:font-size-complex="10.5pt" style:font-weight-complex="bold"/>
    </style:style>
    <style:style style:name="P31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d863a" officeooo:paragraph-rsid="01ad863a" style:text-blinking="false" style:font-size-asian="9.14999961853027pt" style:font-weight-asian="bold" style:font-size-complex="10.5pt" style:font-weight-complex="bold"/>
    </style:style>
    <style:style style:name="P31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b876d7" officeooo:paragraph-rsid="01b876d7" style:text-blinking="false" style:font-size-asian="9.14999961853027pt" style:font-weight-asian="bold" style:font-size-complex="10.5pt" style:font-weight-complex="bold"/>
    </style:style>
    <style:style style:name="P31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e31a0" officeooo:paragraph-rsid="01bec2aa" style:text-blinking="false" style:font-size-asian="9.14999961853027pt" style:font-weight-asian="bold" style:font-size-complex="10.5pt" style:font-weight-complex="bold"/>
    </style:style>
    <style:style style:name="P31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1fd3c" officeooo:paragraph-rsid="01c1fd3c" style:text-blinking="false" style:font-size-asian="9.14999961853027pt" style:font-weight-asian="bold" style:font-size-complex="10.5pt" style:font-weight-complex="bold"/>
    </style:style>
    <style:style style:name="P32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4924d" officeooo:paragraph-rsid="01c4924d" style:text-blinking="false" style:font-size-asian="9.14999961853027pt" style:font-weight-asian="bold" style:font-size-complex="10.5pt" style:font-weight-complex="bold"/>
    </style:style>
    <style:style style:name="P32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8e861" officeooo:paragraph-rsid="01c8e861" style:text-blinking="false" style:font-size-asian="9.14999961853027pt" style:font-weight-asian="bold" style:font-size-complex="10.5pt" style:font-weight-complex="bold"/>
    </style:style>
    <style:style style:name="P32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9.14999961853027pt" style:font-weight-asian="bold" style:font-size-complex="10.5pt" style:font-weight-complex="bold"/>
    </style:style>
    <style:style style:name="P323"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324"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c1fd3c" officeooo:paragraph-rsid="01c1fd3c" style:text-blinking="false" fo:background-color="#1e1e1e" style:font-size-asian="9.14999961853027pt" style:font-size-complex="10.5pt"/>
    </style:style>
    <style:style style:name="P325" style:family="paragraph" style:parent-style-name="Standard">
      <style:text-properties officeooo:rsid="0043b333" officeooo:paragraph-rsid="00fea319"/>
    </style:style>
    <style:style style:name="P326" style:family="paragraph" style:parent-style-name="Standard">
      <style:text-properties officeooo:rsid="01042038" officeooo:paragraph-rsid="01042038"/>
    </style:style>
    <style:style style:name="P327" style:family="paragraph" style:parent-style-name="Standard">
      <style:text-properties officeooo:rsid="01042038" officeooo:paragraph-rsid="0105e2e5"/>
    </style:style>
    <style:style style:name="P328" style:family="paragraph" style:parent-style-name="Standard">
      <style:text-properties officeooo:rsid="01042038" officeooo:paragraph-rsid="014d1806"/>
    </style:style>
    <style:style style:name="P329" style:family="paragraph" style:parent-style-name="Standard">
      <style:text-properties officeooo:rsid="014beb9e" officeooo:paragraph-rsid="014d1806"/>
    </style:style>
    <style:style style:name="P330" style:family="paragraph" style:parent-style-name="Standard">
      <style:text-properties officeooo:paragraph-rsid="0155bfe0"/>
    </style:style>
    <style:style style:name="P331" style:family="paragraph" style:parent-style-name="Standard">
      <style:text-properties officeooo:paragraph-rsid="01b5dc1d"/>
    </style:style>
    <style:style style:name="P332" style:family="paragraph" style:parent-style-name="Text_20_body">
      <style:text-properties officeooo:rsid="0019de0a" officeooo:paragraph-rsid="0019de0a"/>
    </style:style>
    <style:style style:name="P333" style:family="paragraph" style:parent-style-name="Table_20_Contents">
      <style:text-properties officeooo:rsid="00d24909" officeooo:paragraph-rsid="00d24909"/>
    </style:style>
    <style:style style:name="P334" style:family="paragraph" style:parent-style-name="Table_20_Contents">
      <style:text-properties officeooo:rsid="00d24909" officeooo:paragraph-rsid="016465a0"/>
    </style:style>
    <style:style style:name="P335" style:family="paragraph" style:parent-style-name="Table_20_Contents">
      <style:text-properties officeooo:rsid="00d62ad0" officeooo:paragraph-rsid="00d62ad0"/>
    </style:style>
    <style:style style:name="P336" style:family="paragraph" style:parent-style-name="Table_20_Contents">
      <style:text-properties officeooo:rsid="00d62ad0" officeooo:paragraph-rsid="016465a0"/>
    </style:style>
    <style:style style:name="P337" style:family="paragraph" style:parent-style-name="Table_20_Contents">
      <style:text-properties officeooo:rsid="00d62ad0" officeooo:paragraph-rsid="01c4924d"/>
    </style:style>
    <style:style style:name="P338" style:family="paragraph" style:parent-style-name="Table_20_Contents">
      <style:text-properties officeooo:rsid="00d7d1f0" officeooo:paragraph-rsid="00d7d1f0"/>
    </style:style>
    <style:style style:name="P339" style:family="paragraph" style:parent-style-name="Table_20_Contents">
      <style:text-properties officeooo:rsid="00d7d1f0" officeooo:paragraph-rsid="016465a0"/>
    </style:style>
    <style:style style:name="P340" style:family="paragraph" style:parent-style-name="Table_20_Contents">
      <style:text-properties officeooo:rsid="00d7d1f0" officeooo:paragraph-rsid="01c4924d"/>
    </style:style>
    <style:style style:name="P341" style:family="paragraph" style:parent-style-name="Table_20_Contents">
      <style:text-properties officeooo:rsid="011dbf00" officeooo:paragraph-rsid="011dbf00"/>
    </style:style>
    <style:style style:name="P342" style:family="paragraph" style:parent-style-name="Table_20_Contents">
      <style:text-properties officeooo:paragraph-rsid="016465a0"/>
    </style:style>
    <style:style style:name="P343" style:family="paragraph" style:parent-style-name="Table_20_Contents">
      <style:text-properties officeooo:rsid="01c4924d" officeooo:paragraph-rsid="01c4924d"/>
    </style:style>
    <style:style style:name="P344" style:family="paragraph" style:parent-style-name="Table_20_Contents">
      <style:paragraph-properties fo:margin-left="0cm" fo:margin-right="0cm" fo:margin-top="0cm" fo:margin-bottom="0cm" loext:contextual-spacing="false" fo:text-indent="0cm" style:auto-text-indent="false" fo:padding="0cm" fo:border="none"/>
      <style:text-properties fo:language="en" fo:country="US" loext:padding="0cm" loext:border="none"/>
    </style:style>
    <style:style style:name="P345" style:family="paragraph" style:parent-style-name="Standard" style:list-style-name="L2">
      <style:text-properties style:text-line-through-style="solid" style:text-line-through-type="single" officeooo:rsid="0025f455" officeooo:paragraph-rsid="0026750a"/>
    </style:style>
    <style:style style:name="P346" style:family="paragraph" style:parent-style-name="Standard" style:list-style-name="L2">
      <style:text-properties officeooo:rsid="0025f455" officeooo:paragraph-rsid="0026750a"/>
    </style:style>
    <style:style style:name="P347" style:family="paragraph" style:parent-style-name="Standard" style:list-style-name="L3">
      <style:text-properties officeooo:rsid="0025f455" officeooo:paragraph-rsid="0026750a"/>
    </style:style>
    <style:style style:name="P348" style:family="paragraph" style:parent-style-name="Standard" style:list-style-name="L4">
      <style:text-properties officeooo:rsid="0025f455" officeooo:paragraph-rsid="0026750a"/>
    </style:style>
    <style:style style:name="P349" style:family="paragraph" style:parent-style-name="Standard" style:list-style-name="L3">
      <style:text-properties officeooo:rsid="002db1c6" officeooo:paragraph-rsid="002db1c6"/>
    </style:style>
    <style:style style:name="P350" style:family="paragraph" style:parent-style-name="Standard" style:list-style-name="L4">
      <style:text-properties officeooo:rsid="0026750a" officeooo:paragraph-rsid="0026750a"/>
    </style:style>
    <style:style style:name="P351" style:family="paragraph" style:parent-style-name="Standard" style:list-style-name="L5">
      <style:text-properties officeooo:rsid="00327991" officeooo:paragraph-rsid="00327991"/>
    </style:style>
    <style:style style:name="P352" style:family="paragraph" style:parent-style-name="Standard" style:list-style-name="L6">
      <style:text-properties officeooo:rsid="00327991" officeooo:paragraph-rsid="00327991"/>
    </style:style>
    <style:style style:name="P353" style:family="paragraph" style:parent-style-name="Standard" style:list-style-name="L7">
      <style:text-properties officeooo:rsid="00327991" officeooo:paragraph-rsid="00327991"/>
    </style:style>
    <style:style style:name="P354" style:family="paragraph" style:parent-style-name="Standard" style:list-style-name="L6">
      <style:text-properties officeooo:paragraph-rsid="00327991"/>
    </style:style>
    <style:style style:name="P355" style:family="paragraph" style:parent-style-name="Standard" style:list-style-name="L8">
      <style:text-properties officeooo:rsid="00259dad" officeooo:paragraph-rsid="00259dad"/>
    </style:style>
    <style:style style:name="P356" style:family="paragraph" style:parent-style-name="Standard" style:list-style-name="L9">
      <style:text-properties officeooo:rsid="00217a1f" officeooo:paragraph-rsid="00217a1f"/>
    </style:style>
    <style:style style:name="P357" style:family="paragraph" style:parent-style-name="Standard" style:list-style-name="L12">
      <style:text-properties officeooo:rsid="00217a1f" officeooo:paragraph-rsid="00217a1f"/>
    </style:style>
    <style:style style:name="P358" style:family="paragraph" style:parent-style-name="Standard" style:list-style-name="L9">
      <style:text-properties officeooo:rsid="001c4bac" officeooo:paragraph-rsid="001c4bac"/>
    </style:style>
    <style:style style:name="P359" style:family="paragraph" style:parent-style-name="Standard" style:list-style-name="L10">
      <style:text-properties officeooo:rsid="001c4bac" officeooo:paragraph-rsid="00217a1f"/>
    </style:style>
    <style:style style:name="P360" style:family="paragraph" style:parent-style-name="Standard" style:list-style-name="L10">
      <style:text-properties officeooo:rsid="001c4bac" officeooo:paragraph-rsid="001c4bac"/>
    </style:style>
    <style:style style:name="P361" style:family="paragraph" style:parent-style-name="Standard" style:list-style-name="L12">
      <style:text-properties officeooo:rsid="001c4bac" officeooo:paragraph-rsid="001c4bac"/>
    </style:style>
    <style:style style:name="P362" style:family="paragraph" style:parent-style-name="Standard" style:list-style-name="L11">
      <style:text-properties fo:font-weight="normal" officeooo:rsid="0034798c" officeooo:paragraph-rsid="0034798c" style:font-weight-asian="normal" style:font-weight-complex="normal"/>
    </style:style>
    <style:style style:name="P363" style:family="paragraph" style:parent-style-name="Standard" style:list-style-name="L14">
      <style:text-properties fo:font-weight="normal" officeooo:rsid="00ff462b" officeooo:paragraph-rsid="0100c76d" style:font-weight-asian="normal" style:font-weight-complex="normal"/>
    </style:style>
    <style:style style:name="P364" style:family="paragraph" style:parent-style-name="Standard" style:list-style-name="L13">
      <style:text-properties officeooo:rsid="0034dfd0" officeooo:paragraph-rsid="0034dfd0"/>
    </style:style>
    <style:style style:name="P365" style:family="paragraph" style:parent-style-name="Standard" style:list-style-name="L14">
      <style:text-properties officeooo:rsid="0039bf20" officeooo:paragraph-rsid="0039bf20"/>
    </style:style>
    <style:style style:name="P366" style:family="paragraph" style:parent-style-name="Standard" style:list-style-name="L14">
      <style:text-properties officeooo:rsid="0039bf20" officeooo:paragraph-rsid="00fea319"/>
    </style:style>
    <style:style style:name="P367" style:family="paragraph" style:parent-style-name="Standard" style:list-style-name="L14">
      <style:text-properties officeooo:rsid="003be1bf" officeooo:paragraph-rsid="003be1bf"/>
    </style:style>
    <style:style style:name="P368" style:family="paragraph" style:parent-style-name="Standard" style:list-style-name="L14">
      <style:text-properties officeooo:rsid="003be1bf" officeooo:paragraph-rsid="00fea319"/>
    </style:style>
    <style:style style:name="P369" style:family="paragraph" style:parent-style-name="Standard" style:list-style-name="L15">
      <style:text-properties officeooo:rsid="003be1bf" officeooo:paragraph-rsid="003be1bf"/>
    </style:style>
    <style:style style:name="P370" style:family="paragraph" style:parent-style-name="Standard" style:list-style-name="L14">
      <style:text-properties officeooo:rsid="0041004c" officeooo:paragraph-rsid="0041004c"/>
    </style:style>
    <style:style style:name="P371" style:family="paragraph" style:parent-style-name="Standard" style:list-style-name="L14">
      <style:text-properties officeooo:rsid="0041004c" officeooo:paragraph-rsid="00fea319"/>
    </style:style>
    <style:style style:name="P372" style:family="paragraph" style:parent-style-name="Standard" style:list-style-name="L14">
      <style:text-properties officeooo:rsid="004ccff6" officeooo:paragraph-rsid="004ccff6"/>
    </style:style>
    <style:style style:name="P373" style:family="paragraph" style:parent-style-name="Standard" style:list-style-name="L14">
      <style:text-properties officeooo:rsid="0043b333" officeooo:paragraph-rsid="0043b333"/>
    </style:style>
    <style:style style:name="P374" style:family="paragraph" style:parent-style-name="Standard" style:list-style-name="L14">
      <style:text-properties officeooo:rsid="0043b333" officeooo:paragraph-rsid="004a7c70"/>
    </style:style>
    <style:style style:name="P375" style:family="paragraph" style:parent-style-name="Standard" style:list-style-name="L14">
      <style:text-properties officeooo:rsid="0043b333" officeooo:paragraph-rsid="00fea319"/>
    </style:style>
    <style:style style:name="P376" style:family="paragraph" style:parent-style-name="Standard" style:list-style-name="L15">
      <style:text-properties officeooo:rsid="003e29dc" officeooo:paragraph-rsid="003e29dc"/>
    </style:style>
    <style:style style:name="P377" style:family="paragraph" style:parent-style-name="Standard" style:list-style-name="L16">
      <style:text-properties officeooo:rsid="002aed63" officeooo:paragraph-rsid="005011ee"/>
    </style:style>
    <style:style style:name="P378" style:family="paragraph" style:parent-style-name="Standard" style:list-style-name="L16">
      <style:text-properties officeooo:rsid="002b2f6f" officeooo:paragraph-rsid="005011ee"/>
    </style:style>
    <style:style style:name="P379" style:family="paragraph" style:parent-style-name="Standard" style:list-style-name="L17">
      <style:text-properties officeooo:paragraph-rsid="00512b8a"/>
    </style:style>
    <style:style style:name="P380" style:family="paragraph" style:parent-style-name="Standard" style:list-style-name="L17">
      <style:text-properties officeooo:rsid="00512b8a" officeooo:paragraph-rsid="00512b8a"/>
    </style:style>
    <style:style style:name="P381" style:family="paragraph" style:parent-style-name="Standard" style:list-style-name="L17">
      <style:text-properties officeooo:rsid="005195fe" officeooo:paragraph-rsid="00a95ae8"/>
    </style:style>
    <style:style style:name="P382" style:family="paragraph" style:parent-style-name="Standard" style:list-style-name="L17">
      <style:text-properties officeooo:rsid="005195fe" officeooo:paragraph-rsid="005195fe"/>
    </style:style>
    <style:style style:name="P383" style:family="paragraph" style:parent-style-name="Standard" style:list-style-name="L17">
      <style:text-properties officeooo:rsid="0052d138" officeooo:paragraph-rsid="0052d138"/>
    </style:style>
    <style:style style:name="P384" style:family="paragraph" style:parent-style-name="Standard" style:list-style-name="L17">
      <style:text-properties officeooo:rsid="0051e3a4" officeooo:paragraph-rsid="0051e3a4"/>
    </style:style>
    <style:style style:name="P385" style:family="paragraph" style:parent-style-name="Standard" style:list-style-name="L18">
      <style:text-properties officeooo:rsid="005758b2" officeooo:paragraph-rsid="005758b2"/>
    </style:style>
    <style:style style:name="P386" style:family="paragraph" style:parent-style-name="Standard" style:list-style-name="L21">
      <style:text-properties officeooo:rsid="005758b2" officeooo:paragraph-rsid="005758b2"/>
    </style:style>
    <style:style style:name="P387" style:family="paragraph" style:parent-style-name="Standard" style:list-style-name="L21">
      <style:text-properties officeooo:rsid="005758b2" officeooo:paragraph-rsid="006a5078"/>
    </style:style>
    <style:style style:name="P388" style:family="paragraph" style:parent-style-name="Standard" style:list-style-name="L20">
      <style:text-properties officeooo:rsid="005758b2" officeooo:paragraph-rsid="005758b2"/>
    </style:style>
    <style:style style:name="P389" style:family="paragraph" style:parent-style-name="Standard" style:list-style-name="L22">
      <style:text-properties officeooo:rsid="005758b2" officeooo:paragraph-rsid="005758b2"/>
    </style:style>
    <style:style style:name="P390" style:family="paragraph" style:parent-style-name="Standard" style:list-style-name="L23">
      <style:text-properties officeooo:rsid="005758b2" officeooo:paragraph-rsid="00690f49"/>
    </style:style>
    <style:style style:name="P391" style:family="paragraph" style:parent-style-name="Standard" style:list-style-name="L23">
      <style:text-properties officeooo:rsid="005758b2" officeooo:paragraph-rsid="006e64bf"/>
    </style:style>
    <style:style style:name="P392" style:family="paragraph" style:parent-style-name="Standard" style:list-style-name="L23">
      <style:text-properties officeooo:rsid="005758b2" officeooo:paragraph-rsid="00a07a52"/>
    </style:style>
    <style:style style:name="P393" style:family="paragraph" style:parent-style-name="Standard" style:list-style-name="L19">
      <style:text-properties officeooo:rsid="005bae40" officeooo:paragraph-rsid="005bae40"/>
    </style:style>
    <style:style style:name="P394" style:family="paragraph" style:parent-style-name="Standard" style:list-style-name="L20">
      <style:text-properties officeooo:rsid="005fad0a" officeooo:paragraph-rsid="005fad0a"/>
    </style:style>
    <style:style style:name="P395" style:family="paragraph" style:parent-style-name="Standard" style:list-style-name="L20">
      <style:text-properties officeooo:rsid="005e439d" officeooo:paragraph-rsid="006acf19"/>
    </style:style>
    <style:style style:name="P396" style:family="paragraph" style:parent-style-name="Standard" style:list-style-name="L20">
      <style:text-properties officeooo:rsid="005e439d" officeooo:paragraph-rsid="00a43ae3"/>
    </style:style>
    <style:style style:name="P397" style:family="paragraph" style:parent-style-name="Standard" style:list-style-name="L23">
      <style:text-properties officeooo:rsid="005e439d" officeooo:paragraph-rsid="00690f49"/>
    </style:style>
    <style:style style:name="P398" style:family="paragraph" style:parent-style-name="Standard" style:list-style-name="L20">
      <style:text-properties officeooo:rsid="00a43ae3" officeooo:paragraph-rsid="00a43ae3"/>
    </style:style>
    <style:style style:name="P399" style:family="paragraph" style:parent-style-name="Standard" style:list-style-name="L21">
      <style:text-properties officeooo:rsid="0062271a" officeooo:paragraph-rsid="006acf19"/>
    </style:style>
    <style:style style:name="P400" style:family="paragraph" style:parent-style-name="Standard" style:list-style-name="L22">
      <style:text-properties officeooo:rsid="0058c3e7" officeooo:paragraph-rsid="0058c3e7"/>
    </style:style>
    <style:style style:name="P401" style:family="paragraph" style:parent-style-name="Standard" style:list-style-name="L22">
      <style:text-properties officeooo:rsid="006ce341" officeooo:paragraph-rsid="006ce341"/>
    </style:style>
    <style:style style:name="P402" style:family="paragraph" style:parent-style-name="Standard" style:list-style-name="L23">
      <style:text-properties officeooo:rsid="00a1a6fd" officeooo:paragraph-rsid="00a1a6fd"/>
    </style:style>
    <style:style style:name="P403" style:family="paragraph" style:parent-style-name="Standard" style:list-style-name="L23">
      <style:text-properties officeooo:rsid="0089664a" officeooo:paragraph-rsid="0089664a"/>
    </style:style>
    <style:style style:name="P404" style:family="paragraph" style:parent-style-name="Standard" style:list-style-name="L33">
      <style:text-properties officeooo:rsid="0089664a" officeooo:paragraph-rsid="0089664a"/>
    </style:style>
    <style:style style:name="P405" style:family="paragraph" style:parent-style-name="Standard" style:list-style-name="L23">
      <style:text-properties officeooo:rsid="005d86d0" officeooo:paragraph-rsid="005758b2"/>
    </style:style>
    <style:style style:name="P406" style:family="paragraph" style:parent-style-name="Standard" style:list-style-name="L23">
      <style:text-properties officeooo:rsid="0067b928" officeooo:paragraph-rsid="0067b928"/>
    </style:style>
    <style:style style:name="P407" style:family="paragraph" style:parent-style-name="Standard" style:list-style-name="L24">
      <style:text-properties officeooo:rsid="006e64bf" officeooo:paragraph-rsid="006e64bf"/>
    </style:style>
    <style:style style:name="P408" style:family="paragraph" style:parent-style-name="Standard" style:list-style-name="L24">
      <style:text-properties officeooo:rsid="006a5078" officeooo:paragraph-rsid="006a5078"/>
    </style:style>
    <style:style style:name="P409" style:family="paragraph" style:parent-style-name="Standard" style:list-style-name="L25">
      <style:text-properties officeooo:rsid="007004f0" officeooo:paragraph-rsid="007004f0"/>
    </style:style>
    <style:style style:name="P410" style:family="paragraph" style:parent-style-name="Standard" style:list-style-name="L26">
      <style:text-properties officeooo:rsid="007004f0" officeooo:paragraph-rsid="00744a4d"/>
    </style:style>
    <style:style style:name="P411" style:family="paragraph" style:parent-style-name="Standard" style:list-style-name="L26">
      <style:text-properties officeooo:rsid="00744a4d" officeooo:paragraph-rsid="00744a4d"/>
    </style:style>
    <style:style style:name="P412" style:family="paragraph" style:parent-style-name="Standard" style:list-style-name="L27">
      <style:text-properties officeooo:paragraph-rsid="0077ca79"/>
    </style:style>
    <style:style style:name="P413" style:family="paragraph" style:parent-style-name="Standard" style:list-style-name="L27">
      <style:text-properties officeooo:rsid="0077ca79" officeooo:paragraph-rsid="0077ca79"/>
    </style:style>
    <style:style style:name="P414" style:family="paragraph" style:parent-style-name="Standard" style:list-style-name="L27">
      <style:text-properties officeooo:rsid="0079b577" officeooo:paragraph-rsid="0079b577"/>
    </style:style>
    <style:style style:name="P415" style:family="paragraph" style:parent-style-name="Standard" style:list-style-name="L28">
      <style:text-properties officeooo:rsid="0079dab1" officeooo:paragraph-rsid="0079dab1"/>
    </style:style>
    <style:style style:name="P416" style:family="paragraph" style:parent-style-name="Standard" style:list-style-name="L29">
      <style:text-properties officeooo:rsid="008269ad" officeooo:paragraph-rsid="0080409e"/>
    </style:style>
    <style:style style:name="P417" style:family="paragraph" style:parent-style-name="Standard" style:list-style-name="L30">
      <style:text-properties officeooo:rsid="0085ea69" officeooo:paragraph-rsid="0085ea69"/>
    </style:style>
    <style:style style:name="P418" style:family="paragraph" style:parent-style-name="Standard" style:list-style-name="L34">
      <style:text-properties officeooo:rsid="0085ea69" officeooo:paragraph-rsid="00930fe7"/>
    </style:style>
    <style:style style:name="P419" style:family="paragraph" style:parent-style-name="Standard" style:list-style-name="L30">
      <style:text-properties officeooo:rsid="0080409e" officeooo:paragraph-rsid="008336a4"/>
    </style:style>
    <style:style style:name="P420" style:family="paragraph" style:parent-style-name="Standard" style:list-style-name="L31">
      <style:text-properties officeooo:rsid="0080409e" officeooo:paragraph-rsid="0080409e"/>
    </style:style>
    <style:style style:name="P421" style:family="paragraph" style:parent-style-name="Standard" style:list-style-name="L30">
      <style:text-properties officeooo:rsid="008336a4" officeooo:paragraph-rsid="008336a4"/>
    </style:style>
    <style:style style:name="P422" style:family="paragraph" style:parent-style-name="Standard" style:list-style-name="L32">
      <style:text-properties officeooo:rsid="008336a4" officeooo:paragraph-rsid="008336a4"/>
    </style:style>
    <style:style style:name="P423" style:family="paragraph" style:parent-style-name="Standard" style:list-style-name="L33">
      <style:text-properties officeooo:rsid="008336a4" officeooo:paragraph-rsid="008336a4"/>
    </style:style>
    <style:style style:name="P424" style:family="paragraph" style:parent-style-name="Standard" style:list-style-name="L37">
      <style:text-properties officeooo:rsid="008336a4" officeooo:paragraph-rsid="008336a4"/>
    </style:style>
    <style:style style:name="P425" style:family="paragraph" style:parent-style-name="Standard" style:list-style-name="L37">
      <style:text-properties officeooo:rsid="008336a4" officeooo:paragraph-rsid="009b04e5"/>
    </style:style>
    <style:style style:name="P426" style:family="paragraph" style:parent-style-name="Standard" style:list-style-name="L30">
      <style:text-properties officeooo:rsid="0087e2dc" officeooo:paragraph-rsid="0087e2dc"/>
    </style:style>
    <style:style style:name="P427" style:family="paragraph" style:parent-style-name="Standard" style:list-style-name="L31">
      <style:text-properties officeooo:rsid="008392b4" officeooo:paragraph-rsid="008392b4"/>
    </style:style>
    <style:style style:name="P428" style:family="paragraph" style:parent-style-name="Standard" style:list-style-name="L33">
      <style:text-properties officeooo:rsid="008392b4" officeooo:paragraph-rsid="008392b4"/>
    </style:style>
    <style:style style:name="P429" style:family="paragraph" style:parent-style-name="Standard" style:list-style-name="L33">
      <style:text-properties officeooo:rsid="008392b4" officeooo:paragraph-rsid="00930fe7"/>
    </style:style>
    <style:style style:name="P430" style:family="paragraph" style:parent-style-name="Standard" style:list-style-name="L31">
      <style:text-properties officeooo:rsid="0082ef1d" officeooo:paragraph-rsid="0082ef1d"/>
    </style:style>
    <style:style style:name="P431" style:family="paragraph" style:parent-style-name="Standard" style:list-style-name="L34">
      <style:text-properties officeooo:paragraph-rsid="00930fe7"/>
    </style:style>
    <style:style style:name="P432" style:family="paragraph" style:parent-style-name="Standard" style:list-style-name="L35">
      <style:text-properties officeooo:paragraph-rsid="00930fe7"/>
    </style:style>
    <style:style style:name="P433" style:family="paragraph" style:parent-style-name="Standard" style:list-style-name="L33">
      <style:text-properties officeooo:rsid="0089ae9c" officeooo:paragraph-rsid="0089ae9c"/>
    </style:style>
    <style:style style:name="P434" style:family="paragraph" style:parent-style-name="Standard" style:list-style-name="L33">
      <style:text-properties officeooo:rsid="0089ae9c" officeooo:paragraph-rsid="009454d4"/>
    </style:style>
    <style:style style:name="P435" style:family="paragraph" style:parent-style-name="Standard" style:list-style-name="L33">
      <style:text-properties officeooo:rsid="00913785" officeooo:paragraph-rsid="00913785"/>
    </style:style>
    <style:style style:name="P436" style:family="paragraph" style:parent-style-name="Standard" style:list-style-name="L33">
      <style:text-properties officeooo:rsid="00907f97" officeooo:paragraph-rsid="00907f97"/>
    </style:style>
    <style:style style:name="P437" style:family="paragraph" style:parent-style-name="Standard" style:list-style-name="L36">
      <style:text-properties officeooo:rsid="00907f97" officeooo:paragraph-rsid="00907f97"/>
    </style:style>
    <style:style style:name="P438" style:family="paragraph" style:parent-style-name="Standard" style:list-style-name="L36">
      <style:text-properties officeooo:paragraph-rsid="00907f97"/>
    </style:style>
    <style:style style:name="P439" style:family="paragraph" style:parent-style-name="Standard" style:list-style-name="L37">
      <style:text-properties officeooo:rsid="0099944a" officeooo:paragraph-rsid="009b04e5"/>
    </style:style>
    <style:style style:name="P440" style:family="paragraph" style:parent-style-name="Standard" style:list-style-name="L38">
      <style:text-properties officeooo:rsid="00ad094e" officeooo:paragraph-rsid="00ad094e"/>
    </style:style>
    <style:style style:name="P441" style:family="paragraph" style:parent-style-name="Standard" style:list-style-name="L38">
      <style:text-properties officeooo:rsid="00ad094e" officeooo:paragraph-rsid="00ada181"/>
    </style:style>
    <style:style style:name="P442" style:family="paragraph" style:parent-style-name="Standard" style:list-style-name="L39">
      <style:text-properties officeooo:rsid="00ad094e" officeooo:paragraph-rsid="00ad094e"/>
    </style:style>
    <style:style style:name="P443" style:family="paragraph" style:parent-style-name="Standard" style:list-style-name="L40">
      <style:text-properties officeooo:rsid="00b7d5fe" officeooo:paragraph-rsid="00b7d5fe"/>
    </style:style>
    <style:style style:name="P444" style:family="paragraph" style:parent-style-name="Standard" style:list-style-name="L41">
      <style:text-properties officeooo:rsid="00b837c4" officeooo:paragraph-rsid="00b837c4"/>
    </style:style>
    <style:style style:name="P445" style:family="paragraph" style:parent-style-name="Standard" style:list-style-name="L42">
      <style:text-properties officeooo:rsid="00b6cec8" officeooo:paragraph-rsid="00b6cec8"/>
    </style:style>
    <style:style style:name="P446" style:family="paragraph" style:parent-style-name="Standard" style:list-style-name="L43">
      <style:text-properties officeooo:rsid="00d24909" officeooo:paragraph-rsid="00d24909"/>
    </style:style>
    <style:style style:name="P447" style:family="paragraph" style:parent-style-name="Standard">
      <style:text-properties officeooo:rsid="00d24909" officeooo:paragraph-rsid="01e7fc68"/>
    </style:style>
    <style:style style:name="P448" style:family="paragraph" style:parent-style-name="Standard" style:list-style-name="L44">
      <style:text-properties officeooo:rsid="00d375c5" officeooo:paragraph-rsid="00d375c5"/>
    </style:style>
    <style:style style:name="P449" style:family="paragraph" style:parent-style-name="Standard" style:list-style-name="L44">
      <style:text-properties officeooo:rsid="00d375c5" officeooo:paragraph-rsid="011f4168"/>
    </style:style>
    <style:style style:name="P450" style:family="paragraph" style:parent-style-name="Standard" style:list-style-name="L44">
      <style:text-properties fo:font-weight="bold" officeooo:rsid="00d375c5" officeooo:paragraph-rsid="00d375c5" style:font-weight-asian="bold" style:font-weight-complex="bold"/>
    </style:style>
    <style:style style:name="P451" style:family="paragraph" style:parent-style-name="Standard" style:list-style-name="L14">
      <style:text-properties fo:font-weight="bold" officeooo:rsid="0039bf20" officeooo:paragraph-rsid="00fea319" style:font-weight-asian="bold" style:font-weight-complex="bold"/>
    </style:style>
    <style:style style:name="P452" style:family="paragraph" style:parent-style-name="Standard" style:list-style-name="L14">
      <style:text-properties fo:font-weight="bold" officeooo:rsid="0100c76d" officeooo:paragraph-rsid="0100c76d" style:font-weight-asian="bold" style:font-weight-complex="bold"/>
    </style:style>
    <style:style style:name="P453" style:family="paragraph" style:parent-style-name="Standard" style:list-style-name="L14">
      <style:text-properties fo:font-weight="bold" officeooo:rsid="0041004c" officeooo:paragraph-rsid="00fea319" style:font-weight-asian="bold" style:font-weight-complex="bold"/>
    </style:style>
    <style:style style:name="P454" style:family="paragraph" style:parent-style-name="Standard" style:list-style-name="L14">
      <style:text-properties fo:font-weight="bold" officeooo:rsid="004ccff6" officeooo:paragraph-rsid="00fea319" style:font-weight-asian="bold" style:font-weight-complex="bold"/>
    </style:style>
    <style:style style:name="P455"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456"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457"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458"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459"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8297e9" style:text-blinking="false" style:font-size-asian="10.5pt" style:font-size-complex="12pt"/>
    </style:style>
    <style:style style:name="P460"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461"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462"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181830d" style:text-blinking="false" style:font-size-asian="10.5pt" style:font-size-complex="12pt"/>
    </style:style>
    <style:style style:name="P463"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464"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465"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66"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67"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68"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469"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470"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471" style:family="paragraph" style:parent-style-name="Standard" style:list-style-name="L54">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472"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473"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474"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475"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476"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477"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4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67e3e" officeooo:paragraph-rsid="01e67e3e" style:text-blinking="false" style:font-size-asian="9.14999961853027pt" style:font-size-complex="10.5pt"/>
    </style:style>
    <style:style style:name="P4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9.14999961853027pt" style:font-size-complex="10.5pt"/>
    </style:style>
    <style:style style:name="P4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e7fc68" style:text-blinking="false" style:font-size-asian="9.14999961853027pt" style:font-size-complex="10.5pt"/>
    </style:style>
    <style:style style:name="P481" style:family="paragraph" style:parent-style-name="Standard" style:list-style-name="L55">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482"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483"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73207" style:text-blinking="false" style:font-size-asian="9.14999961853027pt" style:font-weight-asian="normal" style:font-size-complex="10.5pt" style:font-weight-complex="normal"/>
    </style:style>
    <style:style style:name="P4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size-complex="10.5pt"/>
    </style:style>
    <style:style style:name="P4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1f3b5d9" style:text-blinking="false" style:font-size-asian="10.5pt" style:font-size-complex="10.5pt"/>
    </style:style>
    <style:style style:name="P4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e67e3e" officeooo:paragraph-rsid="01e67e3e" style:text-blinking="false" style:font-size-asian="9.14999961853027pt" style:font-weight-asian="bold" style:font-size-complex="10.5pt" style:font-weight-complex="bold"/>
    </style:style>
    <style:style style:name="P487"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eea27c" style:text-blinking="false" style:font-size-asian="8pt" style:font-size-complex="8pt"/>
    </style:style>
    <style:style style:name="P488"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f3c060" officeooo:paragraph-rsid="01f3c060" style:text-blinking="false" style:font-size-asian="8pt" style:font-size-complex="8pt"/>
    </style:style>
    <style:style style:name="P489" style:family="paragraph" style:parent-style-name="Standard" style:list-style-name="L14">
      <style:text-properties officeooo:rsid="0100c76d" officeooo:paragraph-rsid="0100c76d"/>
    </style:style>
    <style:style style:name="P490" style:family="paragraph" style:parent-style-name="Standard" style:list-style-name="L14">
      <style:text-properties officeooo:rsid="00ff462b" officeooo:paragraph-rsid="00ff462b"/>
    </style:style>
    <style:style style:name="P491" style:family="paragraph" style:parent-style-name="Standard" style:list-style-name="L14">
      <style:text-properties officeooo:rsid="0181830d" officeooo:paragraph-rsid="0181830d"/>
    </style:style>
    <style:style style:name="P492" style:family="paragraph" style:parent-style-name="Standard" style:list-style-name="L14">
      <style:text-properties officeooo:rsid="01845863" officeooo:paragraph-rsid="01845863"/>
    </style:style>
    <style:style style:name="P493" style:family="paragraph" style:parent-style-name="Standard" style:list-style-name="L46">
      <style:text-properties officeooo:rsid="01071997" officeooo:paragraph-rsid="01071997"/>
    </style:style>
    <style:style style:name="P494" style:family="paragraph" style:parent-style-name="Standard" style:list-style-name="L46">
      <style:text-properties officeooo:rsid="01071997" officeooo:paragraph-rsid="010a032d"/>
    </style:style>
    <style:style style:name="P495" style:family="paragraph" style:parent-style-name="Standard" style:list-style-name="L46">
      <style:text-properties officeooo:rsid="01071997" officeooo:paragraph-rsid="014d1806"/>
    </style:style>
    <style:style style:name="P496" style:family="paragraph" style:parent-style-name="Standard" style:list-style-name="L46">
      <style:text-properties officeooo:rsid="01042038" officeooo:paragraph-rsid="01071997"/>
    </style:style>
    <style:style style:name="P497" style:family="paragraph" style:parent-style-name="Standard" style:list-style-name="L46">
      <style:text-properties officeooo:rsid="01042038" officeooo:paragraph-rsid="014d1806"/>
    </style:style>
    <style:style style:name="P498" style:family="paragraph" style:parent-style-name="Standard" style:list-style-name="L46">
      <style:text-properties officeooo:rsid="0109221d" officeooo:paragraph-rsid="010bb800"/>
    </style:style>
    <style:style style:name="P499" style:family="paragraph" style:parent-style-name="Standard" style:list-style-name="L46">
      <style:text-properties officeooo:rsid="0109221d" officeooo:paragraph-rsid="014d1806"/>
    </style:style>
    <style:style style:name="P500" style:family="paragraph" style:parent-style-name="Standard" style:list-style-name="L46">
      <style:text-properties officeooo:rsid="010bb800" officeooo:paragraph-rsid="010bb800"/>
    </style:style>
    <style:style style:name="P501" style:family="paragraph" style:parent-style-name="Standard" style:list-style-name="L56">
      <style:text-properties officeooo:rsid="01b5dc1d" officeooo:paragraph-rsid="01b5dc1d"/>
    </style:style>
    <style:style style:name="P502" style:family="paragraph" style:parent-style-name="Standard" style:list-style-name="L56">
      <style:text-properties officeooo:rsid="01b5dc1d" officeooo:paragraph-rsid="01b73207"/>
    </style:style>
    <style:style style:name="P503" style:family="paragraph" style:parent-style-name="Standard">
      <style:text-properties officeooo:rsid="00d62ad0" officeooo:paragraph-rsid="01e7fc68"/>
    </style:style>
    <style:style style:name="P504" style:family="paragraph" style:parent-style-name="Standard">
      <style:text-properties officeooo:rsid="01f32b74" officeooo:paragraph-rsid="01f32b74"/>
    </style:style>
    <style:style style:name="P505" style:family="paragraph" style:parent-style-name="Text_20_body" style:list-style-name="L33">
      <style:text-properties officeooo:rsid="008392b4" officeooo:paragraph-rsid="0085ea69"/>
    </style:style>
    <style:style style:name="P506" style:family="paragraph" style:parent-style-name="Text_20_body" style:list-style-name="L1">
      <style:paragraph-properties fo:margin-left="1.72cm" fo:margin-right="0cm" fo:margin-top="0cm" fo:margin-bottom="0cm" loext:contextual-spacing="false" fo:text-indent="0cm" style:auto-text-indent="false" fo:padding="0cm" fo:border="none"/>
    </style:style>
    <style:style style:name="P507" style:family="paragraph" style:parent-style-name="Text_20_body" style:list-style-name="L1">
      <style:paragraph-properties fo:margin-left="1.72cm" fo:margin-right="0cm" fo:margin-top="0cm" fo:margin-bottom="0cm" loext:contextual-spacing="false" fo:text-indent="0cm" style:auto-text-indent="false" fo:padding="0cm" fo:border="none"/>
      <style:text-properties style:language-asian="en" style:country-asian="US" loext:padding="0cm" loext:border="none"/>
    </style:style>
    <style:style style:name="P508" style:family="paragraph" style:parent-style-name="Table_20_Contents">
      <style:text-properties officeooo:rsid="00d24909" officeooo:paragraph-rsid="01e7fc68"/>
    </style:style>
    <style:style style:name="P509" style:family="paragraph" style:parent-style-name="Table_20_Contents">
      <style:text-properties officeooo:rsid="00d62ad0" officeooo:paragraph-rsid="01e7fc68"/>
    </style:style>
    <style:style style:name="P510" style:family="paragraph" style:parent-style-name="Table_20_Contents">
      <style:text-properties officeooo:rsid="00d7d1f0" officeooo:paragraph-rsid="01e7fc68"/>
    </style:style>
    <style:style style:name="P511" style:family="paragraph" style:parent-style-name="Table_20_Contents">
      <style:text-properties officeooo:rsid="01c4924d" officeooo:paragraph-rsid="01e7fc68"/>
    </style:style>
    <style:style style:name="P512" style:family="paragraph" style:parent-style-name="Table_20_Contents">
      <style:text-properties officeooo:paragraph-rsid="01e7fc68"/>
    </style:style>
    <style:style style:name="P513" style:family="paragraph" style:parent-style-name="Table_20_Contents">
      <style:text-properties officeooo:rsid="01f32b74" officeooo:paragraph-rsid="01f32b74"/>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cm" loext:border="none"/>
    </style:style>
    <style:style style:name="T6" style:family="text">
      <style:text-properties style:language-asian="en" style:country-asian="US" loext:padding="0cm"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fo:font-variant="normal" fo:text-transform="none" style:text-line-through-style="none" style:text-line-through-type="none" style:font-name="Slack-Lato" fo:font-size="10.5pt" fo:letter-spacing="normal" fo:font-style="normal" style:text-underline-style="none" fo:font-weight="normal" style:text-blinking="false" style:font-size-asian="9.14999961853027pt" style:font-weight-asian="normal" style:font-size-complex="10.5pt" style:font-weight-complex="normal"/>
    </style:style>
    <style:style style:name="T72" style:family="text">
      <style:text-properties fo:font-variant="normal" fo:text-transform="none" style:text-line-through-style="none" style:text-line-through-type="none" style:font-name="Slack-Lato" fo:font-size="10.5pt" fo:letter-spacing="normal" fo:font-style="normal" style:text-underline-style="none" fo:font-weight="normal" officeooo:rsid="01b5dc1d" style:text-blinking="false" style:font-size-asian="9.14999961853027pt" style:font-weight-asian="normal" style:font-size-complex="10.5pt" style:font-weight-complex="normal"/>
    </style:style>
    <style:style style:name="T73" style:family="text">
      <style:text-properties fo:font-variant="normal" fo:text-transform="none" style:text-line-through-style="none" style:text-line-through-type="none" style:font-name="Slack-Lato" fo:font-size="10.5pt" fo:letter-spacing="normal" fo:font-style="normal" style:text-underline-style="none" fo:font-weight="normal" officeooo:rsid="01b73207" style:text-blinking="false" style:font-size-asian="9.14999961853027pt" style:font-weight-asian="normal" style:font-size-complex="10.5pt" style:font-weight-complex="normal"/>
    </style:style>
    <style:style style:name="T74" style:family="text">
      <style:text-properties officeooo:rsid="00ef5ebd"/>
    </style:style>
    <style:style style:name="T75" style:family="text">
      <style:text-properties officeooo:rsid="00f298d9"/>
    </style:style>
    <style:style style:name="T76" style:family="text">
      <style:text-properties officeooo:rsid="00fea319"/>
    </style:style>
    <style:style style:name="T77" style:family="text">
      <style:text-properties officeooo:rsid="0100c76d"/>
    </style:style>
    <style:style style:name="T78" style:family="text">
      <style:text-properties officeooo:rsid="01071997"/>
    </style:style>
    <style:style style:name="T79" style:family="text">
      <style:text-properties officeooo:rsid="0109221d"/>
    </style:style>
    <style:style style:name="T80" style:family="text">
      <style:text-properties officeooo:rsid="01102fae"/>
    </style:style>
    <style:style style:name="T81" style:family="text">
      <style:text-properties officeooo:rsid="01110245"/>
    </style:style>
    <style:style style:name="T82" style:family="text">
      <style:text-properties officeooo:rsid="0112167c"/>
    </style:style>
    <style:style style:name="T83" style:family="text">
      <style:text-properties officeooo:rsid="0113ca32"/>
    </style:style>
    <style:style style:name="T84" style:family="text">
      <style:text-properties officeooo:rsid="0115554d"/>
    </style:style>
    <style:style style:name="T85" style:family="text">
      <style:text-properties officeooo:rsid="011900c0"/>
    </style:style>
    <style:style style:name="T86" style:family="text">
      <style:text-properties officeooo:rsid="011dbf00"/>
    </style:style>
    <style:style style:name="T87" style:family="text">
      <style:text-properties officeooo:rsid="011e3908"/>
    </style:style>
    <style:style style:name="T88" style:family="text">
      <style:text-properties officeooo:rsid="011f3c76"/>
    </style:style>
    <style:style style:name="T89" style:family="text">
      <style:text-properties officeooo:rsid="0120ec87"/>
    </style:style>
    <style:style style:name="T90" style:family="text">
      <style:text-properties officeooo:rsid="0122ba9a"/>
    </style:style>
    <style:style style:name="T91" style:family="text">
      <style:text-properties officeooo:rsid="01335e17"/>
    </style:style>
    <style:style style:name="T92" style:family="text">
      <style:text-properties officeooo:rsid="01351210"/>
    </style:style>
    <style:style style:name="T93" style:family="text">
      <style:text-properties officeooo:rsid="0136cb30"/>
    </style:style>
    <style:style style:name="T94" style:family="text">
      <style:text-properties officeooo:rsid="013cab59"/>
    </style:style>
    <style:style style:name="T95" style:family="text">
      <style:text-properties officeooo:rsid="013f36ef"/>
    </style:style>
    <style:style style:name="T96" style:family="text">
      <style:text-properties officeooo:rsid="014beb9e"/>
    </style:style>
    <style:style style:name="T97" style:family="text">
      <style:text-properties officeooo:rsid="014ccd4c"/>
    </style:style>
    <style:style style:name="T98" style:family="text">
      <style:text-properties officeooo:rsid="01500cda"/>
    </style:style>
    <style:style style:name="T99" style:family="text">
      <style:text-properties officeooo:rsid="01505045"/>
    </style:style>
    <style:style style:name="T100" style:family="text">
      <style:text-properties officeooo:rsid="015d906f"/>
    </style:style>
    <style:style style:name="T101" style:family="text">
      <style:text-properties officeooo:rsid="016465a0"/>
    </style:style>
    <style:style style:name="T102" style:family="text">
      <style:text-properties fo:font-size="11.25pt" officeooo:rsid="0165770e" style:font-size-asian="10.5pt" style:font-size-complex="12pt"/>
    </style:style>
    <style:style style:name="T103" style:family="text">
      <style:text-properties officeooo:rsid="016602f0"/>
    </style:style>
    <style:style style:name="T104" style:family="text">
      <style:text-properties officeooo:rsid="0169aab7"/>
    </style:style>
    <style:style style:name="T105" style:family="text">
      <style:text-properties fo:font-style="italic" style:font-style-asian="italic" style:font-style-complex="italic"/>
    </style:style>
    <style:style style:name="T106" style:family="text">
      <style:text-properties fo:font-style="italic" style:font-style-asian="normal" style:font-style-complex="normal"/>
    </style:style>
    <style:style style:name="T107" style:family="text">
      <style:text-properties officeooo:rsid="018202f8"/>
    </style:style>
    <style:style style:name="T108" style:family="text">
      <style:text-properties officeooo:rsid="019110f8"/>
    </style:style>
    <style:style style:name="T109" style:family="text">
      <style:text-properties officeooo:rsid="019239aa"/>
    </style:style>
    <style:style style:name="T110" style:family="text">
      <style:text-properties officeooo:rsid="00d85150"/>
    </style:style>
    <style:style style:name="T111" style:family="text">
      <style:text-properties officeooo:rsid="019ec346"/>
    </style:style>
    <style:style style:name="T112" style:family="text">
      <style:text-properties officeooo:rsid="01ac7e92"/>
    </style:style>
    <style:style style:name="T113" style:family="text">
      <style:text-properties officeooo:rsid="01b76c99"/>
    </style:style>
    <style:style style:name="T114" style:family="text">
      <style:text-properties officeooo:rsid="01b9b377"/>
    </style:style>
    <style:style style:name="T115" style:family="text">
      <style:text-properties officeooo:rsid="01c4924d"/>
    </style:style>
    <style:style style:name="T116" style:family="text">
      <style:text-properties style:font-size-asian="8pt"/>
    </style:style>
    <style:style style:name="T117" style:family="text">
      <style:text-properties officeooo:rsid="00d85150" style:font-size-asian="8pt"/>
    </style:style>
    <style:style style:name="T118" style:family="text">
      <style:text-properties officeooo:rsid="0120ec87" style:font-size-asian="8pt"/>
    </style:style>
    <style:style style:name="T119" style:family="text">
      <style:text-properties officeooo:rsid="01c4af4b"/>
    </style:style>
    <style:style style:name="T120" style:family="text">
      <style:text-properties officeooo:rsid="01c83de3"/>
    </style:style>
    <style:style style:name="T121" style:family="text">
      <style:text-properties officeooo:rsid="01d65ca6"/>
    </style:style>
    <style:style style:name="T122" style:family="text">
      <style:text-properties officeooo:rsid="01d96619"/>
    </style:style>
    <style:style style:name="T123" style:family="text">
      <style:text-properties officeooo:rsid="01db9ca0"/>
    </style:style>
    <style:style style:name="T124" style:family="text">
      <style:text-properties officeooo:rsid="01dd936b"/>
    </style:style>
    <style:style style:name="T125" style:family="text">
      <style:text-properties officeooo:rsid="01e1cfd9"/>
    </style:style>
    <style:style style:name="T126" style:family="text">
      <style:text-properties officeooo:rsid="01e4c074"/>
    </style:style>
    <style:style style:name="T127" style:family="text">
      <style:text-properties officeooo:rsid="01e9db4e"/>
    </style:style>
    <style:style style:name="T128" style:family="text">
      <style:text-properties officeooo:rsid="01f32b74"/>
    </style:style>
    <style:style style:name="T129" style:family="text">
      <style:text-properties officeooo:rsid="01f55c10"/>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332"><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4425241996759025482" text:style-name="L1">
        <text:list-item>
          <text:p text:style-name="P506"><text:span text:style-name="T6">解説ビデオの論文に対して、</text:span><text:span text:style-name="T5">Twitter</text:span><text:span text:style-name="T6">の動向を分析する​</text:span></text:p>
        </text:list-item>
        <text:list-item>
          <text:p text:style-name="P507">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1548280998564345094" text:style-name="L2">
        <text:list-item>
          <text:p text:style-name="P345">cs.LG 19.01~19.03 → <text:s/>발표 후 1년 간 동향 관찰에 적합</text:p>
          <text:list>
            <text:list-item>
              <text:p text:style-name="P346"><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3224194583082571786" text:style-name="L3">
        <text:list-item>
          <text:p text:style-name="P347">논문 데이터셋으로 전체 검색(;)</text:p>
        </text:list-item>
        <text:list-item>
          <text:p text:style-name="P347">유명 ai채널?</text:p>
          <text:list>
            <text:list-item>
              <text:p text:style-name="P347">예를들어, 논문 데이터셋 내의 arxiv url 언급 컨텐츠가 n개 이상</text:p>
              <text:list>
                <text:list-item>
                  <text:p text:style-name="P349">+내용이 논문 해설 비디오</text:p>
                </text:list-item>
                <text:list-item>
                  <text:p text:style-name="P347">논문 데이터셋에 분야/기간이 있다면, 해당 채널의 분야에 대한 관심도 지표의 추이 측정 가능</text:p>
                </text:list-item>
              </text:list>
            </text:list-item>
            <text:list-item>
              <text:p text:style-name="P347">+ (구독자 수, 뷰 수… / 운영일) &gt; m</text:p>
            </text:list-item>
          </text:list>
        </text:list-item>
      </text:list>
      <text:p text:style-name="P46">비디오 데이터셋 예시</text:p>
      <text:list xml:id="list1497317788908319162" text:style-name="L4">
        <text:list-item>
          <text:p text:style-name="P348">논문 데이터셋으로 전체 검색(;)</text:p>
        </text:list-item>
        <text:list-item>
          <text:p text:style-name="P348">채널 데이터셋에서 논문 관련 컨텐츠 검색</text:p>
          <text:list>
            <text:list-item>
              <text:p text:style-name="P348">키워드 → 프리프린트엔 키워드 없음…</text:p>
            </text:list-item>
            <text:list-item>
              <text:p text:style-name="P350">url</text:p>
            </text:list-item>
            <text:list-item>
              <text:p text:style-name="P350">타이틀 그대로</text:p>
            </text:list-item>
          </text:list>
        </text:list-item>
      </text:list>
      <text:p text:style-name="P50">인용 데이터셋 예시</text:p>
      <text:list xml:id="list7212727166927849290" text:style-name="L5">
        <text:list-item>
          <text:p text:style-name="P351">arxiv→Semantic Scholar API</text:p>
        </text:list-item>
      </text:list>
      <text:list xml:id="list6550615911115745568" text:style-name="L6">
        <text:list-item>
          <text:list>
            <text:list-item>
              <text:p text:style-name="P354"><text:a xlink:type="simple" xlink:href="https://api.semanticscholar.org/" text:style-name="Internet_20_link" text:visited-style-name="Visited_20_Internet_20_Link">https://api.semanticscholar.org/</text:a></text:p>
            </text:list-item>
            <text:list-item>
              <text:p text:style-name="P352">Accessible Paper Identifiers and Examples:</text:p>
            </text:list-item>
          </text:list>
        </text:list-item>
      </text:list>
      <text:list xml:id="list1037332991172195928" text:style-name="L7">
        <text:list-item>
          <text:list>
            <text:list-item>
              <text:list>
                <text:list-item>
                  <text:p text:style-name="P353">S2 Paper ID : https://api.semanticscholar.org/v1/paper/0796f6cd7f0403a854d67d525e9b32af3b277331</text:p>
                </text:list-item>
                <text:list-item>
                  <text:p text:style-name="P353">DOI : https://api.semanticscholar.org/v1/paper/10.1038/nrn3241</text:p>
                </text:list-item>
                <text:list-item>
                  <text:p text:style-name="P353">ArXiv ID : https://api.semanticscholar.org/v1/paper/arXiv:1705.10311</text:p>
                </text:list-item>
                <text:list-item>
                  <text:p text:style-name="P353">MAG ID : https://api.semanticscholar.org/v1/paper/MAG:112218234</text:p>
                </text:list-item>
                <text:list-item>
                  <text:p text:style-name="P353">ACL ID : https://api.semanticscholar.org/v1/paper/ACL:W12-3903</text:p>
                </text:list-item>
                <text:list-item>
                  <text:p text:style-name="P353">PubMed ID : https://api.semanticscholar.org/v1/paper/PMID:19872477</text:p>
                </text:list-item>
                <text:list-item>
                  <text:p text:style-name="P353">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61825089759107" text:continue-list="list7212727166927849290" text:style-name="L5">
        <text:list-item>
          <text:p text:style-name="P351">Semantic Scholar JSON→ Scopus (API?)에서 발행 날짜 수집</text:p>
        </text:list-item>
      </text:list>
      <text:p text:style-name="P49"/>
      <text:p text:style-name="P45"/>
      <text:p text:style-name="P12">1. 유튜브 비디오 통계(정성적)</text:p>
      <text:p text:style-name="P45">데이터셋 예시</text:p>
      <text:list xml:id="list6851370747277056285" text:style-name="L8">
        <text:list-item>
          <text:p text:style-name="P355">cs.ML분야 2016~2019</text:p>
          <text:list>
            <text:list-item>
              <text:p text:style-name="P355"><text:tab/></text:p>
            </text:list-item>
          </text:list>
        </text:list-item>
      </text:list>
      <text:p text:style-name="P45">기본 제공 속성</text:p>
      <text:list xml:id="list4648149529762327598" text:style-name="L9">
        <text:list-item>
          <text:p text:style-name="P356">-채널</text:p>
        </text:list-item>
        <text:list-item>
          <text:p text:style-name="P356">-길이</text:p>
        </text:list-item>
        <text:list-item>
          <text:p text:style-name="P358">-공개일</text:p>
        </text:list-item>
        <text:list-item>
          <text:p text:style-name="P358">-라이브스트리밍?</text:p>
        </text:list-item>
        <text:list-item>
          <text:p text:style-name="P358">-카운트(누계)</text:p>
        </text:list-item>
      </text:list>
      <text:p text:style-name="P40"><text:soft-page-break/>커스텀 속성</text:p>
      <text:list xml:id="list4392468943838243986" text:style-name="L10">
        <text:list-item>
          <text:p text:style-name="P359">-유저 타입</text:p>
          <text:list>
            <text:list-item>
              <text:p text:style-name="P359">-개인</text:p>
              <text:list>
                <text:list-item>
                  <text:p text:style-name="P359">-일반인</text:p>
                </text:list-item>
                <text:list-item>
                  <text:p text:style-name="P359">-연구원</text:p>
                </text:list-item>
                <text:list-item>
                  <text:p text:style-name="P359">-전문가</text:p>
                </text:list-item>
                <text:list-item>
                  <text:p text:style-name="P359">-저널리스트</text:p>
                </text:list-item>
                <text:list-item>
                  <text:p text:style-name="P359">-기타</text:p>
                </text:list-item>
              </text:list>
            </text:list-item>
            <text:list-item>
              <text:p text:style-name="P359">-조직</text:p>
              <text:list>
                <text:list-item>
                  <text:p text:style-name="P359">-연구기관</text:p>
                </text:list-item>
                <text:list-item>
                  <text:p text:style-name="P359">-펀드</text:p>
                </text:list-item>
                <text:list-item>
                  <text:p text:style-name="P359">-시민 조직</text:p>
                </text:list-item>
                <text:list-item>
                  <text:p text:style-name="P359">-정부기관</text:p>
                </text:list-item>
                <text:list-item>
                  <text:p text:style-name="P359">-비즈니스</text:p>
                </text:list-item>
                <text:list-item>
                  <text:p text:style-name="P359">-미디어</text:p>
                </text:list-item>
                <text:list-item>
                  <text:p text:style-name="P359">-저널/출판</text:p>
                </text:list-item>
                <text:list-item>
                  <text:p text:style-name="P359">-기타</text:p>
                </text:list-item>
              </text:list>
            </text:list-item>
            <text:list-item>
              <text:p text:style-name="P359">-기타</text:p>
            </text:list-item>
          </text:list>
        </text:list-item>
        <text:list-item>
          <text:p text:style-name="P360">내용</text:p>
          <text:list>
            <text:list-item>
              <text:p text:style-name="P360">논문 해설</text:p>
              <text:list>
                <text:list-item>
                  <text:p text:style-name="P360">대상 논문 수:단수/복수</text:p>
                </text:list-item>
                <text:list-item>
                  <text:p text:style-name="P360">해설 강도:집중/간단</text:p>
                </text:list-item>
              </text:list>
            </text:list-item>
            <text:list-item>
              <text:p text:style-name="P360">대화/인터뷰</text:p>
            </text:list-item>
            <text:list-item>
              <text:p text:style-name="P360">일상</text:p>
            </text:list-item>
          </text:list>
        </text:list-item>
        <text:list-item>
          <text:p text:style-name="P360">커뮤니케이션</text:p>
          <text:list>
            <text:list-item>
              <text:p text:style-name="P360">코멘트</text:p>
              <text:list>
                <text:list-item>
                  <text:p text:style-name="P360">→ 유저 타입 통계</text:p>
                  <text:list>
                    <text:list-item>
                      <text:p text:style-name="P360">샘플 전체 <text:span text:style-name="T7">vs 대상 논문 분야별 비디오 전체(논문 해설 비디오 한정) vs 채널별 비디오 전체</text:span></text:p>
                    </text:list-item>
                    <text:list-item>
                      <text:p text:style-name="P360"/>
                    </text:list-item>
                  </text:list>
                </text:list-item>
              </text:list>
            </text:list-item>
          </text:list>
        </text:list-item>
      </text:list>
      <text:p text:style-name="P47"/>
      <text:p text:style-name="P47"/>
      <text:p text:style-name="P13">2. 유튜브와 트윗 간 상호작용</text:p>
      <text:list xml:id="list95692813693328872" text:style-name="L11">
        <text:list-item>
          <text:p text:style-name="P362">비디오 유무 그룹에 대한 트윗 통계 차이</text:p>
        </text:list-item>
      </text:list>
      <text:list xml:id="list1808451554248170221" text:style-name="L12">
        <text:list-item>
          <text:p text:style-name="P361">()논문 데이터셋 대상 언급 비디오</text:p>
        </text:list-item>
        <text:list-item>
          <text:p text:style-name="P361">언급(혹은 집중 해설)비디오 대상 논문의 (같은 분야)전후 논문 <text:span text:style-name="T7">url취득</text:span></text:p>
        </text:list-item>
        <text:list-item>
          <text:p text:style-name="P357">url로 유튜브 전체 검색</text:p>
          <text:list>
            <text:list-item>
              <text:p text:style-name="P357">존재→ 그 이전(다음) 논문으로 시도</text:p>
            </text:list-item>
            <text:list-item>
              <text:p text:style-name="P357">비존재→ 논문 채택</text:p>
            </text:list-item>
          </text:list>
        </text:list-item>
        <text:list-item>
          <text:p text:style-name="P357">논문에 대해 altmetric twitter수집</text:p>
        </text:list-item>
        <text:list-item>
          <text:p text:style-name="P357">비디오 유 그룹과 무 그룹 간 트윗 통계 비교</text:p>
        </text:list-item>
      </text:list>
      <text:p text:style-name="P39"/>
      <text:p text:style-name="P14">200521</text:p>
      <text:p text:style-name="P55">논문 데이터셋→ 비디오 데이터셋 수집</text:p>
      <text:list xml:id="list2371588714650102123" text:style-name="L13">
        <text:list-item>
          <text:p text:style-name="P364">논문 url로 유튜브 전체 검색 → 비디오 수집</text:p>
        </text:list-item>
        <text:list-item>
          <text:p text:style-name="P364">논문 altmetric twitter수집</text:p>
        </text:list-item>
        <text:list-item>
          <text:p text:style-name="P364">논문을 비디오 유무 그룹으로 나눠서</text:p>
        </text:list-item>
        <text:list-item>
          <text:p text:style-name="P364"><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6431017849295062619" text:style-name="L14">
        <text:list-item>
          <text:p text:style-name="P365">paper_explanation: 대상 논문 해설을 예고/논문의 진척, 새로운 결과 등을 소개(/논문 저자)</text:p>
          <text:list>
            <text:list-item>
              <text:p text:style-name="P365">대상 논문 해설할 것을 예고, 논문 제목을 명시해야함</text:p>
            </text:list-item>
            <text:list-item>
              <text:p text:style-name="P365">논문 원문의 일부가 표시되어야 함</text:p>
            </text:list-item>
            <text:list-item>
              <text:p text:style-name="P365">논문을 그냥 읽는 것도 포함</text:p>
            </text:list-item>
            <text:list-item>
              <text:p text:style-name="P365">형식: 프레젠테이션, 판서, ...</text:p>
            </text:list-item>
            <text:list-item>
              <text:p text:style-name="P365">청중이 학술 관련자(학회 발표<text:span text:style-name="T9">)</text:span></text:p>
            </text:list-item>
          </text:list>
        </text:list-item>
        <text:list-item>
          <text:p text:style-name="P365">paper_supplementary: 논문 내에서 supplementary로 명시/description에서 supplementary, demo 등을 명시</text:p>
        </text:list-item>
        <text:list-item>
          <text:p text:style-name="P365">paper_application: 논문의 수법, 기술을 적용, 활용한 독자적인 결과 영상, 소개</text:p>
        </text:list-item>
        <text:list-item>
          <text:p text:style-name="P367">paper_assessment: (논문 소개 후에) 논문 평가가 주요 내용</text:p>
        </text:list-item>
        <text:list-item>
          <text:p text:style-name="P367">paper_reference: 주제의 일환으로 논문의 존재나 관련된 내용을 언급할 뿐, 논문의 해설되지 않음/영상 중 논문 언급이 없음/연구</text:p>
          <text:list>
            <text:list-item>
              <text:p text:style-name="P370">초두에 논문 해설할 것을 명시하지 않음</text:p>
            </text:list-item>
            <text:list-item>
              <text:p text:style-name="P372">description상에 reference로 명시되어 있음</text:p>
            </text:list-item>
            <text:list-item>
              <text:p text:style-name="P370">논문 언급 분량이 적음</text:p>
            </text:list-item>
            <text:list-item>
              <text:p text:style-name="P370">논문 본문이 표시될 수 있음</text:p>
            </text:list-item>
            <text:list-item>
              <text:p text:style-name="P370">프레젠테이션일수도 있음</text:p>
            </text:list-item>
          </text:list>
        </text:list-item>
        <text:list-item>
          <text:p text:style-name="P373">news: 논문이 주 내용이나, 홍보가 주 목적, 설명은 있으나 해설이 주 목적이 아님</text:p>
          <text:list>
            <text:list-item>
              <text:p text:style-name="P373">청중이 일반인</text:p>
            </text:list-item>
          </text:list>
        </text:list-item>
        <text:list-item>
          <text:p text:style-name="P373">dialogue</text:p>
        </text:list-item>
        <text:list-item>
          <text:p text:style-name="P373">routine: </text:p>
          <text:list>
            <text:list-item>
              <text:p text:style-name="P374">논문 읽는 자신의 일상을 보여주는(…<text:span text:style-name="T10">)</text:span></text:p>
            </text:list-item>
          </text:list>
        </text:list-item>
      </text:list>
      <text:p text:style-name="P59">channels</text:p>
      <text:p text:style-name="P59">user_type</text:p>
      <text:list xml:id="list7466021781295253039" text:style-name="L15">
        <text:list-item>
          <text:p text:style-name="P369">individual_researchers: 연구 실적이 존재, 학생/교원/연구소 소속</text:p>
        </text:list-item>
        <text:list-item>
          <text:p text:style-name="P369">individual_citizens: 연관은 있으나 연구계에서의 역할이 불분명한 자. 연구조직 경영진 등</text:p>
        </text:list-item>
        <text:list-item>
          <text:p text:style-name="P369">individual_journalists: 종합적 이슈 소개</text:p>
        </text:list-item>
        <text:list-item>
          <text:p text:style-name="P369">individual_professionals: 전문직?</text:p>
        </text:list-item>
        <text:list-item>
          <text:p text:style-name="P369">researcher_community: 비영리 조직. 외부의 불특정 인물의 비교적 자유로운 참여가 가능</text:p>
        </text:list-item>
        <text:list-item>
          <text:p text:style-name="P369">researach_organization: 비영리 조직, 배타적 조직, 정식 조직</text:p>
        </text:list-item>
        <text:list-item>
          <text:p text:style-name="P369">funding</text:p>
        </text:list-item>
        <text:list-item>
          <text:p text:style-name="P369">public: 정부, 행정계</text:p>
        </text:list-item>
        <text:list-item>
          <text:p text:style-name="P369">publisher/journal</text:p>
        </text:list-item>
        <text:list-item>
          <text:p text:style-name="P376">civil_society: 시민사회조직</text:p>
        </text:list-item>
        <text:list-item>
          <text:p text:style-name="P369">media: 정식 사업 등록된 미디어</text:p>
        </text:list-item>
        <text:list-item>
          <text:p text:style-name="P369">business: 기업. 기업 내 연구조직은 이쪽.</text:p>
        </text:list-item>
        <text:list-item>
          <text:p text:style-name="P369"><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2530082436036812103" text:style-name="L16">
        <text:list-item>
          <text:p text:style-name="P377">비디오가 만들어진 논문 비율 적음. 현재 비디오는 보급X. 앞으로 논문 평가에 비디오가 유효하다는 인식이 생기면 비디오 비율 증가할 가능성이 높다</text:p>
          <text:list>
            <text:list-item>
              <text:p text:style-name="P378">Nature Science 비디오도 현재 시행착오 수준</text:p>
            </text:list-item>
            <text:list-item>
              <text:p text:style-name="P378"/>
            </text:list-item>
          </text:list>
        </text:list-item>
        <text:list-item>
          <text:p text:style-name="P378">구체적으로 비디오가 논문에 공헌한 예(피인용 뿐 아니라, 대중 인식에 기여한 점 ex인공지능 붐 초기 비디오를 통한 대중화 기여 케이스는 없는가?)</text:p>
        </text:list-item>
        <text:list-item>
          <text:p text:style-name="P378">SNS플랫폼에 따른 유저 타입 ex</text:p>
          <text:list>
            <text:list-item>
              <text:p text:style-name="P378">트위터: 전문가가 많이 활동 ← 이건 어떻게? 선행연구</text:p>
            </text:list-item>
            <text:list-item>
              <text:p text:style-name="P378">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4785687740417047516" text:style-name="L17">
        <text:list-item>
          <text:p text:style-name="P380">유튜브상의 학술 관련 영상 수 추이</text:p>
          <text:list>
            <text:list-item>
              <text:p text:style-name="P379">비디오 수?</text:p>
              <text:list>
                <text:list-item>
                  <text:p text:style-name="P380">Q= arxiv.org/science.sciencemag.org/... </text:p>
                  <text:list>
                    <text:list-item>
                      <text:p text:style-name="P381">q=science.sciencemag.org / <text:span text:style-name="T11">science.sciencemag.org/content</text:span></text:p>
                      <text:list>
                        <text:list-item>
                          <text:p text:style-name="P383">2005: 0</text:p>
                        </text:list-item>
                        <text:list-item>
                          <text:p text:style-name="P383">2006: 1/<text:span text:style-name="T13">0</text:span></text:p>
                        </text:list-item>
                        <text:list-item>
                          <text:p text:style-name="P384">2007: <text:span text:style-name="T12">6</text:span>/0</text:p>
                        </text:list-item>
                        <text:list-item>
                          <text:p text:style-name="P384">2008: <text:span text:style-name="T12">36</text:span>/3</text:p>
                        </text:list-item>
                        <text:list-item>
                          <text:p text:style-name="P382">2009: 51/<text:span text:style-name="T11">22</text:span></text:p>
                        </text:list-item>
                        <text:list-item>
                          <text:p text:style-name="P382">2010: 64/<text:span text:style-name="T11">38</text:span></text:p>
                        </text:list-item>
                        <text:list-item>
                          <text:p text:style-name="P382">2011: 113/<text:span text:style-name="T11">62</text:span></text:p>
                        </text:list-item>
                        <text:list-item>
                          <text:p text:style-name="P382">2012: 207/<text:span text:style-name="T11">84</text:span></text:p>
                        </text:list-item>
                        <text:list-item>
                          <text:p text:style-name="P382">2013: 310/<text:span text:style-name="T11">137</text:span></text:p>
                        </text:list-item>
                        <text:list-item>
                          <text:p text:style-name="P382">2014: 420/<text:span text:style-name="T11">210</text:span></text:p>
                        </text:list-item>
                        <text:list-item>
                          <text:p text:style-name="P382">2015: 557/<text:span text:style-name="T11">253</text:span></text:p>
                        </text:list-item>
                        <text:list-item>
                          <text:p text:style-name="P382">2016: 973/<text:span text:style-name="T11">300</text:span></text:p>
                        </text:list-item>
                        <text:list-item>
                          <text:p text:style-name="P382">2017: 1414/<text:span text:style-name="T11">504</text:span></text:p>
                        </text:list-item>
                        <text:list-item>
                          <text:p text:style-name="P382">2018: 2194/<text:span text:style-name="T11">784</text:span></text:p>
                        </text:list-item>
                        <text:list-item>
                          <text:p text:style-name="P382">2019: 2223/<text:span text:style-name="T11">1270</text:span></text:p>
                        </text:list-item>
                      </text:list>
                    </text:list-item>
                  </text:list>
                </text:list-item>
              </text:list>
            </text:list-item>
            <text:list-item>
              <text:p text:style-name="P379">채널 수?</text:p>
              <text:list>
                <text:list-item>
                  <text:p text:style-name="P380">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8281991524184185655" text:style-name="L18">
        <text:list-item>
          <text:p text:style-name="P385">Science communication</text:p>
        </text:list-item>
        <text:list-item>
          <text:p text:style-name="P385">Scholarly communication</text:p>
        </text:list-item>
        <text:list-item>
          <text:p text:style-name="P385">Research communication: ?</text:p>
        </text:list-item>
      </text:list>
      <text:p text:style-name="P65"/>
      <text:p text:style-name="P64">배경</text:p>
      <text:p text:style-name="P66">과학에 있어서 커뮤니케이션</text:p>
      <text:list xml:id="list2435916968941607775" text:style-name="L19">
        <text:list-item>
          <text:p text:style-name="P393">학술 커뮤니케이션의 시작: 저널 출간</text:p>
        </text:list-item>
        <text:list-item>
          <text:p text:style-name="P393">과학 커뮤니케이션의 대두: 뉴스, 잡지 등</text:p>
        </text:list-item>
      </text:list>
      <text:p text:style-name="P69">과학 커뮤니케이션: 최근 온라인 미디어가 주목</text:p>
      <text:list xml:id="list6071132278264118285" text:style-name="L20">
        <text:list-item>
          <text:p text:style-name="P394">altmetric</text:p>
          <text:list>
            <text:list-item>
              <text:p text:style-name="P395"><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398">Twitter</text:p>
          <text:list>
            <text:list-item>
              <text:p text:style-name="P396">[2018,Didegah et al.]논문 언급 트위터에 관한 정성적 연구: 대부분 비생산적,단순확산 목적, 봇</text:p>
            </text:list-item>
          </text:list>
        </text:list-item>
      </text:list>
      <text:p text:style-name="P65"/>
      <text:p text:style-name="P65">유튜브는 마케팅/수익 플랫폼</text:p>
      <text:list xml:id="list4078899310896660296" text:style-name="L21">
        <text:list-item>
          <text:p text:style-name="P386">UGC<text:span text:style-name="T18">(유저, 소비자 컨텐츠)</text:span>→PGC<text:span text:style-name="T18">(기업, 브랜딩)</text:span>를 통한 마케팅/수익 플랫폼화<text:span text:style-name="T18">(2006)</text:span></text:p>
        </text:list-item>
        <text:list-item>
          <text:p text:style-name="P387"><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399"><text:span text:style-name="T20">[Figueiredo et al., 2011; Szabo and Huberman, 2010; Zhou et al., 2010]</text:span>rich-get-richer</text:p>
        </text:list-item>
      </text:list>
      <text:p text:style-name="P65"/>
      <text:p text:style-name="P65">과학/연구 관련 비디오 활동 및 그에 관한 연구도 증가</text:p>
      <text:list xml:id="list161825937817207" text:continue-list="list6071132278264118285" text:style-name="L20">
        <text:list-item>
          <text:p text:style-name="P388">학술 커뮤니케이션における비디오：</text:p>
          <text:list>
            <text:list-item>
              <text:p text:style-name="P388">[2012,Kousha et al.]YT <text:span text:style-name="T16">Video citation: </text:span>Scopus, 2006~2011 → 증가세</text:p>
            </text:list-item>
          </text:list>
        </text:list-item>
      </text:list>
      <text:list xml:id="list3420375027063980266" text:style-name="L22">
        <text:list-item>
          <text:p text:style-name="P389">과학 커뮤니케이션における비디오：</text:p>
          <text:list>
            <text:list-item>
              <text:p text:style-name="P400">[2016,Welbourne et al.]과학 커뮤니케이션 비디오/채널 인기에 영향을 주는 인자 분석(컨텐츠, 유저 타입<text:span text:style-name="T15">)</text:span></text:p>
              <text:list>
                <text:list-item>
                  <text:p text:style-name="P400">UGC가 PGC보다 구독 훨씬 많음</text:p>
                </text:list-item>
                <text:list-item>
                  <text:p text:style-name="P401">regular communicator의 존재가 뷰카운트에 영향 큼</text:p>
                </text:list-item>
                <text:list-item>
                  <text:p text:style-name="P401">빠르게 전달하는 비디오가 뷰카운트 많음</text:p>
                </text:list-item>
              </text:list>
            </text:list-item>
          </text:list>
        </text:list-item>
      </text:list>
      <text:p text:style-name="P65"/>
      <text:p text:style-name="P65">한편, 과학 대중화의 학술적 영향력에 관한 연구</text:p>
      <text:list xml:id="list7296301253683055706" text:style-name="L23">
        <text:list-item>
          <text:p text:style-name="P390">트위터와 피인용</text:p>
          <text:list>
            <text:list-item>
              <text:p text:style-name="P391"><text:span text:style-name="T21">[2012,Eysenbach]</text:span>articles that are highly tweeted about are eleven times more likely to be highly cited than those that who few people tweeted.</text:p>
              <text:list>
                <text:list-item>
                  <text:p text:style-name="P402">Journal of Medical Internet Research, 2008~2011</text:p>
                </text:list-item>
              </text:list>
            </text:list-item>
            <text:list-item>
              <text:p text:style-name="P403">(2017,Finch et al.)AAS 1→20 <text:span text:style-name="T34">은 평균 피인용수 2.6→5.5 기대됨. IF높은 저널일수록 관계 약해짐.</text:span></text:p>
            </text:list-item>
            <text:list-item>
              <text:p text:style-name="P397"/>
            </text:list-item>
          </text:list>
        </text:list-item>
        <text:list-item>
          <text:p text:style-name="P405">altmetrics와 피인용수</text:p>
          <text:list>
            <text:list-item>
              <text:p text:style-name="P406">[2020,Murray et al.]dermatology journals 논문들의 AAS와 피인용수 상관 약함(.257)</text:p>
            </text:list-item>
          </text:list>
        </text:list-item>
        <text:list-item>
          <text:p text:style-name="P406"><text:soft-page-break/>비디오와 피인용</text:p>
          <text:list>
            <text:list-item>
              <text:p text:style-name="P392">[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9047004726468310027" text:style-name="L24">
        <text:list-item>
          <text:p text:style-name="P407">[2016,Welbourne et al.]은 인기 상위 채널에서 비디오 샘플링. 하지만 대중적 인기 채널이 가지는 학술적 영향력에 관한 연구가 없다.</text:p>
        </text:list-item>
        <text:list-item>
          <text:p text:style-name="P408">비디오가 증가하고 있는 점은 명확하다.</text:p>
          <text:list>
            <text:list-item>
              <text:p text:style-name="P408">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5352333252240825283" text:style-name="L25">
        <text:list-item>
          <text:p text:style-name="P409">비디오 기반 SC의 <text:span text:style-name="T22">SC안에서의 역할</text:span></text:p>
        </text:list-item>
        <text:list-item>
          <text:p text:style-name="P409">비디오 기반 <text:span text:style-name="T22">SC와 학계 간의 상호 작용</text:span></text:p>
        </text:list-item>
      </text:list>
      <text:p text:style-name="P71"/>
      <text:p text:style-name="P71"/>
      <text:p text:style-name="P19">200607</text:p>
      <text:p text:style-name="P71">연구 구상</text:p>
      <text:list xml:id="list938118494091462042" text:style-name="L26">
        <text:list-item>
          <text:p text:style-name="P410">비디오 기반 SC의 <text:span text:style-name="T22">SC안에서의 역할</text:span></text:p>
          <text:list>
            <text:list-item>
              <text:p text:style-name="P411">비디오 단독</text:p>
            </text:list-item>
            <text:list-item>
              <text:p text:style-name="P411">비디오와 다른 매체/플랫폼 SC와의 관계</text:p>
            </text:list-item>
          </text:list>
        </text:list-item>
        <text:list-item>
          <text:p text:style-name="P410">비디오 기반 <text:span text:style-name="T22">SC와 학계 간의 상호 작용</text:span></text:p>
          <text:list>
            <text:list-item>
              <text:p text:style-name="P410">비디오와 연구 분야과의 관계</text:p>
              <text:list>
                <text:list-item>
                  <text:p text:style-name="P411">비디오와 분야와의 연결고리: 키워드/채널 타입/</text:p>
                </text:list-item>
              </text:list>
            </text:list-item>
            <text:list-item>
              <text:p text:style-name="P410">비디오와 특정 논문들과의 관계</text:p>
              <text:list>
                <text:list-item>
                  <text:p text:style-name="P410">비디오와 논문과의 연결고리: 키워드/<text:span text:style-name="T23">url/</text:span></text:p>
                </text:list-item>
              </text:list>
            </text:list-item>
            <text:list-item>
              <text:p text:style-name="P410"/>
            </text:list-item>
          </text:list>
        </text:list-item>
      </text:list>
      <text:p text:style-name="P71"/>
      <text:p text:style-name="P73">Video articles</text:p>
      <text:list xml:id="list3840290864788743365" text:style-name="L27">
        <text:list-item>
          <text:p text:style-name="P412"><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413">여기서 video articles이란 supplementary video付き論稿</text:p>
            </text:list-item>
          </text:list>
        </text:list-item>
        <text:list-item>
          <text:p text:style-name="P412"><text:span text:style-name="T25">JoVE: </text:span><text:a xlink:type="simple" xlink:href="https://www.jove.com/" text:style-name="Internet_20_link" text:visited-style-name="Visited_20_Internet_20_Link">https://www.jove.com/</text:a></text:p>
          <text:list>
            <text:list-item>
              <text:p text:style-name="P414">IF:1.108(2018)</text:p>
            </text:list-item>
            <text:list-item>
              <text:p text:style-name="P414">peer reviewed</text:p>
            </text:list-item>
            <text:list-item>
              <text:p text:style-name="P414">pub-med indexed</text:p>
            </text:list-item>
            <text:list-item>
              <text:p text:style-name="P414">Video journal + science education</text:p>
            </text:list-item>
          </text:list>
        </text:list-item>
      </text:list>
      <text:p text:style-name="P74"/>
      <text:p text:style-name="P74">SC채널</text:p>
      <text:list xml:id="list5565657692328539311" text:style-name="L28">
        <text:list-item>
          <text:p text:style-name="P415">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text:soft-page-break/>200609</text:p>
      <text:p text:style-name="P76">아카데미아에 대한 영향 선행 연구</text:p>
      <text:list xml:id="list1504541314809826058" text:style-name="L29">
        <text:list-item>
          <text:p text:style-name="P416">AAS → 피인용수 상관</text:p>
        </text:list-item>
      </text:list>
      <text:p text:style-name="P76"/>
      <text:p text:style-name="P21">200610</text:p>
      <text:p text:style-name="P77">리서치 메트릭스</text:p>
      <text:list xml:id="list3544744531371473187" text:style-name="L30">
        <text:list-item>
          <text:p text:style-name="P417">논문 레벨</text:p>
          <text:list>
            <text:list-item>
              <text:p text:style-name="P419"><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421"><text:s/><text:span text:style-name="T31">AAS</text:span></text:p>
            </text:list-item>
          </text:list>
        </text:list-item>
        <text:list-item>
          <text:p text:style-name="P421">저자 레벨</text:p>
          <text:list>
            <text:list-item>
              <text:p text:style-name="P421">총 피인용수</text:p>
            </text:list-item>
            <text:list-item>
              <text:p text:style-name="P426">h-index, g-index</text:p>
            </text:list-item>
          </text:list>
        </text:list-item>
        <text:list-item>
          <text:p text:style-name="P421">저널 레벨</text:p>
          <text:list>
            <text:list-item>
              <text:p text:style-name="P417">IF<text:span text:style-name="T31">(by JCR)</text:span></text:p>
            </text:list-item>
            <text:list-item>
              <text:p text:style-name="P426">CiteScore(by Scopus)(?)</text:p>
            </text:list-item>
          </text:list>
        </text:list-item>
      </text:list>
      <text:p text:style-name="P76"/>
      <text:p text:style-name="P76">선행 연구</text:p>
      <text:p text:style-name="P76">(2019,<text:span text:style-name="T28">Zong et al.</text:span>)</text:p>
      <text:list xml:id="list3806207536930931722" text:style-name="L31">
        <text:list-item>
          <text:p text:style-name="P427">분야: 물리학</text:p>
        </text:list-item>
        <text:list-item>
          <text:p text:style-name="P430">논문 속성: 저자수/기관수/국제 공저수/타이틀 길이/abstract길이/키워드 수/참고문헌 수/페이지수/피인용수</text:p>
        </text:list-item>
        <text:list-item>
          <text:p text:style-name="P430">속성간 <text:span text:style-name="T29">spearman 상관계수</text:span></text:p>
        </text:list-item>
        <text:list-item>
          <text:p text:style-name="P420"><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5343472539813354920" text:style-name="L32">
        <text:list-item>
          <text:p text:style-name="P422">분야</text:p>
          <text:list>
            <text:list-item>
              <text:p text:style-name="P422">(2018,Didegah et al.)분야에 따른 트위터 유저 구성에 큰 차이</text:p>
            </text:list-item>
            <text:list-item>
              <text:p text:style-name="P422">(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8531925549760223950" text:style-name="L33">
        <text:list-item>
          <text:p text:style-name="P423">리서치 메트릭에 대한 커뮤니케이터 타입의 영향력</text:p>
          <text:list>
            <text:list-item>
              <text:p text:style-name="P505">선행 연구: <text:span text:style-name="T30">(2018,Didegah et al.)5분야에 대해 트위터 유저 타입 조사 </text:span>→<text:span text:style-name="T30"> </text:span>분야에 따라 커뮤니케이터 타입 구성이 다름이 예상된다</text:p>
            </text:list-item>
            <text:list-item>
              <text:p text:style-name="P428">동기 1: 유튜브 커뮤니케이션에 대해 유저 타입 조사가 된 적 없다</text:p>
            </text:list-item>
            <text:list-item>
              <text:p text:style-name="P428">동기 <text:span text:style-name="T30">2: </text:span>커뮤니케이터 타입은 논문의 리서치 커뮤니케이션 효과의 변수일 수 있다 <text:span text:style-name="T30">← 조사된 적 없다</text:span></text:p>
            </text:list-item>
            <text:list-item>
              <text:p text:style-name="P428">가설: 유튜브 리서치 커뮤니케이션에서 커뮤니케이터 타입 구성과 리서치 커뮤니케이션 효과는 유의한 상관이 있다.</text:p>
            </text:list-item>
            <text:list-item>
              <text:p text:style-name="P429"><text:soft-page-break/>실험:</text:p>
            </text:list-item>
          </text:list>
        </text:list-item>
      </text:list>
      <text:list xml:id="list2450739747153743056" text:style-name="L34">
        <text:list-item>
          <text:list>
            <text:list-item>
              <text:list>
                <text:list-item>
                  <text:p text:style-name="P418">5분야에 대해, 소정 기간의 논문 데이터셋을 대상으로, 유튜브 커뮤니케이션을 일부 수집(ex.뷰카운트 정렬 후 4분위로 나누어서 각 분위에서 정해진 수만큼 추출)</text:p>
                </text:list-item>
                <text:list-item>
                  <text:p text:style-name="P431">각 비디오에 대해 커뮤니케이터 레이블 지정</text:p>
                </text:list-item>
                <text:list-item>
                  <text:p text:style-name="P431">분야별 커뮤니케이터 타입 구성 통계, <text:span text:style-name="T30">(2018,Didegah et al.)와 비교</text:span></text:p>
                </text:list-item>
                <text:list-item>
                  <text:p text:style-name="P431">(분야 횡단형으로?) 커뮤니케이터 타입별로 비디오 그룹화. 각 그룹의 대상 논문들에 대해 메트릭 통계</text:p>
                </text:list-item>
              </text:list>
            </text:list-item>
          </text:list>
        </text:list-item>
      </text:list>
      <text:list xml:id="list40523385498041914" text:style-name="L35">
        <text:list-item>
          <text:list>
            <text:list-item>
              <text:list>
                <text:list-item>
                  <text:list>
                    <text:list-item>
                      <text:p text:style-name="P432">타입별 박스형</text:p>
                    </text:list-item>
                    <text:list-item>
                      <text:p text:style-name="P432">비디오 데이터셋이 작으면 분야 횡단형으로?</text:p>
                    </text:list-item>
                    <text:list-item>
                      <text:p text:style-name="P432">메트릭은 우선순위 1)논문 수준 2)저널 수준 3)저자 수준</text:p>
                    </text:list-item>
                  </text:list>
                </text:list-item>
              </text:list>
            </text:list-item>
          </text:list>
        </text:list-item>
      </text:list>
      <text:list xml:id="list161826108023105" text:continue-list="list2450739747153743056" text:style-name="L34">
        <text:list-item>
          <text:list>
            <text:list-item>
              <text:list>
                <text:list-item>
                  <text:p text:style-name="P431">음</text:p>
                </text:list-item>
              </text:list>
            </text:list-item>
          </text:list>
        </text:list-item>
      </text:list>
      <text:list xml:id="list161825192868488" text:continue-list="list8531925549760223950" text:style-name="L33">
        <text:list-item>
          <text:p text:style-name="P404">컨텐츠(1차: RC/비RC)</text:p>
          <text:list>
            <text:list-item>
              <text:p text:style-name="P404">선행연구:<text:span text:style-name="T35">(2012,Kousha et al.)4분야 논문에 대해 논문내 인용하는 유튜브를 자연과학/인문학/사회과학 컨텐츠로 구별</text:span></text:p>
              <text:list>
                <text:list-item>
                  <text:p text:style-name="P433">Interdisciplinary citations 지적:</text:p>
                </text:list-item>
                <text:list-item>
                  <text:p text:style-name="P433">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435">선행연구:(2019,Zong et al.)비디오 개요(← 컨텐츠 중 하나) 유무 그룹별로 피인용수와의 상관</text:p>
            </text:list-item>
            <text:list-item>
              <text:p text:style-name="P434">동기1: <text:span text:style-name="T35">(2012,Kousha et al.)는 </text:span>피인용 유튜브가 대상이었으나, 논문 인용 유튜브에 대해선 이루어지지 않음(← 피인용 유튜브와 논문 인용 유튜브의 비는?)</text:p>
            </text:list-item>
            <text:list-item>
              <text:p text:style-name="P433">동기2: 컨텐츠 분류/조사는 이루어졌으나, 컨텐츠와 연구 지표와의 관계에 대한 연구는 비디오 개요 컨텐츠에 대한 분석이 유일</text:p>
            </text:list-item>
            <text:list-item>
              <text:p text:style-name="P433">가설: 컨텐츠 별 연구 지표와의 상관성엔 유의한 차이가 있다 <text:span text:style-name="T37">(significant difference in correlation by content type)</text:span></text:p>
            </text:list-item>
            <text:list-item>
              <text:p text:style-name="P436">실험</text:p>
            </text:list-item>
          </text:list>
        </text:list-item>
      </text:list>
      <text:list xml:id="list2615706790536643147" text:style-name="L36">
        <text:list-item>
          <text:list>
            <text:list-item>
              <text:list>
                <text:list-item>
                  <text:p text:style-name="P437">비디오 수집, 샘플링</text:p>
                </text:list-item>
                <text:list-item>
                  <text:p text:style-name="P438">컨텐츠 분류</text:p>
                </text:list-item>
                <text:list-item>
                  <text:p text:style-name="P438">각 컨텐츠 별 그룹마다 인용 논문 그룹화,</text:p>
                </text:list-item>
              </text:list>
            </text:list-item>
          </text:list>
        </text:list-item>
      </text:list>
      <text:list xml:id="list8841391466627296726" text:style-name="L37">
        <text:list-item>
          <text:p text:style-name="P424">커뮤니케이터 <text:span text:style-name="T38">SNS 네트워크</text:span></text:p>
          <text:list>
            <text:list-item>
              <text:p text:style-name="P425">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439"><text:s/>동기1: 탑 랭크 리서치 커뮤니케이션 비디오에 대해서도 성립하는가?<text:span text:style-name="T39">(왠지 상업/저널 채널일 듯..?)</text:span></text:p>
            </text:list-item>
            <text:list-item>
              <text:p text:style-name="P425">가설: 인기있는 리서치 커뮤니케이션 비디오들은 조직/대규모 소셜 네트워크를 가지는가?</text:p>
            </text:list-item>
            <text:list-item>
              <text:p text:style-name="P425">실험: 인기 상위 비디오와 그 밖의 비디오 그룹 간 유저 타입/소셜 네트워크 유무와 규모 분석 후 통계 검정</text:p>
            </text:list-item>
          </text:list>
        </text:list-item>
        <text:list-item>
          <text:p text:style-name="P425">비디오 통계와 리서치 메트릭스와의 관계</text:p>
          <text:list>
            <text:list-item>
              <text:p text:style-name="P425">실험</text:p>
              <text:list>
                <text:list-item>
                  <text:p text:style-name="P425">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4316837897367978941" text:style-name="L38">
        <text:list-item>
          <text:p text:style-name="P440">DOI</text:p>
        </text:list-item>
        <text:list-item>
          <text:p text:style-name="P440">doi.org/&lt;DOI&gt;의 리다이렉션 url</text:p>
        </text:list-item>
        <text:list-item>
          <text:p text:style-name="P441">제목<text:span text:style-name="T45">(Crawl 후 비디오 title/description에서 정확히 일치하는 비디오 한정)</text:span></text:p>
        </text:list-item>
        <text:list-item>
          <text:p text:style-name="P440">그 외의 각종 논문 게재 사이트</text:p>
          <text:list>
            <text:list-item>
              <text:p text:style-name="P440">구글 검색 후 </text:p>
            </text:list-item>
          </text:list>
        </text:list-item>
      </text:list>
      <text:p text:style-name="P88">넓은 의미로(관련 동영상)</text:p>
      <text:list xml:id="list4761609550551503323" text:style-name="L39">
        <text:list-item>
          <text:p text:style-name="P442"><text:s/></text:p>
        </text:list-item>
        <text:list-item>
          <text:p text:style-name="P442">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7096781870504332752" text:style-name="L40">
        <text:list-item>
          <text:p text:style-name="P443">Delivery style 레이블이 독자성이 높음. 어떤 객관적 방침(선행연구)으로 레이블을 정의했는가를 설명하는 것이 중요.</text:p>
        </text:list-item>
        <text:list-item>
          <text:p text:style-name="P443">레이블 관계 없이, 일단 ‘비디오 존재 ↔ 고 피인용’을 보여주면 좋음</text:p>
        </text:list-item>
      </text:list>
      <text:p text:style-name="P92"/>
      <text:list xml:id="list1013840188137730110" text:style-name="L41">
        <text:list-item>
          <text:p text:style-name="P444">arxiv 피인용수 크롤러 :크롤러방지… 니미시발!!</text:p>
        </text:list-item>
        <text:list-item>
          <text:p text:style-name="P444"/>
        </text:list-item>
        <text:list-item>
          <text:p text:style-name="P444">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4483477394427975657" text:style-name="L42">
        <text:list-item>
          <text:p text:style-name="P445">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3">キム発表分質疑応答</text:p>
      <text:p text:style-name="P113">1. <text:s text:c="4"/>吉田先生</text:p>
      <text:p text:style-name="P113">Ø 動画有無で論文にやる気の有無が変わるため、データセットの質に偏りがあるのではないか。</text:p>
      <text:p text:style-name="P113">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3">Ø 納得。</text:p>
      <text:p text:style-name="P113">Ø 手法(傾向スコアマッチングなど)が多くあるためいくつかトライしてみると良い。</text:p>
      <text:p text:style-name="P113">2. <text:s text:c="4"/>きみた先生</text:p>
      <text:p text:style-name="P113">Ø 効果的なリサーチコミュニケーションは被引用数のみを考えているか？他にもありそうではないか？</text:p>
      <text:p text:style-name="P113">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5953228126718707451" text:style-name="L43">
        <text:list-item>
          <text:p text:style-name="P446">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333">테마</text:p>
          </table:table-cell>
          <table:table-cell table:style-name="표1.A1" office:value-type="string">
            <text:p text:style-name="P333">Scopus subject area</text:p>
          </table:table-cell>
          <table:table-cell table:style-name="표1.A1" office:value-type="string">
            <text:p text:style-name="P335">필터</text:p>
          </table:table-cell>
          <table:table-cell table:style-name="표1.A1" office:value-type="string">
            <text:p text:style-name="P335">list</text:p>
          </table:table-cell>
          <table:table-cell table:style-name="표1.E1" office:value-type="string">
            <text:p text:style-name="Table_20_Contents">파일</text:p>
          </table:table-cell>
        </table:table-row>
        <table:table-row>
          <table:table-cell table:style-name="표1.A2" office:value-type="string">
            <text:p text:style-name="P333">Life<text:span text:style-name="T87">+Earth</text:span></text:p>
          </table:table-cell>
          <table:table-cell table:style-name="표1.A2" office:value-type="string">
            <text:p text:style-name="P111">Environmental + Earth and Planetary + Agricultural and Biological</text:p>
          </table:table-cell>
          <table:table-cell table:style-name="표1.A2" office:value-type="string">
            <text:p text:style-name="P341">Journals only</text:p>
          </table:table-cell>
          <table:table-cell table:style-name="표1.A2" office:value-type="string">
            <text:p text:style-name="P335">1000/<text:span text:style-name="T86">5684</text:span></text:p>
          </table:table-cell>
          <table:table-cell table:style-name="표1.E2" office:value-type="string">
            <text:p text:style-name="P333">source-results-life_science-citescore-2013.<text:span text:style-name="T54">xlsx</text:span></text:p>
          </table:table-cell>
        </table:table-row>
        <table:table-row>
          <table:table-cell table:style-name="표1.A2" office:value-type="string">
            <text:p text:style-name="P335">Math &amp; Computer Science</text:p>
          </table:table-cell>
          <table:table-cell table:style-name="표1.A2" office:value-type="string">
            <text:p text:style-name="P115">Computer Science + Mathmatics</text:p>
          </table:table-cell>
          <table:table-cell table:style-name="표1.A2" office:value-type="string">
            <text:p text:style-name="P338">Journals only</text:p>
          </table:table-cell>
          <table:table-cell table:style-name="표1.A2" office:value-type="string">
            <text:p text:style-name="P335">1000/3201</text:p>
          </table:table-cell>
          <table:table-cell table:style-name="표1.E2" office:value-type="string">
            <text:p text:style-name="P335">source-results-math_cs-citescore-2013.xlsx</text:p>
          </table:table-cell>
        </table:table-row>
      </table:table>
      <text:p text:style-name="P111"/>
      <text:p text:style-name="P34">200708</text:p>
      <text:p text:style-name="P114">일단 실험...</text:p>
      <text:p text:style-name="P114">저널: IF최상위 저널</text:p>
      <text:p text:style-name="P114">분야: Didegah et al.</text:p>
      <text:list xml:id="list4482285441916536267" text:style-name="L44">
        <text:list-item>
          <text:p text:style-name="P448">Social &amp; Humanities</text:p>
        </text:list-item>
        <text:list-item>
          <text:p text:style-name="P448">Biomed &amp; Health: </text:p>
        </text:list-item>
        <text:list-item>
          <text:p text:style-name="P449">Life &amp; Earth: <text:span text:style-name="T88">284.2개 채널</text:span></text:p>
        </text:list-item>
        <text:list-item>
          <text:p text:style-name="P448">Physical &amp; Engineering</text:p>
        </text:list-item>
        <text:list-item>
          <text:p text:style-name="P450">Math &amp; Computer: <text:span text:style-name="T53">arXiv cs.LG결과가 있으므로, 이것 부터</text:span></text:p>
        </text:list-item>
      </text:list>
      <text:p text:style-name="P117">CiteScore상위 10%에서 추출: 320.1개 저널</text:p>
      <text:p text:style-name="P118">Scopus 검색</text:p>
      <text:p text:style-name="P120">SUBAREA(MATH OR COMP) AND</text:p>
      <text:p text:style-name="P120">PUBDATETXT(January 2014) AND</text:p>
      <text:p text:style-name="P120">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4"/>
      <text:p text:style-name="P35">200709 mentorochi</text:p>
      <text:p text:style-name="P119">유명 사이언스 커뮤니케이터가 언급한 논문의 피인용수/AAS가 급 증가한 케이스를 찾아내보면 어떤가?</text:p>
      <text:p text:style-name="P119"/>
      <text:p text:style-name="P119">석사 템플릿은 자유. Overleaf 템플릿이 쓰기 쉬울 듯</text:p>
      <text:p text:style-name="P119">노르마 없음. 50페이지면 충분</text:p>
      <text:p text:style-name="P119">영어 가능.</text:p>
      <text:p text:style-name="P119"/>
      <text:p text:style-name="P36">200710</text:p>
      <text:p text:style-name="P122">math+comp 소스 5%만…<text:span text:style-name="T63">(155개)</text:span></text:p>
      <text:p text:style-name="P121">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3"/>
      <text:p text:style-name="P124">1401~03 리다이렉션 크롤링 완료.</text:p>
      <text:p text:style-name="P124">Err처리 필요.</text:p>
      <text:p text:style-name="P123"/>
      <text:p text:style-name="P128">200711</text:p>
      <text:p text:style-name="P125">1401~1406 리다이렉션 크롤링 완료.</text:p>
      <text:p text:style-name="P125">Err처리 필요.</text:p>
      <text:p text:style-name="P125"/>
      <text:p text:style-name="P129">200716</text:p>
      <text:p text:style-name="P131">해야할 일</text:p>
      <text:p text:style-name="P131">1 pdf링크 채우기</text:p>
      <text:p text:style-name="P131">2 잘못된 리다이렉션 수정</text:p>
      <text:p text:style-name="P125"/>
      <text:p text:style-name="P130">200719</text:p>
      <text:p text:style-name="P126">비디오 수집 시작: 1월</text:p>
      <text:p text:style-name="P127">videos <text:span text:style-name="T34">는 모두 필터 적용</text:span></text:p>
      <text:p text:style-name="P132">1. DOI</text:p>
      <text:p text:style-name="P134">search_20200719_111900.txt</text:p>
      <text:p text:style-name="P134">videos_20200719_145026.txt<text:span text:style-name="T61">(필터x)</text:span> <text:span text:style-name="T60">+13</text:span></text:p>
      <text:p text:style-name="P132">2. redirection</text:p>
      <text:p text:style-name="P134">search_20200719_131640.txt</text:p>
      <text:p text:style-name="P134">videos_20200719_185202.txt</text:p>
      <text:p text:style-name="P132">3. title</text:p>
      <text:p text:style-name="P133">search_20200719_133736.txt</text:p>
      <text:p text:style-name="P133">videos_20200719_190933.txt</text:p>
      <text:p text:style-name="P132">총 1<text:span text:style-name="T62">3</text:span>편</text:p>
      <text:p text:style-name="P132"/>
      <text:p text:style-name="P132">2월</text:p>
      <text:p text:style-name="P142"><text:span text:style-name="T57">1. </text:span><text:span text:style-name="T58">D</text:span><text:span text:style-name="T57">OI</text:span></text:p>
      <text:p text:style-name="P134">search_20200719_201448.txt</text:p>
      <text:p text:style-name="P142"><text:span text:style-name="T57">videos_20200719_202104.txt </text:span><text:span text:style-name="T59">+7</text:span></text:p>
      <text:p text:style-name="P143"><text:span text:style-name="T59">2. </text:span><text:span text:style-name="T57">redirection</text:span></text:p>
      <text:p text:style-name="P143">search_20200719_203509.txt</text:p>
      <text:p text:style-name="P144"><text:soft-page-break/>videos_20200719_203850.txt +2</text:p>
      <text:p text:style-name="P134"/>
      <text:p text:style-name="P141">200720 <text:span text:style-name="T74">labmtg</text:span></text:p>
      <text:p text:style-name="P135">3. title</text:p>
      <text:p text:style-name="P135">search_20200720_094049.txt</text:p>
      <text:p text:style-name="P140">videos_20200721_180320.txt +0</text:p>
      <text:p text:style-name="P140"/>
      <text:p text:style-name="P135"/>
      <text:p text:style-name="P135">발표…</text:p>
      <text:p text:style-name="P135"/>
      <text:p text:style-name="P135">한 것:</text:p>
      <text:p text:style-name="P136">2013 scopus computer science + mathematics분야 CiteScore상위5% 저널<text:span text:style-name="T64">(155개)</text:span>에서</text:p>
      <text:p text:style-name="P136">1401(1618편)~1402(1529편) 논고 3147편 중 22편(0.70%) 언급 비디오 22개 수집</text:p>
      <text:p text:style-name="P136">방법: doi/redirection/title이 비디오 타이틀/설명문에 정확히 언급됨</text:p>
      <text:p text:style-name="P136"/>
      <text:p text:style-name="P136">1901~1903 arXiv CS.LG언급 (55/1676 = 3.28%)보다 훨씬 못한 수치</text:p>
      <text:p text:style-name="P136"/>
      <text:p text:style-name="P136">가설</text:p>
      <text:p text:style-name="P53">1. 포함 분야의 차이: 머신러닝이 인기 소분야라서 (← 2014 데이터셋에도 최상위 머신러닝은 포함되어 있으므로 기각)</text:p>
      <text:p text:style-name="P137">2. 분야 인기의 차이: 당시 머신러닝은 비인기 분야</text:p>
      <text:p text:style-name="P136"><text:span text:style-name="T63">3</text:span>. 시간: 과거엔 유튜브 리서치 커뮤니케이션이 덜 활성화 되어있어서 + 과거 논문은 주목받기 힘들어서</text:p>
      <text:p text:style-name="P138">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6"/>
      <text:p text:style-name="P136">사카타 비디오</text:p>
      <text:p text:style-name="P136"><text:a xlink:type="simple" xlink:href="https://www.youtube.com/watch?v=rH7lSdX_fpY" text:style-name="Internet_20_link" text:visited-style-name="Visited_20_Internet_20_Link"><text:span text:style-name="T65">https://www.youtube.com/watch?v=rH7lSdX_fpY</text:span></text:a></text:p>
      <text:p text:style-name="P145"/>
      <text:p text:style-name="P145">앞으로의 후보</text:p>
      <text:p text:style-name="P146">1. 연도를 앞당긴다</text:p>
      <text:p text:style-name="P146">2014는 넘 과거… 최근으로 올수록 활발해지는 모습이 보이면… 뭐가 좋지? 당연한거 아닌가?</text:p>
      <text:p text:style-name="P146">2. 분야 변화</text:p>
      <text:p text:style-name="P146">머신 러닝으로만 좁힌다? 음;</text:p>
      <text:p text:style-name="P146">아니면 대분야를 바꾼다. 흠</text:p>
      <text:p text:style-name="P206">3. 논문 중심이 아닌, 커뮤니케이터 중심으로?</text:p>
      <text:p text:style-name="P146">논문 → 커뮤니케이터</text:p>
      <text:p text:style-name="P146">비디오 대부분이 활동량 적은 일반인(저자 등)이기 때문에, 의미있는 효과가 보이지 않는다.</text:p>
      <text:p text:style-name="P146">커뮤니케이터 → 논문</text:p>
      <text:p text:style-name="P146">먼저 영향력 있는 커뮤니케이터를 선정하고 그의 컨텐츠에서 논문 언급을 찾는게 나을듯.</text:p>
      <text:p text:style-name="P146">단 리서치 커뮤니케이터는 수가 적으므로 사이언스 커뮤니케이터가 나을듯.</text:p>
      <text:p text:style-name="P147">ex. 유명 사이언스 커뮤니케이터의 논문 언급</text:p>
      <text:p text:style-name="P148">1.(이후)논문 스코어 변화</text:p>
      <text:p text:style-name="P148">2.(이전)성공적인 유튜브 사이언스 커뮤니케이션이 성립하는 배경()</text:p>
      <text:p text:style-name="P145"/>
      <text:p text:style-name="P148">문제:</text:p>
      <text:p text:style-name="P148">1. 사이언스 커뮤니케이션에선 출처를 안남기는 경우가 많다 (Kurzgesagt – In a Nutshell채널)</text:p>
      <text:p text:style-name="P139"><text:span text:style-name="T65">→</text:span><text:span text:style-name="T66"> 학술관계자(저널/회의 등) 채널 비디오를 중심으로</text:span></text:p>
      <text:p text:style-name="P148"/>
      <text:p text:style-name="P148"><text:soft-page-break/>할일:</text:p>
      <text:p text:style-name="P148">일단 커뮤니케이터를 찾는다.</text:p>
      <text:p text:style-name="P148">-학술지 운영 채널</text:p>
      <text:p text:style-name="P148">-비디오 저널</text:p>
      <text:p text:style-name="P148"/>
      <text:p text:style-name="P148">랩미팅</text:p>
      <text:list xml:id="list4794096492229338473" text:style-name="L45">
        <text:list-item>
          <text:p text:style-name="P455">코로나 상황 등에서 비디오 리서치 커뮤니케이션의 이의는 분명 있다.</text:p>
        </text:list-item>
        <text:list-item>
          <text:p text:style-name="P455">경향 스코어:<text:span text:style-name="T75">if/H-index의 동향이 서로 다름. 동시에 맞추는건 어려울것.</text:span></text:p>
        </text:list-item>
        <text:list-item>
          <text:p text:style-name="P456">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457">한정 비디오: 일부 사용자에게만 보여지게 한 비디오 존재 가능성. 그런게 활발한 채널은, 앞으로도 비디오를 통한 커뮤니케이션 활성화가 기대됨.</text:p>
        </text:list-item>
      </text:list>
      <text:p text:style-name="P149"/>
      <text:p text:style-name="P207">200721</text:p>
      <text:p text:style-name="P150"/>
      <text:p text:style-name="P151">3월</text:p>
      <text:p text:style-name="P151">1. doi</text:p>
      <text:p text:style-name="P151">search_20200721_181653.txt</text:p>
      <text:p text:style-name="P151">videos_20200721_184014.txt +14</text:p>
      <text:p text:style-name="P151">2. redirection</text:p>
      <text:p text:style-name="P152">search_20200721_184632.txt</text:p>
      <text:p text:style-name="P153">videos_20200721_190251.txt +9</text:p>
      <text:p text:style-name="P153">3. title</text:p>
      <text:p text:style-name="P154">search_20200721_191317.txt</text:p>
      <text:p text:style-name="P154">videos_20200721_191536.txt +0</text:p>
      <text:p text:style-name="P154"/>
      <text:p text:style-name="P153"/>
      <text:p text:style-name="P208">200722</text:p>
      <text:p text:style-name="P155">비디오 content</text:p>
      <text:list xml:id="list161826800884585" text:continue-list="list6431017849295062619" text:style-name="L14">
        <text:list-item>
          <text:p text:style-name="P366">paper_explanation: 대상 논문 해설을 예고/논문의 진척, 새로운 결과 등을 소개(/논문 저자)</text:p>
          <text:list>
            <text:list-item>
              <text:p text:style-name="P451"><text:span text:style-name="T76">(음성or설명문)</text:span>대상 논문 해설할 것을 예고 <text:span text:style-name="T76">or</text:span> <text:span text:style-name="T76">(시각)</text:span>논문 제목을 명시해야함</text:p>
            </text:list-item>
            <text:list-item>
              <text:p text:style-name="P451">논문 원문<text:span text:style-name="T76">(Fig/Table)</text:span>의 일부가 표시되어야 함</text:p>
            </text:list-item>
            <text:list-item>
              <text:p text:style-name="P366">논문을 그냥 읽는 것도 포함</text:p>
            </text:list-item>
            <text:list-item>
              <text:p text:style-name="P366">형식: 프레젠테이션, 판서, ...</text:p>
            </text:list-item>
            <text:list-item>
              <text:p text:style-name="P366">청중이 학술 관련자(학회 발표<text:span text:style-name="T9">)</text:span></text:p>
            </text:list-item>
          </text:list>
        </text:list-item>
        <text:list-item>
          <text:p text:style-name="P366">paper_<text:span text:style-name="T77">linked_</text:span>supplementary: 논문 내에서 supplementary로 명시/description에서 supplementary, demo 등을 명시</text:p>
          <text:list>
            <text:list-item>
              <text:p text:style-name="P451"><text:span text:style-name="T76">(대상 논문)</text:span>논문 내/논문 사이트에서 <text:span text:style-name="T76">supplementary 비디오 명시</text:span></text:p>
            </text:list-item>
          </text:list>
        </text:list-item>
        <text:list-item>
          <text:p text:style-name="P489">paper_supplementary</text:p>
          <text:list>
            <text:list-item>
              <text:p text:style-name="P452">(대상 논문)논문 내/논문 사이트에서 명시 없음</text:p>
            </text:list-item>
            <text:list-item>
              <text:p text:style-name="P363">(대상 논문)영상이 논문 내 자료 원본 혹은 그 연장선(애니메이션 등)일때</text:p>
            </text:list-item>
          </text:list>
        </text:list-item>
        <text:list-item>
          <text:p text:style-name="P366">paper_application: 논문의 수법, 기술을 적용, 활용한 독자적인 결과 영상, 소개</text:p>
          <text:list>
            <text:list-item>
              <text:p text:style-name="P490"/>
            </text:list-item>
          </text:list>
        </text:list-item>
        <text:list-item>
          <text:p text:style-name="P368">paper_assessment: (논문 소개 후에) 논문 평가가 주요 내용</text:p>
        </text:list-item>
        <text:list-item>
          <text:p text:style-name="P368">paper_reference: 주제의 일환으로 논문의 존재나 관련된 내용을 언급할 뿐, 논문의 해설되지 않음/영상 중 논문 언급이 없음/연구</text:p>
          <text:list>
            <text:list-item>
              <text:p text:style-name="P453">초두에 논문 해설할 것을 명시하지 않음</text:p>
            </text:list-item>
            <text:list-item>
              <text:p text:style-name="P454">description상에 reference로 명시되어 있음</text:p>
            </text:list-item>
            <text:list-item>
              <text:p text:style-name="P371"><text:soft-page-break/>논문 언급 분량이 적음<text:span text:style-name="T77">(얼마나 적음?)</text:span></text:p>
            </text:list-item>
            <text:list-item>
              <text:p text:style-name="P371">논문 본문이 표시될 수 있음</text:p>
            </text:list-item>
            <text:list-item>
              <text:p text:style-name="P371">아예 논문과 관계 없는 영상일 수 있음</text:p>
            </text:list-item>
          </text:list>
        </text:list-item>
        <text:list-item>
          <text:p text:style-name="P375">news: 논문이 주 내용이나, 홍보가 주 목적, 설명은 있으나 해설이 주 목적이 아님</text:p>
          <text:list>
            <text:list-item>
              <text:p text:style-name="P491">preview비디오 포함</text:p>
            </text:list-item>
            <text:list-item>
              <text:p text:style-name="P492">dissemination목적. </text:p>
            </text:list-item>
            <text:list-item>
              <text:p text:style-name="P375">홍보 대상은 논문 자체/논문과 관련된 프로젝트 등일수 있음.</text:p>
            </text:list-item>
          </text:list>
        </text:list-item>
      </text:list>
      <text:p text:style-name="P325"/>
      <text:p text:style-name="P325">목적/취지가 이어지는 영상이라면, 전체의 비주얼/오디오 스타일을 감안하여 통일.</text:p>
      <text:p text:style-name="P325"/>
      <text:p text:style-name="P326">인기 채널 의해 언급되는 케이스</text:p>
      <text:list xml:id="list3495664816540686814" text:style-name="L46">
        <text:list-item>
          <text:p text:style-name="P493">assessment</text:p>
          <text:list>
            <text:list-item>
              <text:p text:style-name="P496">OuGtd8nhm6Y, xRuZDG0QgH8 : 훗날 자세히 언급되는 케이스</text:p>
            </text:list-item>
          </text:list>
        </text:list-item>
        <text:list-item>
          <text:p text:style-name="P493">reference</text:p>
          <text:list>
            <text:list-item>
              <text:p text:style-name="P494">AO6NkJcfYNc, <text:span text:style-name="T79">Xx0SsffdMBw: 전문가?</text:span></text:p>
            </text:list-item>
            <text:list-item>
              <text:p text:style-name="P498">bTUvI-a8uGA, AgIG22l5oOM: 유사과학? 음모론?</text:p>
            </text:list-item>
            <text:list-item>
              <text:p text:style-name="P500"><text:span text:style-name="T78">5tkLCzvD3uo, </text:span>cjRK1KK3nA8: 과학채널</text:p>
            </text:list-item>
          </text:list>
        </text:list-item>
      </text:list>
      <text:p text:style-name="P326"/>
      <text:p text:style-name="P327"/>
      <text:p text:style-name="P156">3개월치 비디오 라벨링 완료</text:p>
      <text:p text:style-name="P151"/>
      <text:p text:style-name="P209">2007<text:span text:style-name="T82">2</text:span>3</text:p>
      <text:p text:style-name="P151"/>
      <text:p text:style-name="P157">4월</text:p>
      <text:p text:style-name="P157">1. doi</text:p>
      <text:p text:style-name="P157">search_20200722_024418.txt</text:p>
      <text:p text:style-name="P157">videos_20200723_024558.txt +29</text:p>
      <text:p text:style-name="P157">2. redirection</text:p>
      <text:p text:style-name="P157">search_20200723_025350.<text:span text:style-name="T80">txt</text:span></text:p>
      <text:p text:style-name="P158">videos_20200723_025719.txt +3</text:p>
      <text:p text:style-name="P157">3. title</text:p>
      <text:p text:style-name="P159">search_20200723_030646.txt</text:p>
      <text:p text:style-name="P159">videos_20200723_032614.txt <text:span text:style-name="T81">+0</text:span></text:p>
      <text:p text:style-name="P149"/>
      <text:p text:style-name="P210">200724</text:p>
      <text:p text:style-name="P160">5월</text:p>
      <text:p text:style-name="P162">1.doi</text:p>
      <text:p text:style-name="P161">search_20200724_094200.txt</text:p>
      <text:p text:style-name="P161">videos_20200724_095857.txt <text:span text:style-name="T83">+35</text:span></text:p>
      <text:p text:style-name="P162">2.redirection</text:p>
      <text:p text:style-name="P163">search_20200724_100521.txt</text:p>
      <text:p text:style-name="P164">videos_20200724_101008.txt +1</text:p>
      <text:p text:style-name="P164">3. title</text:p>
      <text:p text:style-name="P165">Skip.</text:p>
      <text:p text:style-name="P165"/>
      <text:p text:style-name="P165">6월</text:p>
      <text:p text:style-name="P165">1.<text:span text:style-name="T84">doi</text:span></text:p>
      <text:p text:style-name="P168">search_20200724_102249.txt</text:p>
      <text:p text:style-name="P169">videos_20200725_135128.txt +21</text:p>
      <text:p text:style-name="P169"/>
      <text:p text:style-name="P165"/>
      <text:p text:style-name="P211"><text:soft-page-break/>200724</text:p>
      <text:p text:style-name="P166">visual_style</text:p>
      <text:list xml:id="list892107118328090475" text:style-name="L47">
        <text:list-item>
          <text:p text:style-name="P458">creative</text:p>
          <text:list>
            <text:list-item>
              <text:p text:style-name="P458">논문과 직접 관련 없는(또는 관계를 알 수 없는) 컨텐츠가 포함</text:p>
            </text:list-item>
            <text:list-item>
              <text:p text:style-name="P458">raw video + 논문 자료 외의 컨텐츠가 포함됨</text:p>
            </text:list-item>
            <text:list-item>
              <text:p text:style-name="P458">비디오의 이어붙이기는 포함<text:span text:style-name="T85">x</text:span></text:p>
            </text:list-item>
            <text:list-item>
              <text:p text:style-name="P458">촬영 비디오/논문 자료가 가공됨</text:p>
            </text:list-item>
          </text:list>
        </text:list-item>
        <text:list-item>
          <text:p text:style-name="P458">presentation</text:p>
          <text:list>
            <text:list-item>
              <text:p text:style-name="P458">논문에 제시된 자료를 정적/동적 화면의 나열로 설명</text:p>
            </text:list-item>
            <text:list-item>
              <text:p text:style-name="P460">(소개 슬라이드→ 비디오)의 반복도 포함</text:p>
              <text:list>
                <text:list-item>
                  <text:p text:style-name="P460">단 2번 이상 반복되어야 함. (소개→비디오)는 <text:span text:style-name="T95">raw취급</text:span></text:p>
                </text:list-item>
              </text:list>
            </text:list-item>
            <text:list-item>
              <text:p text:style-name="P460">비디오 클립만 이어붙이는건 비포함(<text:span text:style-name="T94">raw</text:span>)</text:p>
            </text:list-item>
            <text:list-item>
              <text:p text:style-name="P462">음성으로 설명하면서 동적 화면이 나열되는건 → 비포함! raw로</text:p>
              <text:list>
                <text:list-item>
                  <text:p text:style-name="P462">음성은 음성 레이블로 설명. raw+narrative</text:p>
                </text:list-item>
              </text:list>
            </text:list-item>
          </text:list>
        </text:list-item>
        <text:list-item>
          <text:p text:style-name="P458">raw: 촬영된 비디오를 가공 없이 게재</text:p>
          <text:list>
            <text:list-item>
              <text:p text:style-name="P461">비디오 클립만 이어붙이는 것 포함</text:p>
            </text:list-item>
            <text:list-item>
              <text:p text:style-name="P458">논문 자료의 비디오/애니메이션 판도 포함</text:p>
            </text:list-item>
            <text:list-item>
              <text:p text:style-name="P458">정지된 논문 자료를 한장을 보여주는건 <text:span text:style-name="T107">fixed, 여러장을 나열하면 raw?</text:span></text:p>
            </text:list-item>
          </text:list>
        </text:list-item>
        <text:list-item>
          <text:p text:style-name="P458">fixed</text:p>
          <text:list>
            <text:list-item>
              <text:p text:style-name="P458">(본질적으로)고정된 화면</text:p>
            </text:list-item>
            <text:list-item>
              <text:p text:style-name="P459">정지된 논문 자료를 한장을 보여줌</text:p>
            </text:list-item>
          </text:list>
        </text:list-item>
      </text:list>
      <text:p text:style-name="P149"/>
      <text:p text:style-name="P167">합성 음성도 꽤 있음. 분류 해볼까?</text:p>
      <text:p text:style-name="P167">말하는 속도에도 편차가 있음. 음성 레이블링 끝나면 측정해보는게 좋을듯.</text:p>
      <text:p text:style-name="P149"/>
      <text:p text:style-name="P169">6월</text:p>
      <text:p text:style-name="P169">2.redirection</text:p>
      <text:p text:style-name="P169">search_20200725_135753.txt</text:p>
      <text:p text:style-name="P169">videos_20200725_140523.txt +9</text:p>
      <text:p text:style-name="P169"/>
      <text:p text:style-name="P214">200725</text:p>
      <text:p text:style-name="P169"/>
      <text:p text:style-name="P170">Life &amp; Earth: 284.2개 채널 → (N/A, 공백 제거)278개</text:p>
      <text:p text:style-name="P219"><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text:span><text:soft-page-break/><text:span text:style-name="T56">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69">→ 6267건: 너무 많네… 소스를 줄이자. <text:span text:style-name="T89">math+comp </text:span>똑같이 상위 155개</text:p>
      <text:p text:style-name="P220"><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text:span><text:soft-page-break/><text:span text:style-name="T56">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69">→<text:span text:style-name="T90"> 4299건: 실화? 상위 80개로</text:span></text:p>
      <text:p text:style-name="P221"><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69">→ 2391건: 60개로</text:p>
      <text:p text:style-name="P169">아니 잠깐만; 그냥 위에서 차례대로 해나가면 만개도 할 수 있자나;</text:p>
      <text:p text:style-name="P222"><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69">→ 1444건 </text:p>
      <text:p text:style-name="P169"/>
      <text:p text:style-name="P212">200727</text:p>
      <text:p text:style-name="P171">Life+Earth</text:p>
      <text:p text:style-name="P171">2월</text:p>
      <text:p text:style-name="P171">1.doi</text:p>
      <text:p text:style-name="P172">search_20200727_004741.txt</text:p>
      <text:p text:style-name="P172">videos_20200727_004847.txt +3</text:p>
      <text:p text:style-name="P172">2.redirection</text:p>
      <text:p text:style-name="P173">search_20200727_005328.txt</text:p>
      <text:p text:style-name="P173">videos_20200727_005440.txt +3</text:p>
      <text:p text:style-name="P173"/>
      <text:p text:style-name="P173">1월</text:p>
      <text:p text:style-name="P173">1.doi</text:p>
      <text:p text:style-name="P174">search_20200727_010226.txt</text:p>
      <text:p text:style-name="P174">videos_20200727_010400.txt +22</text:p>
      <text:p text:style-name="P171"/>
      <text:p text:style-name="P175"><text:soft-page-break/>炎上：페미니즘 옹호 영상에 인용되는 케이스</text:p>
      <text:list xml:id="list41230265649321277" text:style-name="L48">
        <text:list-item>
          <text:p text:style-name="P463">8N-tkrxAEWw</text:p>
        </text:list-item>
      </text:list>
      <text:p text:style-name="P169"/>
      <text:p text:style-name="P177">(idx_video &gt;= 76부터)</text:p>
      <text:p text:style-name="P178">video_visual: 전체적 영상 스타일</text:p>
      <text:p text:style-name="P177"><text:span text:style-name="T91">paper_visual</text:span>: 대상 논문이 소개되는 파트의 영상만을 고려. 영상 전체의 구성이 아님.</text:p>
      <text:list xml:id="list2624509039560325644" text:style-name="L49">
        <text:list-item>
          <text:p text:style-name="P464">논문이 소개되는 파트의 정의</text:p>
          <text:list>
            <text:list-item>
              <text:p text:style-name="P464">영상에 논문 제목<text:span text:style-name="T91">|저자|기관이 표시</text:span></text:p>
            </text:list-item>
            <text:list-item>
              <text:p text:style-name="P464">음성으로 상동 내용을 정확히 언급</text:p>
            </text:list-item>
            <text:list-item>
              <text:p text:style-name="P464">파트가 확인되지 않을 경우, <text:span text:style-name="T92">none처리</text:span></text:p>
            </text:list-item>
          </text:list>
        </text:list-item>
      </text:list>
      <text:p text:style-name="P178">audio_style: 전체적 음성 스타일</text:p>
      <text:p text:style-name="P178"/>
      <text:p text:style-name="P179">idx 151까지 레이블링 완료</text:p>
      <text:p text:style-name="P177"/>
      <text:p text:style-name="P213">200728</text:p>
      <text:p text:style-name="P177">2.<text:span text:style-name="T93">redirection</text:span></text:p>
      <text:p text:style-name="P180">search_20200728_101953.txt</text:p>
      <text:p text:style-name="P180">videos_20200728_102246.txt +11</text:p>
      <text:p text:style-name="P180"/>
      <text:p text:style-name="P181">3월</text:p>
      <text:p text:style-name="P181">1.doi</text:p>
      <text:p text:style-name="P182">search_20200728_102857.txt</text:p>
      <text:p text:style-name="P182">videos_20200728_103853.txt +24</text:p>
      <text:p text:style-name="P182">2.redirection</text:p>
      <text:p text:style-name="P183">search_20200728_104428.txt</text:p>
      <text:p text:style-name="P183">videos_20200728_105902.txt +7</text:p>
      <text:p text:style-name="P177"/>
      <text:p text:style-name="P184">4월</text:p>
      <text:p text:style-name="P184">1.doi</text:p>
      <text:p text:style-name="P184">search_20200728_110649.txt</text:p>
      <text:p text:style-name="P185"/>
      <text:p text:style-name="P215">200729</text:p>
      <text:p text:style-name="P185">videos_20200729_173802.txt +6</text:p>
      <text:p text:style-name="P215"/>
      <text:p text:style-name="P185">2.redirection</text:p>
      <text:p text:style-name="P186">search_20200729_174051.txt</text:p>
      <text:p text:style-name="P186">videos_20200729_174756.txt +3</text:p>
      <text:p text:style-name="P186"/>
      <text:p text:style-name="P186">5월</text:p>
      <text:p text:style-name="P187">1.doi</text:p>
      <text:p text:style-name="P187">search_20200729_175057.txt</text:p>
      <text:p text:style-name="P187">videos_20200729_175632.txt +3</text:p>
      <text:p text:style-name="P187">2.redirection</text:p>
      <text:p text:style-name="P188">search_20200729_175828.txt</text:p>
      <text:p text:style-name="P188">videos_20200729_180418.txt +8</text:p>
      <text:p text:style-name="P184"/>
      <text:p text:style-name="P189">시발 라벨링 다날렸다!!!!</text:p>
      <text:p text:style-name="P184"/>
      <text:p text:style-name="P190">idx&lt;=134 그룹</text:p>
      <text:p text:style-name="P184"/>
      <text:p text:style-name="P216">200730 <text:span text:style-name="T100">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44">N​</text:p>
          </table:table-cell>
          <table:table-cell table:style-name="Table1.A1" office:value-type="string">
            <text:p text:style-name="P344">%​</text:p>
          </table:table-cell>
          <table:table-cell table:style-name="Table1.A1" office:value-type="string">
            <text:p text:style-name="P344">Engagement​</text:p>
          </table:table-cell>
          <table:table-cell table:style-name="Table1.A1" office:value-type="string">
            <text:p text:style-name="P344">Group By​</text:p>
          </table:table-cell>
        </table:table-row>
        <text:soft-page-break/>
        <table:table-row>
          <table:table-cell table:style-name="Table1.A1" office:value-type="string">
            <text:p text:style-name="P344">11​</text:p>
          </table:table-cell>
          <table:table-cell table:style-name="Table1.A1" office:value-type="string">
            <text:p text:style-name="P344">8.2​</text:p>
          </table:table-cell>
          <table:table-cell table:style-name="Table1.A1" office:value-type="string">
            <text:p text:style-name="P344">paper_explanation​</text:p>
          </table:table-cell>
          <table:table-cell table:style-name="Table1.A1" office:value-type="string">
            <text:p text:style-name="P344">paper_explanation​</text:p>
          </table:table-cell>
        </table:table-row>
        <table:table-row>
          <table:table-cell table:style-name="Table1.A1" office:value-type="string">
            <text:p text:style-name="P344">1​</text:p>
          </table:table-cell>
          <table:table-cell table:style-name="Table1.A1" office:value-type="string">
            <text:p text:style-name="P344">0.7​</text:p>
          </table:table-cell>
          <table:table-cell table:style-name="Table1.A1" office:value-type="string">
            <text:p text:style-name="P344">paper_linked_supplementary​</text:p>
          </table:table-cell>
          <table:table-cell table:style-name="Table1.A1" table:number-rows-spanned="2" office:value-type="string">
            <text:p text:style-name="P344">paper_supplementary​</text:p>
          </table:table-cell>
        </table:table-row>
        <table:table-row>
          <table:table-cell table:style-name="Table1.A1" office:value-type="string">
            <text:p text:style-name="P344">30​</text:p>
          </table:table-cell>
          <table:table-cell table:style-name="Table1.A1" office:value-type="string">
            <text:p text:style-name="P344">22.4​</text:p>
          </table:table-cell>
          <table:table-cell table:style-name="Table1.A1" office:value-type="string">
            <text:p text:style-name="P344">paper_supplementary​</text:p>
          </table:table-cell>
          <table:covered-table-cell/>
        </table:table-row>
        <table:table-row>
          <table:table-cell table:style-name="Table1.A1" office:value-type="string">
            <text:p text:style-name="P344">1​</text:p>
          </table:table-cell>
          <table:table-cell table:style-name="Table1.A1" office:value-type="string">
            <text:p text:style-name="P344">0.7​</text:p>
          </table:table-cell>
          <table:table-cell table:style-name="Table1.A1" office:value-type="string">
            <text:p text:style-name="P344">paper_application​</text:p>
          </table:table-cell>
          <table:table-cell table:style-name="Table1.A1" table:number-rows-spanned="2" office:value-type="string">
            <text:p text:style-name="P344">paper_assessment​</text:p>
          </table:table-cell>
        </table:table-row>
        <table:table-row>
          <table:table-cell table:style-name="Table1.A1" office:value-type="string">
            <text:p text:style-name="P344">3​</text:p>
          </table:table-cell>
          <table:table-cell table:style-name="Table1.A1" office:value-type="string">
            <text:p text:style-name="P344">2.<text:span text:style-name="T96">2</text:span>​</text:p>
          </table:table-cell>
          <table:table-cell table:style-name="Table1.A1" office:value-type="string">
            <text:p text:style-name="P344">paper_assessment​</text:p>
          </table:table-cell>
          <table:covered-table-cell/>
        </table:table-row>
        <table:table-row>
          <table:table-cell table:style-name="Table1.A1" office:value-type="string">
            <text:p text:style-name="P344">88​</text:p>
          </table:table-cell>
          <table:table-cell table:style-name="Table1.A1" office:value-type="string">
            <text:p text:style-name="P344">65.7​</text:p>
          </table:table-cell>
          <table:table-cell table:style-name="Table1.A1" office:value-type="string">
            <text:p text:style-name="P344">paper_reference​</text:p>
          </table:table-cell>
          <table:table-cell table:style-name="Table1.A1" office:value-type="string">
            <text:p text:style-name="P344">paper_reference​</text:p>
          </table:table-cell>
        </table:table-row>
      </table:table>
      <text:p text:style-name="P184"/>
      <text:p text:style-name="P191"/>
      <text:p text:style-name="P193">2페이지:arXiv비교</text:p>
      <text:p text:style-name="P193">arxiv 설명비디오가 압도적으로 높다.→ 논문 자체에 관심을 가지고 (제대로 읽고) 제작하는 사람이 많다.</text:p>
      <text:p text:style-name="P193"/>
      <text:p text:style-name="P193"><text:span text:style-name="T99">과거엔 비디오 커뮤니케이션 비인기 + (</text:span>최근 논문에만 관심이 높다. 옛날 논문엔 관심<text:span text:style-name="T99">x)</text:span></text:p>
      <text:p text:style-name="P191"/>
      <text:p text:style-name="P191"><text:span text:style-name="T98">3</text:span>페이지: 경과년수과 뷰, 라이크</text:p>
      <text:list xml:id="list7401125133466236047" text:style-name="L50">
        <text:list-item>
          <text:p text:style-name="P465">y값: 대체로 0주변, 과학채널의 reference 비디오에 한해서 높은 케이스</text:p>
        </text:list-item>
        <text:list-item>
          <text:p text:style-name="P465">x값:</text:p>
          <text:list>
            <text:list-item>
              <text:p text:style-name="P465">reference: 전체적으로 꾸준히</text:p>
            </text:list-item>
            <text:list-item>
              <text:p text:style-name="P465">supplementary: 당연히 논문 발표 즈음에 공개</text:p>
            </text:list-item>
            <text:list-item>
              <text:p text:style-name="P465">explanation, assessment: 3년 즈음부터 공개</text:p>
            </text:list-item>
          </text:list>
        </text:list-item>
        <text:list-item>
          <text:p text:style-name="P465"/>
        </text:list-item>
      </text:list>
      <text:p text:style-name="P191"/>
      <text:p text:style-name="P191"><text:span text:style-name="T98">4</text:span>페이지: 스케일</text:p>
      <text:list xml:id="list4024477254259190450" text:style-name="L51">
        <text:list-item>
          <text:p text:style-name="P466">대체로 플랫</text:p>
        </text:list-item>
        <text:list-item>
          <text:p text:style-name="P466"><text:span text:style-name="T8">6년이 지난 시점에서도 참고문헌으로 인용되는 비디오: 성장률이 매우 빠름</text:span> 스케일때문에 그렇게 보일뿐</text:p>
        </text:list-item>
        <text:list-item>
          <text:p text:style-name="P466">최신 동영상에서 </text:p>
        </text:list-item>
      </text:list>
      <text:p text:style-name="P191"/>
      <text:p text:style-name="P192"><text:span text:style-name="T98">5</text:span>페이지: Like/dislike ratio</text:p>
      <text:p text:style-name="P192">reference: </text:p>
      <text:p text:style-name="P176">炎上：페미니즘 옹호 영상에 인용되는 케이스</text:p>
      <text:p text:style-name="P328">인기 채널: 과학채널, 유사과학(?<text:span text:style-name="T96">)</text:span></text:p>
      <text:p text:style-name="P328"/>
      <text:p text:style-name="P329">assessment: 바이오인포마틱스 연구원에 의한 전문 리뷰</text:p>
      <text:list xml:id="list161826151610581" text:continue-list="list3495664816540686814" text:style-name="L46">
        <text:list-item>
          <text:p text:style-name="P495">assessment</text:p>
          <text:list>
            <text:list-item>
              <text:p text:style-name="P497">OuGtd8nhm6Y, xRuZDG0QgH8 : 훗날 자세히 언급되는 케이스</text:p>
            </text:list-item>
          </text:list>
        </text:list-item>
        <text:list-item>
          <text:p text:style-name="P495">reference</text:p>
          <text:list>
            <text:list-item>
              <text:p text:style-name="P495">AO6NkJcfYNc, <text:span text:style-name="T79">Xx0SsffdMBw: 전문가?</text:span></text:p>
            </text:list-item>
            <text:list-item>
              <text:p text:style-name="P499">bTUvI-a8uGA, AgIG22l5oOM: 유사과학? 음모론?</text:p>
            </text:list-item>
            <text:list-item>
              <text:p text:style-name="P468"><text:span text:style-name="T78">5tkLCzvD3uo, </text:span>cjRK1KK3nA8: 과학채널</text:p>
            </text:list-item>
          </text:list>
        </text:list-item>
      </text:list>
      <text:p text:style-name="P191"/>
      <text:p text:style-name="P191">향후:</text:p>
      <text:p text:style-name="P191">논문 메트릭 동향과 연관시키기</text:p>
      <text:list xml:id="list7033785825662794472" text:style-name="L52">
        <text:list-item>
          <text:p text:style-name="P469">altmetric</text:p>
          <text:list>
            <text:list-item>
              <text:p text:style-name="P467"><text:span text:style-name="T97">(</text:span>논문 레벨<text:span text:style-name="T97">)비디오 활동과 트윗 활동</text:span></text:p>
            </text:list-item>
            <text:list-item>
              <text:p text:style-name="P469">(분야 레벨)</text:p>
            </text:list-item>
          </text:list>
        </text:list-item>
      </text:list>
      <text:p text:style-name="P194"/>
      <text:p text:style-name="P195"/>
      <text:p text:style-name="P195">로그 축</text:p>
      <text:p text:style-name="P195">최근 논문에 대해서 비디오 수가 많으면 비디오 커뮤니케이션의 활성화 증거</text:p>
      <text:p text:style-name="P195"><text:soft-page-break/>→ (중요해진다)</text:p>
      <text:p text:style-name="P195">→ 어떤식으로 이루어지고있는가</text:p>
      <text:p text:style-name="P195">→ (알았다)</text:p>
      <text:p text:style-name="P195">→ 리서치 커뮤니케이션의 의의에 반하는 활동이 있음을 알았다</text:p>
      <text:p text:style-name="P195">→ 예를 들면 비디오 / 채널 지표를 제안</text:p>
      <text:p text:style-name="P195"/>
      <text:p text:style-name="P330"><text:span text:style-name="T67">뷰카운트로 박스플롯: 어떤 종류의 비디오가 </text:span><text:span text:style-name="T69">み</text:span><text:span text:style-name="T68">られやすいか？</text:span></text:p>
      <text:p text:style-name="P196">(라이크/뷰, 디스라이크/뷰 …)</text:p>
      <text:p text:style-name="P196">그 후에 라이크,디스라이크 액션이 이어진다.</text:p>
      <text:p text:style-name="P196"/>
      <text:p text:style-name="P330"><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196"/>
      <text:p text:style-name="P217">200731</text:p>
      <text:p text:style-name="P197"/>
      <text:p text:style-name="P197">6월</text:p>
      <text:p text:style-name="P197">1.doi</text:p>
      <text:p text:style-name="P197">search_20200731_174417.txt</text:p>
      <text:p text:style-name="P199">videos_20200731_175054.txt +18</text:p>
      <text:p text:style-name="P199">2.redirection</text:p>
      <text:p text:style-name="P200">search_20200731_183739.txt</text:p>
      <text:p text:style-name="P201">videos_20200731_195218.txt +5</text:p>
      <text:p text:style-name="P201"/>
      <text:p text:style-name="P204">comp: idx &lt;= 143</text:p>
      <text:p text:style-name="P205">life+earth: 나머지</text:p>
      <text:p text:style-name="P201"/>
      <text:p text:style-name="P218">200802</text:p>
      <text:p text:style-name="P198"/>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334">테마</text:p>
          </table:table-cell>
          <table:table-cell table:style-name="Table2.A1" office:value-type="string">
            <text:p text:style-name="P334">Scopus subject area</text:p>
          </table:table-cell>
          <table:table-cell table:style-name="Table2.A1" office:value-type="string">
            <text:p text:style-name="P336">필터</text:p>
          </table:table-cell>
          <table:table-cell table:style-name="Table2.A1" office:value-type="string">
            <text:p text:style-name="P336">list</text:p>
          </table:table-cell>
          <table:table-cell table:style-name="Table2.E1" office:value-type="string">
            <text:p text:style-name="P342">파일</text:p>
          </table:table-cell>
        </table:table-row>
        <table:table-row>
          <table:table-cell table:style-name="Table2.A2" office:value-type="string">
            <text:p text:style-name="P334">Life<text:span text:style-name="T87">+Earth</text:span></text:p>
          </table:table-cell>
          <table:table-cell table:style-name="Table2.A2" office:value-type="string">
            <text:p text:style-name="P112">Environmental + Earth and Planetary + Agricultural and Biological</text:p>
          </table:table-cell>
          <table:table-cell table:style-name="Table2.A2" office:value-type="string">
            <text:p text:style-name="P340">Journals<text:span text:style-name="T101">+Conference Proceedings</text:span></text:p>
          </table:table-cell>
          <table:table-cell table:style-name="Table2.A2" office:value-type="string">
            <text:p text:style-name="P343">1000/5734</text:p>
          </table:table-cell>
          <table:table-cell table:style-name="Table2.E2" office:value-type="string">
            <text:p text:style-name="P337">source-results-<text:span text:style-name="T115">life</text:span>-citescore-201<text:span text:style-name="T101">8</text:span>.xlsx</text:p>
          </table:table-cell>
        </table:table-row>
        <table:table-row>
          <table:table-cell table:style-name="Table2.A2" office:value-type="string">
            <text:p text:style-name="P336">Math &amp; Computer Science</text:p>
          </table:table-cell>
          <table:table-cell table:style-name="Table2.A2" office:value-type="string">
            <text:p text:style-name="P116">Computer Science + Mathmatics</text:p>
          </table:table-cell>
          <table:table-cell table:style-name="Table2.A2" office:value-type="string">
            <text:p text:style-name="P339">Journals<text:span text:style-name="T101">+Conference Proceedings</text:span></text:p>
          </table:table-cell>
          <table:table-cell table:style-name="Table2.A2" office:value-type="string">
            <text:p text:style-name="P336">1000/<text:span text:style-name="T101">3427</text:span></text:p>
          </table:table-cell>
          <table:table-cell table:style-name="Table2.E2" office:value-type="string">
            <text:p text:style-name="P336">source-results-math_cs-citescore-201<text:span text:style-name="T101">8</text:span>.xls<text:span text:style-name="T128">x</text:span></text:p>
          </table:table-cell>
        </table:table-row>
        <table:table-row>
          <table:table-cell table:style-name="Table2.A2" office:value-type="string">
            <text:p text:style-name="P513">Social Science + Humanities</text:p>
          </table:table-cell>
          <table:table-cell table:style-name="Table2.A2" office:value-type="string">
            <text:p text:style-name="P504">Arts and Humanities + Social Sciences</text:p>
          </table:table-cell>
          <table:table-cell table:style-name="Table2.A2" office:value-type="string">
            <text:p text:style-name="P513">J + CP</text:p>
          </table:table-cell>
          <table:table-cell table:style-name="Table2.A2" office:value-type="string">
            <text:p text:style-name="P513">1000/9322</text:p>
          </table:table-cell>
          <table:table-cell table:style-name="Table2.E2" office:value-type="string">
            <text:p text:style-name="P513">source-results-soc_hum-citescore-2018.xlsx</text:p>
          </table:table-cell>
        </table:table-row>
      </table:table>
      <text:p text:style-name="P198"/>
      <text:p text:style-name="P202">상위5%: 171개 중</text:p>
      <text:p text:style-name="P203">ISSN없음:15개</text:p>
      <text:p text:style-name="P203"/>
      <text:p text:style-name="P223">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text:span><text:soft-page-break/><text:span text:style-name="T56">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3">→<text:span text:style-name="T103"> 2602건. 둘로 나눠서 하자.</text:span></text:p>
      <text:p text:style-name="P203"/>
      <text:p text:style-name="P224">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4">→<text:span text:style-name="T104"> 753건</text:span></text:p>
      <text:p text:style-name="P224"/>
      <text:p text:style-name="P224">SUB<text:span text:style-name="T56">J</text:span>AREA(MATH OR COMP) AND PUBDATETXT(January 201<text:span text:style-name="T103">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text:span><text:soft-page-break/><text:span text:style-name="T56">2330-1635 OR 00983500 OR 0098-3500 OR 00104485 OR 0010-4485 OR 15369323 OR 1536-9323 OR 15392791 OR 1539-2791 OR 1553734X OR 1553-734X OR 18669956 OR 1866-9956 OR 10075704 OR 1007-5704 OR 10772626 OR 1077-2626 OR 00190578 OR 0019-0578)</text:span></text:p>
      <text:p text:style-name="P224">→<text:span text:style-name="T104"> 1849</text:span><text:span text:style-name="T102">건</text:span></text:p>
      <text:p text:style-name="P227"/>
      <text:p text:style-name="P228">cs+math 2019</text:p>
      <text:p text:style-name="P231">1월</text:p>
      <text:p text:style-name="P228">1. doi</text:p>
      <text:p text:style-name="P228">search_20200802_150832.txt</text:p>
      <text:p text:style-name="P229">videos_20200802_155628.txt +6</text:p>
      <text:p text:style-name="P229">2.redirection</text:p>
      <text:p text:style-name="P230">search_20200802_155832.txt</text:p>
      <text:p text:style-name="P233">videos_20200802_162522.txt +9</text:p>
      <text:p text:style-name="P233"/>
      <text:p text:style-name="P306">200803</text:p>
      <text:p text:style-name="P234"/>
      <text:p text:style-name="P238"><text:span text:style-name="T106">수정: </text:span><text:span text:style-name="T105">update_videos_by_list_videos()</text:span> in <text:span text:style-name="T105">main.py</text:span> </text:p>
      <text:p text:style-name="P238">→ 복수의 idx_paper 포함하는 비디오는 paper별로 row생성.</text:p>
      <text:p text:style-name="P238"/>
      <text:p text:style-name="P239">2014 비디오엔 복수의 paper를 참조하는 row 없음</text:p>
      <text:p text:style-name="P239">(select * from scopus_videos_2014 where match(idx_paper) against (','))</text:p>
      <text:p text:style-name="P234"/>
      <text:p text:style-name="P234">2월</text:p>
      <text:p text:style-name="P234">1.doi</text:p>
      <text:p text:style-name="P235">search_20200803_161143.txt</text:p>
      <text:p text:style-name="P236">videos_20200803_162600.txt +0</text:p>
      <text:p text:style-name="P236">2.redirection</text:p>
      <text:p text:style-name="P237">search_20200803_165644.txt</text:p>
      <text:p text:style-name="P237">videos_20200803_170634.txt +15</text:p>
      <text:p text:style-name="P243"/>
      <text:p text:style-name="P307">200804</text:p>
      <text:p text:style-name="P240">3월</text:p>
      <text:p text:style-name="P241">1.doi</text:p>
      <text:p text:style-name="P241">search_20200804_162247.txt</text:p>
      <text:p text:style-name="P241">videos_20200804_163010.txt +11</text:p>
      <text:p text:style-name="P241">2.redirection</text:p>
      <text:p text:style-name="P242">search_20200804_163216.txt</text:p>
      <text:p text:style-name="P242">videos_20200804_164026.txt +5</text:p>
      <text:p text:style-name="P242"/>
      <text:p text:style-name="P242"/>
      <text:p text:style-name="P308">200805</text:p>
      <text:p text:style-name="P245">비디오 메트릭 분석</text:p>
      <text:list xml:id="list6401653581699767825" text:style-name="L53">
        <text:list-item>
          <text:p text:style-name="P470">히트맵</text:p>
        </text:list-item>
      </text:list>
      <text:p text:style-name="P245"/>
      <text:p text:style-name="P245">추가 분석</text:p>
      <text:list xml:id="list3591460892276467232" text:style-name="L54">
        <text:list-item>
          <text:p text:style-name="P471">저널: 특정 분야에 대해 비디오가 많은가?</text:p>
          <text:list>
            <text:list-item>
              <text:p text:style-name="P471">대분야 아래의 소분야</text:p>
            </text:list-item>
            <text:list-item>
              <text:p text:style-name="P471">비디오→ 저널 조인 후 저널의 소분야 획득</text:p>
            </text:list-item>
          </text:list>
        </text:list-item>
        <text:list-item>
          <text:p text:style-name="P471">논문: 비디오 유뮤 그룹의 피인용수</text:p>
          <text:list>
            <text:list-item>
              <text:p text:style-name="P471">비디오 유: content 그룹화 후 분석</text:p>
            </text:list-item>
          </text:list>
        </text:list-item>
      </text:list>
      <text:p text:style-name="P244"/>
      <text:p text:style-name="P246">column name 획득:</text:p>
      <text:p text:style-name="P246">SELECT `COLUMN_NAME` FROM `INFORMATION_SCHEMA`.`COLUMNS` WHERE `TABLE_SCHEMA`='ytcrawl0' AND `TABLE_NAME`='scopus_videos_2014'</text:p>
      <text:p text:style-name="P244"/>
      <text:p text:style-name="P244">4월</text:p>
      <text:p text:style-name="P244">1.doi</text:p>
      <text:p text:style-name="P247">search_20200805_164635.txt</text:p>
      <text:p text:style-name="P247"><text:soft-page-break/>videos_20200805_165631.txt +7</text:p>
      <text:p text:style-name="P248">2.redirection</text:p>
      <text:p text:style-name="P249">search_20200805_175023.txt</text:p>
      <text:p text:style-name="P249">videos_20200805_180834.txt +3</text:p>
      <text:p text:style-name="P251">GCP: APIkey, API enable필요</text:p>
      <text:p text:style-name="P251"/>
      <text:p text:style-name="P312">200805</text:p>
      <text:p text:style-name="P232"/>
      <text:p text:style-name="P232"/>
      <text:p text:style-name="P309">200806 <text:span text:style-name="T109">mentorochi</text:span></text:p>
      <text:p text:style-name="P252">1.논문 해설 비디오에 dislike붙이는 경우는?</text:p>
      <text:p text:style-name="P252">2.일반 비디오에 비해서 dislike보다는 like이 붙기 쉬운 경향이 보인 것 아닌가?</text:p>
      <text:p text:style-name="P227">→ 리서치 퀘스천 방향성에 맞게 해석</text:p>
      <text:p text:style-name="P227"/>
      <text:p text:style-name="P227">과제감</text:p>
      <text:p text:style-name="P227">1.논문 이해 확산</text:p>
      <text:p text:style-name="P227">2.비디오 공개 목적에 룰이 없다</text:p>
      <text:p text:style-name="P227">3.전문가에 의한 비디오 별로 인기가 없다</text:p>
      <text:p text:style-name="P227"/>
      <text:p text:style-name="P227">의의가 있다!→ 의의엔 어떤게 있지? 여러 측면의 의의<text:span text:style-name="T108">ex.일반인에게(알트메트릭스)/전문가에게(피인용수)/...</text:span></text:p>
      <text:p text:style-name="P310">의의에 대해서 구체적으로 생각해두는게 중요</text:p>
      <text:p text:style-name="P227"/>
      <text:p text:style-name="P311">200807</text:p>
      <text:p text:style-name="P250">5월</text:p>
      <text:p text:style-name="P250">1.doi</text:p>
      <text:p text:style-name="P253">search_20200807_114451.txt</text:p>
      <text:p text:style-name="P254">videos_20200807_115422.txt +10</text:p>
      <text:p text:style-name="P255">2.redirection</text:p>
      <text:p text:style-name="P256">search_20200807_115917.txt</text:p>
      <text:p text:style-name="P256">videos_20200807_120657.txt +1</text:p>
      <text:p text:style-name="P256"/>
      <text:p text:style-name="P256">6월</text:p>
      <text:p text:style-name="P256">1.doi</text:p>
      <text:p text:style-name="P257">search_20200807_121054.txt</text:p>
      <text:p text:style-name="P258">videos_20200807_121942.txt +11</text:p>
      <text:p text:style-name="P227"/>
      <text:p text:style-name="P313">200808</text:p>
      <text:p text:style-name="P259">17년도 math에 대해서도 해보자</text:p>
      <text:p text:style-name="P259">소스: comp+math,2016metric,journal+conference → 3427건</text:p>
      <text:p text:style-name="P259">5%→ 171.35 → 171건 → na:3건 제거→ 168건</text:p>
      <text:p text:style-name="P259"/>
      <text:p text:style-name="P225"><text:span text:style-name="T110">SUBJAREA(MATH OR COMP) AND PUBDATETXT(January 201</text:span>7<text:span text:style-name="T110">) AND ISSN(</text:span>15710645 OR 1571-0645 OR 01628828 OR 0162-8828 OR 02767783 OR 0276-7783 OR 17590876 OR 1759-0876 OR 17444292 OR 1744-4292 OR 01636804 OR 0163-6804 OR 09205691 OR 0920-5691 OR 10636919 OR 1063-6919 OR 19328346 OR 1932-8346 OR 1551305X OR 1551-305X OR 00832057 OR 0083-2057 OR 1089778X OR 1089-778X OR 03600300 OR 0360-0300 OR 19358237 OR 1935-8237 OR 14675463 OR 1467-5463 OR 09624929 OR 0962-4929 OR 15513203 OR 1551-3203 OR 07338716 OR 0733-8716 OR 15361284 OR 1536-1284 OR 10636706 OR 1063-6706 OR 00189219 OR 0018-9219 OR 18844049 OR 1884-4049 OR 19493053 OR 1949-3053 OR 00000000 OR 0000-0000 OR 15540669 OR 1554-0669 OR 21682267 OR 2168-2267 OR 00000000 OR 0000-0000 OR 21695172 OR 2169-5172 OR 08908044 OR 0890-8044 OR 15662535 OR 1566-2535 OR 18750362 OR 1875-0362 OR 2162237X OR 2162-237X OR 10477047 OR 1047-7047 OR 02783649 OR 0278-3649 OR 07300301 OR 0730-0301 OR 13674803 OR 1367-4803 OR 0167739X OR 0167-739X OR 10836101 OR 1083-6101 OR 00985589 OR 0098-5589 OR 10577149 OR 1057-7149 OR 03601315 OR 0360-1315 OR 01290657 OR 0129-0657 OR 10967516 OR 1096-7516 OR 13618415 OR 1361-8415 OR 19493045 OR 1949-3045 OR 00000000 OR 0000-0000 OR 15499618 OR 1549-9618 OR 00043702 OR 0004-3702 OR 21687161 OR 2168-7161 OR 15361276 OR 1536-1276 OR 13501917 OR 1350-1917 OR 0749596X OR 0749-596X OR 15672190 OR 1567-2190 OR 19324553 OR 1932-4553 OR 09242716 OR 0924-2716 OR 07378017 OR 0737-8017 OR 00189286 OR 0018-9286 OR 02684012 OR 0268-4012 OR 00313203 OR 0031-3203 OR 0960085X OR 0960-085X OR 10459219 OR 1045-9219 OR 15523098 OR 1552-3098 OR 08936080 OR 0893-6080 OR 10939687 OR 1093-9687 OR 01679236 OR 0167-9236 OR 15566013 OR 1556-6013 OR 10414347 OR 1041-4347 OR 19353812 OR 1935-3812 OR 1053587X OR 1053-587X OR 15487660 OR 1548-7660 OR 10834435 OR 1083-4435 OR 00200255 OR 0020-0255 OR 22106502 OR 2210-6502 OR 07342071 OR 0734-2071 OR 10730516 OR 1073-0516 OR 1049331X OR 1049-331X OR 15740137 OR 1574-0137 OR 15361233 OR 1536-1233 OR 10946705 OR 1094-6705 OR 09638687 OR 0963-8687 OR 13648152 OR 1364-8152 OR 09574174 OR 0957-4174 OR 02780062 OR 0278-0062 OR 10692509 OR 1069-2509 OR 15564959 OR 1556-4959 OR 09507051 OR <text:soft-page-break/>0950-7051 OR 02692821 OR 0269-2821 OR 1556603X OR 1556-603X OR 15209210 OR 1520-9210 OR 13697412 OR 1369-7412 OR 08912017 OR 0891-2017 OR 23274662 OR 2327-4662 OR 21508097 OR 2150-8097 OR 07365845 OR 0736-5845 OR 14717727 OR 1471-7727 OR 1553734X OR 1553-734X OR 00000000 OR 0000-0000 OR 00010782 OR 0001-0782 OR 15722740 OR 1572-2740 OR 19391374 OR 1939-1374 OR 03787206 OR 0378-7206 OR 02705257 OR 0270-5257 OR 00361445 OR 0036-1445 OR 03605442 OR 0360-5442 OR 15369323 OR 1536-9323 OR 00100285 OR 0010-0285 OR 21686750 OR 2168-6750 OR 0968090X OR 0968-090X OR 2045824X OR 2045-824X OR 00103640 OR 0010-3640 OR 00104655 OR 0010-4655 OR 15249050 OR 1524-9050 OR 07421222 OR 0742-1222 OR 00000000 OR 0000-0000 OR 08883270 OR 0888-3270 OR 21576904 OR 2157-6904 OR 00071102 OR 0007-1102 OR 23255870 OR 2325-5870 OR 15499596 OR 1549-9596 OR 11343060 OR 1134-3060 OR 00000000 OR 0000-0000 OR 15708268 OR 1570-8268 OR 10848045 OR 1084-8045 OR 0003486X OR 0003-486X OR 09259724 OR 0925-9724 OR 21682194 OR 2168-2194 OR 10772626 OR 1077-2626 OR 03050548 OR 0305-0548 OR 00000000 OR 0000-0000 OR 1531636X OR 1531-636X OR 01928651 OR 0192-8651 OR 15411672 OR 1541-1672 OR 15455971 OR 1545-5971 OR 16174909 OR 1617-4909 OR 09295593 OR 0929-5593 OR 09521976 OR 0952-1976 OR 17517575 OR 1751-7575 OR 10636692 OR 1063-6692 OR 17262135 OR 1726-2135 OR 15700844 OR 1570-0844 OR 00015962 OR 0001-5962 OR 23268298 OR 2326-8298 OR 03742830 OR 0374-2830 OR 00457825 OR 0045-7825 OR 10773142 OR 1077-3142 OR 13845810 OR 1384-5810 OR 16625196 OR 1662-5196 OR 21682216 OR 2168-2216 OR 00045411 OR 0004-5411 OR 19424787 OR 1942-4787 OR 00905364 OR 0090-5364 OR 10769757 OR 1076-9757 OR 02683962 OR 0268-3962 OR 02182025 OR 0218-2025 OR 1751570X OR 1751-570X OR 01651684 OR 0165-1684 OR 16875893 OR 1687-5893 OR 10635203 OR 1063-5203 OR 10075704 OR 1007-5704 OR 07475632 OR 0747-5632 OR 03064379 OR 0306-4379 OR 0888613X OR 0888-613X OR 17582946 OR 1758-2946 OR 20511310 OR 2051-1310 OR 15708705 OR 1570-8705 OR 08852308 OR 0885-2308 OR 00189545 OR 0018-9545 OR 09505849 OR 0950-5849 OR 09591524 OR 0959-1524)</text:p>
      <text:p text:style-name="P227"/>
      <text:p text:style-name="P260">1월</text:p>
      <text:p text:style-name="P260">1.doi</text:p>
      <text:p text:style-name="P260">search_20200808_195132.txt</text:p>
      <text:p text:style-name="P260">videos_20200808_195749.txt +22</text:p>
      <text:p text:style-name="P260"/>
      <text:p text:style-name="P260">2월</text:p>
      <text:p text:style-name="P260">1.doi</text:p>
      <text:p text:style-name="P261">search_20200808_200920.txt</text:p>
      <text:p text:style-name="P261">videos_20200808_202849.txt <text:span text:style-name="T111">+16</text:span></text:p>
      <text:p text:style-name="P261"/>
      <text:p text:style-name="P262">3월</text:p>
      <text:p text:style-name="P262">1.doi</text:p>
      <text:p text:style-name="P263">search_20200808_203230.txt</text:p>
      <text:p text:style-name="P263">videos_20200808_204832.txt +17</text:p>
      <text:p text:style-name="P263"/>
      <text:p text:style-name="P263">아… search 쿼리 당 1페이지만 비디오 검색중이었음… 하…</text:p>
      <text:p text:style-name="P263">수정 완료…</text:p>
      <text:p text:style-name="P263"/>
      <text:p text:style-name="P314">200809</text:p>
      <text:p text:style-name="P264"><text:span text:style-name="T105">main.py</text:span> search_by_domains()</text:p>
      <text:p text:style-name="P264">문제는 나중에 추가된 도메인에 대해 비디오 아이디를 어떤 식으로 확보할 것이냐.</text:p>
      <text:p text:style-name="P264">→ 추가된 도메인을 따로 보관해야 하나?</text:p>
      <text:p text:style-name="P264">→ 도메인이 추가된 시점을 보관해두자.</text:p>
      <text:p text:style-name="P264"/>
      <text:p text:style-name="P265">130701-130710</text:p>
      <text:p text:style-name="P266">search_20200809_165430.txt</text:p>
      <text:p text:style-name="P265">130710-130721</text:p>
      <text:p text:style-name="P265">search_20200809_172138.txt</text:p>
      <text:p text:style-name="P266"/>
      <text:p text:style-name="P267">1701 redirection 처리 완료</text:p>
      <text:p text:style-name="P267"/>
      <text:p text:style-name="P315">200810</text:p>
      <text:p text:style-name="P268">4월</text:p>
      <text:p text:style-name="P268">1.doi</text:p>
      <text:p text:style-name="P268">search_20200810_104358.txt</text:p>
      <text:p text:style-name="P268">videos_20200810_105151.txt +17</text:p>
      <text:p text:style-name="P268"/>
      <text:p text:style-name="P268">5월</text:p>
      <text:p text:style-name="P268">1.doi</text:p>
      <text:p text:style-name="P323">search_20200810_105326.txt</text:p>
      <text:p text:style-name="P323">videos_20200810_105931.txt</text:p>
      <text:p text:style-name="P269"><text:soft-page-break/>search_20200810_111517.txt</text:p>
      <text:p text:style-name="P269">videos_20200810_112716.txt +1</text:p>
      <text:p text:style-name="P269"/>
      <text:p text:style-name="P269">6월</text:p>
      <text:p text:style-name="P270">1.doi</text:p>
      <text:p text:style-name="P270">search_20200810_112813.txt</text:p>
      <text:p text:style-name="P270">videos_20200810_114305.txt <text:span text:style-name="T112">+2</text:span></text:p>
      <text:p text:style-name="P268"/>
      <text:p text:style-name="P316">200811</text:p>
      <text:p text:style-name="P304">비디오 유무 그룹의 피인용수</text:p>
      <text:p text:style-name="P304">1. 논문에 출판 연월 등록</text:p>
      <text:p text:style-name="P304">2. <text:line-break/>비디오는</text:p>
      <text:list xml:id="list5510689153238312680" text:style-name="L55">
        <text:list-item>
          <text:p text:style-name="P481">현재까지의 모든 비디오?</text:p>
        </text:list-item>
        <text:list-item>
          <text:p text:style-name="P481">논문 발행 후 일정 기간 이내 비디오?(1년?)</text:p>
        </text:list-item>
      </text:list>
      <text:p text:style-name="P303"/>
      <text:p text:style-name="P305">200811.ipynb</text:p>
      <text:p text:style-name="P305">피인용 존재하는 논문<text:span text:style-name="T113">(dropna)</text:span></text:p>
      <text:list xml:id="list3924585459449556846" text:style-name="L56">
        <text:list-item>
          <text:p text:style-name="P482">2019comp 전체 / 비디오 유 그룹 비교</text:p>
          <text:list>
            <text:list-item>
              <text:p text:style-name="P482">t-test에서 p=0.202 → 유의하지 않음</text:p>
            </text:list-item>
          </text:list>
        </text:list-item>
        <text:list-item>
          <text:p text:style-name="P482">2014comp 전체 / 비디오 유 그룹 비교</text:p>
          <text:list>
            <text:list-item>
              <text:p text:style-name="P501"><text:span text:style-name="T72">t-</text:span><text:span text:style-name="T71">test에서 p=0.003 → 유의함</text:span></text:p>
            </text:list-item>
          </text:list>
        </text:list-item>
      </text:list>
      <text:p text:style-name="P305">→ 약 1년 정도 경과의 논문에 대해서 비디오의 피인용수에 대한 영향력은 미미하나, 시간이 지날수록 유의한 영향력을 보인다?</text:p>
      <text:list xml:id="list161826070077203" text:continue-numbering="true" text:style-name="L56">
        <text:list-header>
          <text:p text:style-name="P483"/>
        </text:list-header>
        <text:list-item>
          <text:p text:style-name="P483">2019comp 비디오 무 / 비디오 유 그룹 비교</text:p>
          <text:list>
            <text:list-item>
              <text:p text:style-name="P502"><text:span text:style-name="T71">t-test에서 p=0.</text:span><text:span text:style-name="T73">199</text:span><text:span text:style-name="T71"> → 유의하지 않음</text:span></text:p>
            </text:list-item>
          </text:list>
        </text:list-item>
        <text:list-item>
          <text:p text:style-name="P483">2014comp 비디오 무 / 비디오 유 그룹 비교</text:p>
          <text:list>
            <text:list-item>
              <text:p text:style-name="P502"><text:span text:style-name="T71">t-test에서 p=0.00</text:span><text:span text:style-name="T73">2</text:span><text:span text:style-name="T71"> → 유의함</text:span></text:p>
            </text:list-item>
          </text:list>
        </text:list-item>
      </text:list>
      <text:p text:style-name="P331"><text:span text:style-name="T72">→</text:span><text:span text:style-name="T73"> 2019년에 대해선, 비디오의 영향력은 미미</text:span></text:p>
      <text:p text:style-name="P271"/>
      <text:p text:style-name="P317">200812</text:p>
      <text:p text:style-name="P278">1701-1706 comp redirection처리 완료</text:p>
      <text:p text:style-name="P278"/>
      <text:p text:style-name="P274">1월</text:p>
      <text:p text:style-name="P272">2.<text:span text:style-name="T114">redirection</text:span></text:p>
      <text:p text:style-name="P275">search_20200812_154734.txt</text:p>
      <text:p text:style-name="P275">videos_20200812_155751.txt +8</text:p>
      <text:p text:style-name="P275"/>
      <text:p text:style-name="P275">2월</text:p>
      <text:p text:style-name="P275">2.redirection</text:p>
      <text:p text:style-name="P275">search_20200812_160147.txt</text:p>
      <text:p text:style-name="P275">videos_20200812_161325.txt +2</text:p>
      <text:p text:style-name="P275"/>
      <text:p text:style-name="P275">3월 </text:p>
      <text:p text:style-name="P275">2.redirection</text:p>
      <text:p text:style-name="P275">search_20200812_161431.txt</text:p>
      <text:p text:style-name="P275">videos_20200812_162307.txt +7</text:p>
      <text:p text:style-name="P275"/>
      <text:p text:style-name="P275">4월</text:p>
      <text:p text:style-name="P275">2.redirection</text:p>
      <text:p text:style-name="P276">search_20200812_162354.txt</text:p>
      <text:p text:style-name="P276">videos_20200812_163405.txt +8</text:p>
      <text:p text:style-name="P276"/>
      <text:p text:style-name="P276">5월</text:p>
      <text:p text:style-name="P276">2.redirection</text:p>
      <text:p text:style-name="P277">search_20200812_163518.txt</text:p>
      <text:p text:style-name="P277"><text:soft-page-break/>videos_20200812_164230.txt +8</text:p>
      <text:p text:style-name="P273"/>
      <text:p text:style-name="P318">200814</text:p>
      <text:p text:style-name="P279">altmetric확인</text:p>
      <text:p text:style-name="P279">-redirection에서 가능</text:p>
      <text:list xml:id="list4589988206432157791" text:style-name="L57">
        <text:list-item>
          <text:p text:style-name="P472">academic.oup.com/bib/article/</text:p>
        </text:list-item>
        <text:list-item>
          <text:p text:style-name="P472">academic.oup.com/bioinformatics/article/</text:p>
        </text:list-item>
        <text:list-item>
          <text:p text:style-name="P472">annals.math.princeton.edu/</text:p>
        </text:list-item>
        <text:list-item>
          <text:p text:style-name="P472">biologydirect.biomedcentral.com/articles/</text:p>
        </text:list-item>
        <text:list-item>
          <text:p text:style-name="P472">bmcbioinformatics.biomedcentral.com/articles/</text:p>
        </text:list-item>
        <text:list-item>
          <text:p text:style-name="P472">cambridge.org/core/journals/</text:p>
        </text:list-item>
        <text:list-item>
          <text:p text:style-name="P472">content.iospress.com/articles/</text:p>
        </text:list-item>
        <text:list-item>
          <text:p text:style-name="P472">gmd.copernicus.org/articles/</text:p>
        </text:list-item>
        <text:list-item>
          <text:p text:style-name="P474">journals.plos.org/ploscompbiol/article?id=</text:p>
        </text:list-item>
        <text:list-item>
          <text:p text:style-name="P476">journals.sagepub.com/doi/</text:p>
        </text:list-item>
        <text:list-item>
          <text:p text:style-name="P476">link.springer.com/article/</text:p>
        </text:list-item>
        <text:list-item>
          <text:p text:style-name="P476">nature.com/articles/</text:p>
        </text:list-item>
        <text:list-item>
          <text:p text:style-name="P476">onlinelibrary.wiley.com/doi/abs/</text:p>
        </text:list-item>
        <text:list-item>
          <text:p text:style-name="P476">projecteuclid.org/</text:p>
        </text:list-item>
        <text:list-item>
          <text:p text:style-name="P476">pubs.acs.org/doi/</text:p>
        </text:list-item>
        <text:list-item>
          <text:p text:style-name="P476">pubsonline.informs.org/doi/abs/</text:p>
        </text:list-item>
      </text:list>
      <text:p text:style-name="P279">-redirection에서 altmetric it 불가, 미지원</text:p>
      <text:list xml:id="list945943546640269115" text:style-name="L58">
        <text:list-item>
          <text:p text:style-name="P473">dl.acm.org/doi/</text:p>
        </text:list-item>
        <text:list-item>
          <text:p text:style-name="P475">ieeexplore.ieee.org/document/</text:p>
        </text:list-item>
        <text:list-item>
          <text:p text:style-name="P475">inderscience.com/offer.php?id=</text:p>
        </text:list-item>
        <text:list-item>
          <text:p text:style-name="P477">misq.org/</text:p>
        </text:list-item>
        <text:list-item>
          <text:p text:style-name="P477"/>
        </text:list-item>
        <text:list-item>
          <text:p text:style-name="P477"/>
        </text:list-item>
      </text:list>
      <text:p text:style-name="P273"/>
      <text:p text:style-name="P319">200814</text:p>
      <text:p text:style-name="P280">5월</text:p>
      <text:p text:style-name="P280">1.doi</text:p>
      <text:p text:style-name="P324">search_20200814_194945.txt</text:p>
      <text:p text:style-name="P280">videos_20200814_200126.txt +11</text:p>
      <text:p text:style-name="P272"/>
      <text:p text:style-name="P280">6월</text:p>
      <text:p text:style-name="P280">1.doi</text:p>
      <text:p text:style-name="P281">search_20200814_200411.txt</text:p>
      <text:p text:style-name="P281">videos_20200814_201126.txt +9</text:p>
      <text:p text:style-name="P281"/>
      <text:p text:style-name="P320">200816</text:p>
      <text:p text:style-name="P282">2019 life 상위 5%: 287개</text:p>
      <text:p text:style-name="P282">nan 2개 → 285개</text:p>
      <text:p text:style-name="P282">140개씩 나눠서 검색</text:p>
      <text:p text:style-name="P282"/>
      <text:p text:style-name="P226"><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text:soft-page-break/>OR 2041-8205 OR 07352689 OR 0735-2689 OR 15414337 OR 1541-4337 OR 18645631 OR 1864-5631 OR 1755263X OR 1755-263X OR 07483007 OR 0748-3007 OR 00119164 OR 0011-9164 OR 09628436 OR 0962-8436 OR 00320889 OR 0032-0889 OR 09242244 OR 0924-2244 OR 08888892 OR 0888-8892 OR 15449173 OR 1544-9173 OR 21618313 OR 2161-8313 OR 09608524 OR 0960-8524 OR 17577780 OR 1757-7780 OR 22104224 OR 2210-4224 OR 00000000 OR 0000-0000 OR 17571693 OR 1757-1693 OR 10408398 OR 1040-8398 OR 01604120 OR 0160-4120 OR 1466822X OR 1466-822X OR 01962892 OR 0196-2892 OR 13835742 OR 1383-5742 OR 13876473 OR 1387-6473 OR 01795953 OR 0179-5953 OR 09242716 OR 0924-2716 OR 2041210X OR 2041-210X OR 00220957 OR 0022-0957 OR 01407791 OR 0140-7791 OR 15691705 OR 1569-1705 OR 10937404 OR 1093-7404 OR 09607412 OR 0960-7412 OR 13504177 OR 1350-4177 OR 13233580 OR 1323-3580 OR 00063568 OR 0006-3568 OR 17438977 OR 1743-8977 OR 22141588 OR 2214-1588 OR 18663508 OR 1866-3508 OR 03088146 OR 0308-8146 OR 09621083 OR 0962-1083 OR 00000000 OR 0000-0000 OR 16807316 OR 1680-7316 OR 15537390 OR 1553-7390 OR 03405761 OR 0340-5761 OR 17453925 OR 1745-3925 OR 17740746 OR 1774-0746 OR 0004637X OR 0004-637X OR 0268005X OR 0268-005X OR 14622912 OR 1462-2912 OR 08866236 OR 0886-6236 OR 00220477 OR 0022-0477 OR 00261165 OR 0026-1165 OR 00380717 OR 0038-0717 OR 18773435 OR 1877-3435 OR 22120416 OR 2212-0416 OR 00218901 OR 0021-8901 OR 01692046 OR 0169-2046 OR 00032670 OR 0003-2670 OR 00000000 OR 0000-0000 OR 15698432 OR 1569-8432 OR 00358711 OR 0035-8711 OR 02698463 OR 0269-8463 OR 09746773 OR 0974-6773 OR 10860266 OR 1086-0266 OR 09596526 OR 0959-6526 OR 00447447 OR 0044-7447 OR 01665162 OR 0166-5162 OR 17262135 OR 1726-2135 OR 22126864 OR 2212-6864 OR 09067590 OR 0906-7590 OR 03605442 OR 0360-5442 OR 00917613 OR 0091-7613 OR 03076970 OR 0307-6970 OR 00000000 OR 0000-0000 OR 0012821X OR 0012-821X OR 13648152 OR 1364-8152 OR 14629011 OR 1462-9011 OR 0022538X OR 0022-538X OR 00139351 OR 0013-9351 OR 20518153 OR 2051-8153 OR 00218790 OR 0021-8790 OR 08948755 OR 0894-8755 OR 00796611 OR 0079-6611)</text:p>
      <text:p text:style-name="P226">:4036건 → 상위 60개</text:p>
      <text:p text:style-name="P226"/>
      <text:p text:style-name="P226"><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text:p>
      <text:p text:style-name="P226">:<text:span text:style-name="T119">1240건</text:span></text:p>
      <text:p text:style-name="P226"/>
      <text:p text:style-name="P282"/>
      <text:p text:style-name="P283">2019 life <text:span text:style-name="T120">scopus_preprocess 완료</text:span></text:p>
      <text:p text:style-name="P283"/>
      <text:p text:style-name="P283">1월</text:p>
      <text:p text:style-name="P283">1.doi</text:p>
      <text:p text:style-name="P284">search_20200816_223901.txt</text:p>
      <text:p text:style-name="P284">videos_20200816_224447.txt +13</text:p>
      <text:p text:style-name="P283">2.redirection</text:p>
      <text:p text:style-name="P285">search_20200816_224613.txt</text:p>
      <text:p text:style-name="P285">videos_20200816_225237.txt +12</text:p>
      <text:p text:style-name="P285"/>
      <text:p text:style-name="P321">200818</text:p>
      <text:p text:style-name="P286">2019 comp 6월</text:p>
      <text:p text:style-name="P286">2.redirection</text:p>
      <text:p text:style-name="P288">search_20200818_124202.txt</text:p>
      <text:p text:style-name="P289">videos_20200818_125256.txt +2</text:p>
      <text:p text:style-name="P287"/>
      <text:p text:style-name="P288">2017 comp 6월</text:p>
      <text:p text:style-name="P288">2.redirection</text:p>
      <text:p text:style-name="P288">search_20200818_125458.txt</text:p>
      <text:p text:style-name="P289">videos_20200818_130503.txt +12</text:p>
      <text:p text:style-name="P281"/>
      <text:p text:style-name="P290">2019 life</text:p>
      <text:p text:style-name="P290">2월</text:p>
      <text:p text:style-name="P290">1.doi</text:p>
      <text:p text:style-name="P290">search_20200818_221835.txt</text:p>
      <text:p text:style-name="P290">videos_20200818_222435.txt +13</text:p>
      <text:p text:style-name="P290"><text:soft-page-break/>2.redirection</text:p>
      <text:p text:style-name="P290">search_20200818_222538.txt</text:p>
      <text:p text:style-name="P290">videos_20200818_223319.txt +20</text:p>
      <text:p text:style-name="P290"/>
      <text:p text:style-name="P322">200820</text:p>
      <text:p text:style-name="P291">3월</text:p>
      <text:p text:style-name="P291">1.doi</text:p>
      <text:p text:style-name="P293">search_20200820_214954.txt</text:p>
      <text:p text:style-name="P293">videos_20200820_215544.txt <text:span text:style-name="T121">+9</text:span></text:p>
      <text:p text:style-name="P291">2.redirection</text:p>
      <text:p text:style-name="P292">search_20200820_213320.txt</text:p>
      <text:p text:style-name="P293">videos_20200820_214716.txt +35</text:p>
      <text:p text:style-name="P291"/>
      <text:p text:style-name="P291">4월</text:p>
      <text:p text:style-name="P291">1.doi</text:p>
      <text:p text:style-name="P294">search_20200820_215756.txt</text:p>
      <text:p text:style-name="P294">videos_20200820_220348.txt +116 <text:span text:style-name="T122">(!)</text:span></text:p>
      <text:p text:style-name="P291">2.redirection</text:p>
      <text:p text:style-name="P295">search_20200820_220903.txt</text:p>
      <text:p text:style-name="P295">videos_20200820_222648.txt <text:span text:style-name="T123">+32</text:span></text:p>
      <text:p text:style-name="P295"/>
      <text:p text:style-name="P296">5월</text:p>
      <text:p text:style-name="P296">1.<text:span text:style-name="T124">doi</text:span></text:p>
      <text:p text:style-name="P298">search_20200822_134618.txt</text:p>
      <text:p text:style-name="P298">videos_20200822_135044.txt +19</text:p>
      <text:p text:style-name="P297">2.redirection</text:p>
      <text:p text:style-name="P299">search_20200822_135130.txt</text:p>
      <text:p text:style-name="P299">videos_20200822_135602.txt <text:span text:style-name="T125">+34</text:span></text:p>
      <text:p text:style-name="P297">6월</text:p>
      <text:p text:style-name="P297">1.doi</text:p>
      <text:p text:style-name="P300">search_20200822_135715.txt</text:p>
      <text:p text:style-name="P300">videos_20200822_140108.txt +13</text:p>
      <text:p text:style-name="P297">2.redirection</text:p>
      <text:p text:style-name="P301">search_20200822_140308.txt</text:p>
      <text:p text:style-name="P302">videos_20200822_140801.txt <text:span text:style-name="T126">+35</text:span></text:p>
      <text:p text:style-name="P295"/>
      <text:p text:style-name="P486">200824</text:p>
      <text:p text:style-name="P478">comp 2018, 2016, 2015도 모아볼까?</text:p>
      <text:p text:style-name="P478"/>
      <text:p text:style-name="P291">2018</text:p>
      <text:p text:style-name="P480"/>
      <table:table table:name="표2" table:style-name="표2">
        <table:table-column table:style-name="표2.A" table:number-columns-repeated="2"/>
        <table:table-column table:style-name="표2.C"/>
        <table:table-column table:style-name="표2.A"/>
        <table:table-column table:style-name="표2.E"/>
        <table:table-row>
          <table:table-cell table:style-name="표2.A1" office:value-type="string">
            <text:p text:style-name="P508">테마</text:p>
          </table:table-cell>
          <table:table-cell table:style-name="표2.A1" office:value-type="string">
            <text:p text:style-name="P508">Scopus subject area</text:p>
          </table:table-cell>
          <table:table-cell table:style-name="표2.A1" office:value-type="string">
            <text:p text:style-name="P509">필터</text:p>
          </table:table-cell>
          <table:table-cell table:style-name="표2.A1" office:value-type="string">
            <text:p text:style-name="P509">list</text:p>
          </table:table-cell>
          <table:table-cell table:style-name="표2.E1" office:value-type="string">
            <text:p text:style-name="P512">파일</text:p>
          </table:table-cell>
        </table:table-row>
        <table:table-row>
          <table:table-cell table:style-name="표2.A2" office:value-type="string">
            <text:p text:style-name="P508">Life<text:span text:style-name="T87">+Earth</text:span></text:p>
          </table:table-cell>
          <table:table-cell table:style-name="표2.A2" office:value-type="string">
            <text:p text:style-name="P447">Environmental + Earth and Planetary + Agricultural and Biological</text:p>
          </table:table-cell>
          <table:table-cell table:style-name="표2.A2" office:value-type="string">
            <text:p text:style-name="P510">Journals<text:span text:style-name="T101">+Conference Proceedings</text:span></text:p>
          </table:table-cell>
          <table:table-cell table:style-name="표2.A2" office:value-type="string">
            <text:p text:style-name="P511"/>
          </table:table-cell>
          <table:table-cell table:style-name="표2.E2" office:value-type="string">
            <text:p text:style-name="P509"/>
          </table:table-cell>
        </table:table-row>
        <table:table-row>
          <table:table-cell table:style-name="표2.A2" office:value-type="string">
            <text:p text:style-name="P509">Math &amp; Computer Science</text:p>
          </table:table-cell>
          <table:table-cell table:style-name="표2.A2" office:value-type="string">
            <text:p text:style-name="P503">Computer Science + Mathmatics</text:p>
          </table:table-cell>
          <table:table-cell table:style-name="표2.A2" office:value-type="string">
            <text:p text:style-name="P510">Journals<text:span text:style-name="T101">+Conference Proceedings</text:span></text:p>
          </table:table-cell>
          <table:table-cell table:style-name="표2.A2" office:value-type="string">
            <text:p text:style-name="P509">1000/<text:span text:style-name="T101">3427</text:span></text:p>
          </table:table-cell>
          <table:table-cell table:style-name="표2.E2" office:value-type="string">
            <text:p text:style-name="P509">source-results-math_cs-citescore-2017.xlsx</text:p>
          </table:table-cell>
        </table:table-row>
      </table:table>
      <text:p text:style-name="P480">소스5%→ 171건 → ISSN미존재 14건 →<text:span text:style-name="T127"> 157건</text:span></text:p>
      <text:p text:style-name="P291">문서 2195건. 반으로 나누자.</text:p>
      <text:p text:style-name="P487"/>
      <text:p text:style-name="P487"><text:span text:style-name="T110">SUBJAREA(MATH OR COMP) AND PUBDATETXT(January 2018) AND ISSN(10636919 OR 1063-6919 OR 15710645 OR 1571-0645 OR 17590876 OR 1759-0876 OR 15722740 OR 1572-2740 OR 01636804 OR 0163-6804 OR 01628828 OR 0162-8828 OR 1089778X OR 1089-778X OR 19358237 OR 1935-8237 OR 15487660 OR 1548-7660 OR 09205691 OR </text:span><text:soft-page-break/><text:span text:style-name="T110">0920-5691 OR 1551305X OR 1551-305X OR 15540669 OR 1554-0669 OR 15672190 OR 1567-2190 OR 10535888 OR 1053-5888 OR 02767783 OR 0276-7783 OR 10636706 OR 1063-6706 OR 03600300 OR 0360-0300 OR 15361284 OR 1536-1284 OR 17444292 OR 1744-4292 OR 07338716 OR 0733-8716 OR 00189219 OR 0018-9219 OR 23256818 OR 2325-6818 OR 15662535 OR 1566-2535 OR 18844049 OR 1884-4049 OR 19493053 OR 1949-3053 OR 2162237X OR 2162-237X OR 21695172 OR 2169-5172 OR 21682267 OR 2168-2267 OR 09624929 OR 0962-4929 OR 08908044 OR 0890-8044 OR 13674803 OR 1367-4803 OR 15513203 OR 1551-3203 OR 10836101 OR 1083-6101 OR 10946705 OR 1094-6705 OR 19324553 OR 1932-4553 OR 15740137 OR 1574-0137 OR 07342071 OR 0734-2071 OR 02783649 OR 0278-3649 OR 09242716 OR 0924-2716 OR 08936080 OR 0893-6080 OR 23274662 OR 2327-4662 OR 10967516 OR 1096-7516 OR 1556603X OR 1556-603X OR 03601315 OR 0360-1315 OR 10577149 OR 1057-7149 OR 15566013 OR 1556-6013 OR 07300301 OR 0730-0301 OR 01464833 OR 0146-4833 OR 13501917 OR 1350-1917 OR 01290657 OR 0129-0657 OR 2045824X OR 2045-824X OR 15361276 OR 1536-1276 OR 00200255 OR 0020-0255 OR 10459219 OR 1045-9219 OR 00361445 OR 0036-1445 OR 13618415 OR 1361-8415 OR 00832057 OR 0083-2057 OR 10939687 OR 1093-9687 OR 09574174 OR 0957-4174 OR 21687161 OR 2168-7161 OR 19493045 OR 1949-3045 OR 10414347 OR 1041-4347 OR 15523098 OR 1552-3098 OR 1053587X OR 1053-587X OR 02780062 OR 0278-0062 OR 09638687 OR 0963-8687 OR 15499618 OR 1549-9618 OR 14675463 OR 1467-5463 OR 23255870 OR 2325-5870 OR 02684012 OR 0268-4012)</text:span></text:p>
      <text:p text:style-name="P291"/>
      <text:p text:style-name="P487"><text:span text:style-name="T110">SUBJAREA(MATH OR COMP) AND PUBDATETXT(January 2018) AND ISSN(02692821 OR 0269-2821 OR 15513955 OR 1551-3955 OR 00985589 OR 0098-5589 OR 03787206 OR 0378-7206 OR 23268298 OR 2326-8298 OR 0960085X OR 0960-085X OR 0167739X OR 0167-739X OR 09507051 OR 0950-7051 OR 00313203 OR 0031-3203 OR 17452759 OR 1745-2759 OR 00189286 OR 0018-9286 OR 08940347 OR 0894-0347 OR 02705257 OR 0270-5257 OR 13648152 OR 1364-8152 OR 16720229 OR 1672-0229 OR 10834435 OR 1083-4435 OR 21686750 OR 2168-6750 OR 15564959 OR 1556-4959 OR 07378017 OR 0737-8017 OR 1049331X OR 1049-331X OR 0003486X OR 0003-486X OR 15249050 OR 1524-9050 OR 0968090X OR 0968-090X OR 01679236 OR 0167-9236 OR 21682194 OR 2168-2194 OR 19391374 OR 1939-1374 OR 22106502 OR 2210-6502 OR 22145796 OR 2214-5796 OR 03605442 OR 0360-5442 OR 15361233 OR 1536-1233 OR 00071102 OR 0007-1102 OR 00104655 OR 0010-4655 OR 15209210 OR 1520-9210 OR 21682216 OR 2168-2216 OR 10848045 OR 1084-8045 OR 1553734X OR 1553-734X OR 10668888 OR 1066-8888 OR 15324435 OR 1532-4435 OR 21508097 OR 2150-8097 OR 02683962 OR 0268-3962 OR 07475632 OR 0747-5632 OR 10692509 OR 1069-2509 OR 17262135 OR 1726-2135 OR 13697412 OR 1369-7412 OR 15708268 OR 1570-8268 OR 11343060 OR 1134-3060 OR 03742830 OR 0374-2830 OR 00457825 OR 0045-7825 OR 16625196 OR 1662-5196 OR 15455971 OR 1545-5971 OR 08883270 OR 0888-3270 OR 09505849 OR 0950-5849 OR 09591524 OR 0959-1524 OR 01651684 OR 0165-1684 OR 01663615 OR 0166-3615 OR 15700844 OR 1570-0844 OR 21576904 OR 2157-6904 OR 03772217 OR 0377-2217 OR 1991959X OR 1991-959X OR 10477047 OR 1047-7047 OR 15499596 OR 1549-9596 OR 15708705 OR 1570-8705 OR 09376429 OR 0937-6429 OR 10772626 OR 1077-2626 OR 00043702 OR 0004-3702 OR 10075704 OR 1007-5704 OR 00103640 OR 0010-3640 OR 13845810 OR 1384-5810 OR 20511310 OR 2051-1310 OR 08912017 OR 0891-2017 OR 03050548 OR 0305-0548 OR 17582946 OR 1758-2946 OR 0743166X OR 0743-166X OR 09659978 OR 0965-9978 OR 18669956 OR 1866-9956 OR 00010782 OR 0001-0782 OR 01787675 OR 0178-7675 OR 1531636X OR 1531-636X OR 00189340 OR 0018-9340 OR 00189545 OR 0018-9545 OR 03064379 OR 0306-4379 OR 17419174 OR 1741-9174 OR 00190578 OR 0019-0578 OR 1383469X OR 1383-469X OR 16174909 OR 1617-4909 OR 12302384 OR 1230-2384 OR 07370024 OR 0737-0024 OR 19328184 OR 1932-8184)</text:span></text:p>
      <text:p text:style-name="P291"/>
      <text:p text:style-name="P485"/>
      <text:p text:style-name="P485">소스: 2019 soc+hum 9322건 5%→ 466건 → 공백20건 → 446건</text:p>
      <text:p text:style-name="P485"/>
      <text:p text:style-name="P488"><text:span text:style-name="T110">SUBJAREA(ARTS </text:span>AND SOCI<text:span text:style-name="T110">) AND PUBDATETXT(January 201</text:span>9<text:span text:style-name="T110">) AND ISSN(</text:span>15460738 OR 1546-0738 OR 1758678X OR 1758-678X OR 01492195 OR 0149-2195 OR 00346543 OR 0034-6543 OR 10967516 OR 1096-7516 OR 09593780 OR 0959-3780 OR 17512395 OR 1751-2395 OR 22136657 OR 2213-6657 OR 02683962 OR 0268-3962 OR 10946705 OR 1094-6705 OR 03091325 OR 0309-1325 OR 00018392 OR 0001-8392 OR 02684012 OR 0268-4012 OR 00223514 OR 0022-3514 OR 17577780 OR 1757-7780 OR 03601315 OR 0360-1315 OR 22104224 OR 2210-4224 OR 02615177 OR 0261-5177 OR 00925853 OR 0092-5853 OR 1747938X OR 1747-938X OR 0740624X OR 0740-624X OR 03059006 OR 0305-9006 OR 17521378 OR 1752-1378 OR 00031224 OR 0003-1224 OR 09241868 OR 0924-1868 OR 01622889 OR 0162-2889 OR 0968090X OR 0968-090X OR 0960085X OR 0960-085X OR 07475632 OR 0747-5632 OR 02732297 OR 0273-2297 OR 18773435 OR 1877-3435 OR 22120416 OR 2212-0416 OR 00472875 OR 0047-2875 OR 09644563 OR 0964-4563 OR 01441647 OR 0144-1647 OR 10694730 OR 1069-4730 OR 00220663 OR 0022-0663 OR 00447447 OR 0044-7447 OR 00778923 OR 0077-8923 OR 00208183 OR 0020-8183 OR 08943796 OR 0894-3796 OR 10531858 OR 1053-1858 OR 02692821 OR 0269-2821 OR 01679236 OR 0167-9236 OR 14629011 OR 1462-9011 OR 09600035 OR 0960-0035 OR 10508406 OR 1050-8406 OR 10489843 OR 1048-9843 OR 01912615 OR 0191-2615 OR 22120947 OR 2212-0947 OR 0013189X OR 0013-189X OR 03064573 OR 0306-4573 OR 15248380 OR 1524-8380 OR 03601323 OR 0360-1323 OR 00111384 OR 0011-1384 OR 1369118X OR 1369-118X OR 10853278 OR 1085-3278 OR 10477047 OR 1047-7047 OR 10881980 OR 1088-1980 OR 00130095 OR 0013-0095 OR 02773791 OR 0277-3791 OR 00043702 OR 0004-3702 OR 00093920 OR 0009-3920 OR 09644733 OR 0964-4733 OR 01989715 OR 0198-9715 OR 10715819 OR 1071-5819 OR 17582946 OR 1758-2946 OR 00935301 OR 0093-5301 OR 00029602 OR 0002-9602 OR 10590161 OR 1059-0161 OR 14682702 OR 1468-2702 OR 00224537 OR 0022-4537 OR 10630732 OR 1063-0732 OR 00491241 OR 0049-1241 OR 21682291 OR 2168-2291 OR 14691930 OR 1469-1930 OR 23301635 OR 2330-1635 OR 00071013 OR 0007-1013 OR 17508592 OR 1750-8592 OR 10452354 OR 1045-2354 OR 13501763 OR 1350-1763 OR 03066150 OR 0306-6150 OR 07484518 OR 0748-4518 OR 14614448 OR 1461-4448 OR 00076503 OR 0007-6503 OR 10662243 OR 1066-2243 OR 00472484 OR 0047-2484 OR 00224871 OR 0022-4871 OR 15561623 OR 1556-1623 OR 17540739 OR 1754-0739 OR 15499596 OR 1549-9596 OR 13665545 OR 1366-5545 OR 13683500 OR 1368-3500 OR 21670811 OR 2167-0811 OR 01973975 OR 0197-3975 OR 10963480 OR 1096-3480 OR 00333352 OR 0033-3352 OR 00346535 OR 0034-6535 OR 22119124 OR 2211-9124 OR 09212973 OR 0921-2973 OR 03091333 OR 0309-1333 OR 01959255 OR 0195-9255 OR 00187267 OR 0018-7267 OR 00205850 OR 0020-5850 OR 17511577 OR 1751-1577 OR 00224308 OR 0022-4308 OR 00380407 OR 0038-0407 OR 1537260X OR 1537-260X OR 15353958 OR 1535-3958 OR 00018791 OR 0001-8791 OR 00246301 OR 0024-6301 OR 00438871 OR 0043-8871 OR 00104140 OR 0010-4140 OR 15604292 OR 1560-4292 OR 03054403 OR 0305-4403 OR 15733750 OR 1573-3750 OR 09594752 OR 0959-4752 OR 03057267 OR 0305-7267 OR 00664812 OR 0066-4812 OR 01426001 OR 0142-6001 OR 01979337 OR 0197-9337 OR 00144029 OR 0014-4029 OR 00343404 OR 0034-3404 OR 09257535 OR 0925-7535 OR 08944393 OR 0894-4393 OR 01402382 OR <text:soft-page-break/>0140-2382 OR 00030554 OR 0003-0554 OR 10964037 OR 1096-4037 OR 00100277 OR 0010-0277 OR 01674048 OR 0167-4048 OR 01623737 OR 0162-3737 OR 03069192 OR 0306-9192 OR 15561607 OR 1556-1607 OR 03091317 OR 0309-1317 OR 13619209 OR 1361-9209 OR 00411655 OR 0041-1655 OR 18735991 OR 1873-5991 OR 10402446 OR 1040-2446 OR 00028312 OR 0002-8312 OR 01436228 OR 0143-6228 OR 00936502 OR 0093-6502 OR 08927537 OR 0892-7537 OR 0162895X OR 0162-895X OR 17592879 OR 1759-2879 OR 01622439 OR 0162-2439 OR 02779536 OR 0277-9536 OR 18624065 OR 1862-4065 OR 00113204 OR 0011-3204 OR 00913367 OR 0091-3367 OR 00220027 OR 0022-0027 OR 00267902 OR 0026-7902 OR 10699384 OR 1069-9384 OR 09670106 OR 0967-0106 OR 09658564 OR 0965-8564 OR 10503293 OR 1050-3293 OR 0361476X OR 0361-476X OR 0142694X OR 0142-694X OR 10905138 OR 1090-5138 OR 23248378 OR 2324-8378 OR 10455736 OR 1045-5736 OR 00222194 OR 0022-2194 OR 01607383 OR 0160-7383 OR 00100285 OR 0010-0285 OR 03085147 OR 0308-5147 OR 09697764 OR 0969-7764 OR 09521895 OR 0952-1895 OR 00187208 OR 0018-7208 OR 01602896 OR 0160-2896 OR 13658816 OR 1365-8816 OR 01674544 OR 0167-4544 OR 00219916 OR 0021-9916 OR 00472352 OR 0047-2352 OR 00223433 OR 0022-3433 OR 13540688 OR 1354-0688 OR 00987921 OR 0098-7921 OR 1060586X OR 1060-586X OR 03616843 OR 0361-6843 OR 14719037 OR 1471-9037 OR 09337954 OR 0933-7954 OR 0269994X OR 0269-994X OR 1554351X OR 1554-351X OR 00121649 OR 0012-1649 OR 20438206 OR 2043-8206 OR 03044130 OR 0304-4130 OR 10548289 OR 1054-8289 OR 0749596X OR 0749-596X OR 09669582 OR 0966-9582 OR 07339496 OR 0733-9496 OR 07418825 OR 0741-8825 OR 24520748 OR 2452-0748 OR 10471987 OR 1047-1987 OR 00420980 OR 0042-0980 OR 00014575 OR 0001-4575 OR 00189448 OR 0018-9448 OR 10603743 OR 1060-3743 OR 10795014 OR 1079-5014 OR 13563467 OR 1356-3467 OR 0190292X OR 0190-292X OR 09692290 OR 0969-2290 OR 13546783 OR 1354-6783 OR 00202754 OR 0020-2754 OR 24694452 OR 2469-4452 OR 02642751 OR 0264-2751 OR 09644016 OR 0964-4016 OR 03603989 OR 0360-3989 OR 08854122 OR 0885-4122 OR 02768739 OR 0276-8739 OR 02648377 OR 0264-8377 OR 17439884 OR 1743-9884 OR 15213269 OR 1521-3269 OR 14730952 OR 1473-0952 OR 13608746 OR 1360-8746 OR 21622671 OR 2162-2671 OR 22120955 OR 2212-0955 OR 00040002 OR 0004-0002 OR 00071234 OR 0007-1234 OR 15386473 OR 1538-6473 OR 15263800 OR 1526-3800 OR 00224499 OR 0022-4499 OR 01944363 OR 0194-4363 OR 01477307 OR 0147-7307 OR 03080110 OR 0308-0110 OR 10584609 OR 1058-4609 OR 00340553 OR 0034-0553 OR 17485983 OR 1748-5983 OR 10705511 OR 1070-5511 OR 22106707 OR 2210-6707 OR 00440094 OR 0044-0094 OR 00940496 OR 0094-0496 OR 00027162 OR 0002-7162 OR 0969594X OR 0969-594X OR 10596011 OR 1059-6011 OR 19391382 OR 1939-1382 OR 14717727 OR 1471-7727 OR 02680939 OR 0268-0939 OR 00222445 OR 0022-2445 OR 09666923 OR 0966-6923 OR 09601627 OR 0960-1627 OR 19313896 OR 1931-3896 OR 0093934X OR 0093-934X OR 00070955 OR 0007-0955 OR 21522715 OR 2152-2715 OR 22384782 OR 2238-4782 OR 13540661 OR 1354-0661 OR 13899341 OR 1389-9341 OR 08912432 OR 0891-2432 OR 13846175 OR 1384-6175 OR 13538292 OR 1353-8292 OR 21579288 OR 2157-9288 OR 00273171 OR 0027-3171 OR 00333298 OR 0033-3298 OR 14687941 OR 1468-7941 OR 09582029 OR 0958-2029 OR 03788733 OR 0378-8733 OR 03613682 OR 0361-3682 OR 03009483 OR 0300-9483 OR 22114645 OR 2211-4645 OR 10725369 OR 1072-5369 OR 13621688 OR 1362-1688 OR 17450101 OR 1745-0101 OR 03014207 OR 0301-4207 OR 00380385 OR 0038-0385 OR 17568757 OR 1756-8757 OR 0967070X OR 0967-070X OR 00036870 OR 0003-6870 OR 19317913 OR 1931-7913 OR 08912017 OR 0891-2017 OR 11763647 OR 1176-3647 OR 02667215 OR 0266-7215 OR 00147370 OR 0014-7370 OR 00167398 OR 0016-7398 OR 00057916 OR 0005-7916 OR 15586898 OR 1558-6898 OR 15448444 OR 1544-8444 OR 09636625 OR 0963-6625 OR 14751461 OR 1475-1461 OR 09205489 OR 0920-5489 OR 02116820 OR 0211-6820 OR 09730826 OR 0973-0826 OR 21924376 OR 2192-4376 OR 00163287 OR 0016-3287 OR 21520828 OR 2152-0828 OR 03063127 OR 0306-3127 OR 00494488 OR 0049-4488 OR 19650175 OR 1965-0175 OR 23339683 OR 2333-9683 OR 13657305 OR 1365-7305 OR 1357034X OR 1357-034X OR 09529136 OR 0952-9136 OR 11343478 OR 1134-3478 OR 08852006 OR 0885-2006 OR 09562478 OR 0956-2478 OR 10601538 OR 1060-1538 OR 00167185 OR 0016-7185 OR 00189359 OR 0018-9359 OR 15553434 OR 1555-3434 OR 07430167 OR 0743-0167 OR 03088839 OR 0308-8839 OR 23290382 OR 2329-0382 OR 00070998 OR 0007-0998 OR 14744740 OR 1474-4740 OR 10169040 OR 1016-9040 OR 18764517 OR 1876-4517 OR 02787393 OR 0278-7393 OR 00221031 OR 0022-1031 OR 02678179 OR 0267-8179 OR 20501579 OR 2050-1579 OR 00294624 OR 0029-4624 OR 00368326 OR 0036-8326 OR 17470919 OR 1747-0919 OR 00377791 OR 0037-7791 OR 00811750 OR 0081-1750 OR 13573322 OR 1357-3322 OR 03075079 OR 0307-5079 OR 13249347 OR 1324-9347 OR 14703629 OR 1470-3629 OR 09588221 OR 0958-8221 OR 10226877 OR 1022-6877 OR 09596836 OR 0959-6836 OR 09696997 OR 0969-6997 OR 00219886 OR 0021-9886 OR 01655515 OR 0165-5515 OR 09641998 OR 0964-1998 OR 10943501 OR 1094-3501 OR 0308597X OR 0308-597X OR 18688527 OR 1868-8527 OR 09680802 OR 0968-0802 OR 23249935 OR 2324-9935 OR 02573032 OR 0257-3032 OR 15839583 OR 1583-9583 OR 0096140X OR 0096-140X OR 00029483 OR 0002-9483 OR 15710882 OR 1571-0882 OR 08867356 OR 0886-7356 OR 17422876 OR 1742-2876 OR 15573060 OR 1557-3060 OR 02637758 OR 0263-7758 OR 09632719 OR 0963-2719 OR 18891861 OR 1889-1861 OR 17498198 OR 1749-8198 OR 14702266 OR 1470-2266 OR 13684302 OR 1368-4302 OR 08406529 OR 0840-6529 OR 00181560 OR 0018-1560 OR 15568318 OR 1556-8318 OR 14325012 OR 1432-5012 OR 10508392 OR 1050-8392 OR 00224405 OR 0022-4405 OR 10283153 OR 1028-3153 OR 00238333 OR 0023-8333 OR 00323217 OR 0032-3217 OR 15317714 OR 1531-7714 OR 08351813 OR 0835-1813 OR 01389130 OR 0138-9130 OR 00377732 OR 0037-7732 OR 00380199 OR 0038-0199 OR 00389765 OR 0038-9765 OR 07418329 OR 0741-8329 OR 02699931 OR 0269-9931 OR 00703370 OR 0070-3370 OR 22120122 OR 2212-0122 OR 13515993 OR 1351-5993 OR 13864564 OR 1386-4564 OR 10992340 OR 1099-2340 OR 14710358 OR 1471-0358 OR 02664909 OR 0266-4909 OR 00961523 OR 0096-1523 OR 10505350 OR 1050-5350 OR 19371888 OR 1937-1888 OR 00472891 OR 0047-2891 OR 01909320 OR 0190-9320 OR 22105395 OR 2210-5395 OR 14761270 OR 1476-1270 OR 0742051X OR 0742-051X OR 15412040 OR 1541-2040 OR 00019909 OR 0001-9909 OR 02750740 OR 0275-0740 OR 02782626 OR 0278-2626 OR 07370008 OR 0737-0008 OR 17521505 OR 1752-1505 OR 17508487 OR 1750-8487 OR 13510347 OR 1351-0347 OR 13684310 OR 1368-4310 OR 2161783X OR 2161-783X OR 00204277 OR 0020-4277 OR 02650487 OR 0265-0487 OR 20950055 OR 2095-0055 OR 19401612 OR 1940-1612 OR 07900627 OR 0790-0627 OR 1369183X OR 1369-183X OR 15388220 OR 1538-8220 OR 18412394 OR 1841-2394 OR 16624025 OR 1662-4025 OR 03400727 OR 0340-0727 OR 0033362X OR 0033-362X OR 18415261 OR 1841-5261 OR 15597431 OR 1559-7431 OR 0734371X OR 0734-371X OR 00398322 OR 0039-8322 OR 10838155 OR 1083-8155 OR 00040894 OR 0004-0894 OR 10253866 OR 1025-3866 OR 02610183 OR 0261-0183 OR 14713012 OR 1471-3012 OR 0308518X OR 0308-518X OR 09638180 OR 0963-8180 OR 20575637 OR 2057-5637 OR 09654313 OR 0965-4313 OR 14651165 OR 1465-1165 OR 13645579 OR 1364-5579 OR 10967494 OR 1096-7494 OR 10126902 OR 1012-6902 OR 14923831 OR 1492-3831 OR 00208833 OR 0020-8833 OR 08837252 OR 0883-7252 OR 03043878 OR 0304-3878 OR 1753318X OR 1753-318X OR 09638016 OR 0963-8016 OR 08997667 OR 0899-7667 OR 08992363 OR 0899-2363 OR 07419325 OR 0741-9325 OR 02602105 OR 0260-2105 OR 0091732X OR 0091-732X OR 25784218 OR 2578-4218 OR 10888438 OR 1088-8438 OR 00380261 OR 0038-0261 OR 03085961 OR 0308-5961 OR 07308884 OR 0730-8884 OR 09500170 OR 0950-0170 OR 0044118X OR 0044-118X OR 01674943 OR 0167-4943 OR 10999809 OR 1099-9809 OR 09595236 OR 0959-5236 OR 00140139 OR 0014-0139 OR 09262644 OR 0926-2644 OR 19440391 OR 1944-0391 OR 02784254 OR 0278-4254 OR 00224146 OR <text:soft-page-break/>0022-4146 OR 00941190 OR 0094-1190 OR 14648849 OR 1464-8849 OR 15386341 OR 1538-6341 OR 09626298 OR 0962-6298 OR 01676393 OR 0167-6393 OR 02722631 OR 0272-2631 OR 13624806 OR 1362-4806 OR 14616688 OR 1461-6688)</text:p>
      <text:p text:style-name="P484">→<text:span text:style-name="T129"> 문서 436건 (적네?)</text:span></text:p>
      <text:p text:style-name="P484"/>
      <text:p text:style-name="P4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NexusSan" svg:font-family="NexusSan, Arial, Georgia, sans-serif, serif"/>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8-24T15:17:18.089072319</dc:date>
    <meta:editing-duration>P3DT14H16S</meta:editing-duration>
    <meta:editing-cycles>318</meta:editing-cycles>
    <meta:generator>LibreOffice/5.1.6.2$Linux_X86_64 LibreOffice_project/10m0$Build-2</meta:generator>
    <meta:document-statistic meta:table-count="4" meta:image-count="0" meta:object-count="0" meta:page-count="36" meta:paragraph-count="1154" meta:word-count="21764" meta:character-count="86614" meta:non-whitespace-character-count="73867"/>
  </office:meta>
</office:document-meta>
</file>